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8000000EE888D9CBE0A690458.png" manifest:media-type="image/png"/>
  <manifest:file-entry manifest:full-path="Pictures/100000000000033B000000C8C00068241317402B.png" manifest:media-type="image/png"/>
  <manifest:file-entry manifest:full-path="Pictures/1000020100000364000000C90FA848E0EB87FDF5.png" manifest:media-type="image/png"/>
  <manifest:file-entry manifest:full-path="Pictures/10000201000002770000013A8BA35BAD8E96292D.png" manifest:media-type="image/png"/>
  <manifest:file-entry manifest:full-path="Pictures/100002010000027B00000138E352BDEDF993C190.png" manifest:media-type="image/png"/>
  <manifest:file-entry manifest:full-path="Pictures/10000201000002780000013BE48D68B62861616B.png" manifest:media-type="image/png"/>
  <manifest:file-entry manifest:full-path="Pictures/1000020100000270000001339CBF9316A4EDD6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1" svg:font-family="monospace"/>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7.153cm"/>
    </style:style>
    <style:style style:name="Table1.B" style:family="table-column">
      <style:table-column-properties style:column-width="9.848cm"/>
    </style:style>
    <style:style style:name="Table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6"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2" style:family="table">
      <style:table-properties style:width="17cm" table:align="left"/>
    </style:style>
    <style:style style:name="Table2.A" style:family="table-column">
      <style:table-column-properties style:column-width="5.512cm"/>
    </style:style>
    <style:style style:name="Table2.B" style:family="table-column">
      <style:table-column-properties style:column-width="11.488cm"/>
    </style:style>
    <style:style style:name="Table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2.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2.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2.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6"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style style:name="P2" style:family="paragraph" style:parent-style-name="Standard">
      <style:paragraph-properties fo:text-align="center" style:justify-single-word="false"/>
      <style:text-properties officeooo:rsid="0001cab0" officeooo:paragraph-rsid="0001cab0"/>
    </style:style>
    <style:style style:name="P3" style:family="paragraph" style:parent-style-name="Standard">
      <style:paragraph-properties fo:text-align="start" style:justify-single-word="false"/>
      <style:text-properties officeooo:rsid="0001cab0" officeooo:paragraph-rsid="0001cab0"/>
    </style:style>
    <style:style style:name="P4" style:family="paragraph" style:parent-style-name="Standard">
      <style:paragraph-properties fo:text-align="start" style:justify-single-word="false"/>
      <style:text-properties officeooo:rsid="0002acd0" officeooo:paragraph-rsid="0002acd0"/>
    </style:style>
    <style:style style:name="P5" style:family="paragraph" style:parent-style-name="Standard">
      <style:paragraph-properties fo:text-align="start" style:justify-single-word="false"/>
      <style:text-properties officeooo:rsid="00037414" officeooo:paragraph-rsid="00037414"/>
    </style:style>
    <style:style style:name="P6" style:family="paragraph" style:parent-style-name="Standard">
      <style:paragraph-properties fo:text-align="start" style:justify-single-word="false"/>
      <style:text-properties officeooo:rsid="00054265" officeooo:paragraph-rsid="000750e7"/>
    </style:style>
    <style:style style:name="P7" style:family="paragraph" style:parent-style-name="Standard">
      <style:paragraph-properties fo:text-align="start" style:justify-single-word="false"/>
      <style:text-properties officeooo:rsid="0006827c" officeooo:paragraph-rsid="000750e7"/>
    </style:style>
    <style:style style:name="P8" style:family="paragraph" style:parent-style-name="Standard">
      <style:paragraph-properties fo:text-align="start" style:justify-single-word="false"/>
      <style:text-properties fo:color="#72bf44" officeooo:rsid="00054265" officeooo:paragraph-rsid="000750e7"/>
    </style:style>
    <style:style style:name="P9" style:family="paragraph" style:parent-style-name="Standard">
      <style:paragraph-properties fo:text-align="start" style:justify-single-word="false"/>
      <style:text-properties fo:color="#72bf44" officeooo:rsid="0006ce85" officeooo:paragraph-rsid="0006ce85"/>
    </style:style>
    <style:style style:name="P10" style:family="paragraph" style:parent-style-name="Standard">
      <style:paragraph-properties fo:text-align="start" style:justify-single-word="false"/>
      <style:text-properties fo:color="#72bf44" officeooo:rsid="0006827c" officeooo:paragraph-rsid="0006827c"/>
    </style:style>
    <style:style style:name="P11" style:family="paragraph" style:parent-style-name="Standard">
      <style:paragraph-properties fo:text-align="start" style:justify-single-word="false"/>
      <style:text-properties fo:color="#72bf44" officeooo:rsid="000c7974" officeooo:paragraph-rsid="000c7974"/>
    </style:style>
    <style:style style:name="P12" style:family="paragraph" style:parent-style-name="Standard">
      <style:paragraph-properties fo:text-align="start" style:justify-single-word="false"/>
      <style:text-properties fo:color="#72bf44" officeooo:rsid="000efe7c" officeooo:paragraph-rsid="001483f4"/>
    </style:style>
    <style:style style:name="P13" style:family="paragraph" style:parent-style-name="Standard">
      <style:text-properties fo:color="#72bf44" officeooo:rsid="003e750b" officeooo:paragraph-rsid="003e750b"/>
    </style:style>
    <style:style style:name="P14" style:family="paragraph" style:parent-style-name="Standard">
      <style:text-properties fo:color="#72bf44" officeooo:rsid="003e9dd7" officeooo:paragraph-rsid="003e9dd7"/>
    </style:style>
    <style:style style:name="P15" style:family="paragraph" style:parent-style-name="Standard">
      <style:text-properties fo:color="#72bf44" officeooo:rsid="003e9dd7" officeooo:paragraph-rsid="003ff066"/>
    </style:style>
    <style:style style:name="P16" style:family="paragraph" style:parent-style-name="Standard">
      <style:text-properties fo:color="#72bf44" officeooo:rsid="004b35da" officeooo:paragraph-rsid="004d0fa5"/>
    </style:style>
    <style:style style:name="P17" style:family="paragraph" style:parent-style-name="Standard">
      <style:text-properties fo:color="#72bf44" officeooo:rsid="004d9d24" officeooo:paragraph-rsid="00575e44"/>
    </style:style>
    <style:style style:name="P18" style:family="paragraph" style:parent-style-name="Standard">
      <style:paragraph-properties fo:text-align="start" style:justify-single-word="false"/>
      <style:text-properties officeooo:rsid="0006ce85" officeooo:paragraph-rsid="0006ce85"/>
    </style:style>
    <style:style style:name="P19" style:family="paragraph" style:parent-style-name="Standard">
      <style:paragraph-properties fo:text-align="start" style:justify-single-word="false"/>
      <style:text-properties officeooo:rsid="000750f2" officeooo:paragraph-rsid="000750f2"/>
    </style:style>
    <style:style style:name="P20" style:family="paragraph" style:parent-style-name="Standard">
      <style:paragraph-properties fo:text-align="start" style:justify-single-word="false"/>
      <style:text-properties fo:color="#00aaad" officeooo:rsid="000750f2" officeooo:paragraph-rsid="000750f2"/>
    </style:style>
    <style:style style:name="P21" style:family="paragraph" style:parent-style-name="Standard">
      <style:paragraph-properties fo:text-align="start" style:justify-single-word="false"/>
      <style:text-properties fo:color="#00aaad" officeooo:rsid="000750f2" officeooo:paragraph-rsid="00081bfa"/>
    </style:style>
    <style:style style:name="P22" style:family="paragraph" style:parent-style-name="Standard">
      <style:paragraph-properties fo:text-align="start" style:justify-single-word="false"/>
      <style:text-properties officeooo:rsid="00081bfa" officeooo:paragraph-rsid="00081bfa"/>
    </style:style>
    <style:style style:name="P23" style:family="paragraph" style:parent-style-name="Standard">
      <style:paragraph-properties fo:text-align="start" style:justify-single-word="false"/>
      <style:text-properties fo:color="#000000" officeooo:rsid="0009c76f" officeooo:paragraph-rsid="0009c76f"/>
    </style:style>
    <style:style style:name="P24" style:family="paragraph" style:parent-style-name="Standard">
      <style:text-properties fo:color="#000000" style:font-name="Monospace" fo:font-size="10pt" officeooo:rsid="00b34abb" officeooo:paragraph-rsid="00b5d848" fo:background-color="transparent" style:font-size-asian="10pt"/>
    </style:style>
    <style:style style:name="P25" style:family="paragraph" style:parent-style-name="Standard">
      <style:text-properties fo:color="#000000" style:font-name="Monospace" fo:font-size="10pt" officeooo:rsid="00b34abb" officeooo:paragraph-rsid="00b619a9" fo:background-color="transparent" style:font-size-asian="10pt"/>
    </style:style>
    <style:style style:name="P26" style:family="paragraph" style:parent-style-name="Standard">
      <style:paragraph-properties fo:text-align="start" style:justify-single-word="false"/>
      <style:text-properties officeooo:rsid="0009c76f" officeooo:paragraph-rsid="0009c76f"/>
    </style:style>
    <style:style style:name="P27" style:family="paragraph" style:parent-style-name="Standard">
      <style:paragraph-properties fo:text-align="start" style:justify-single-word="false"/>
      <style:text-properties officeooo:rsid="000c7974" officeooo:paragraph-rsid="000c7974"/>
    </style:style>
    <style:style style:name="P28" style:family="paragraph" style:parent-style-name="Standard">
      <style:paragraph-properties fo:text-align="start" style:justify-single-word="false"/>
      <style:text-properties officeooo:rsid="000efe7c" officeooo:paragraph-rsid="000efe7c"/>
    </style:style>
    <style:style style:name="P29" style:family="paragraph" style:parent-style-name="Standard">
      <style:paragraph-properties fo:text-align="start" style:justify-single-word="false"/>
      <style:text-properties officeooo:rsid="000efe7c" officeooo:paragraph-rsid="001483f4"/>
    </style:style>
    <style:style style:name="P30" style:family="paragraph" style:parent-style-name="Standard">
      <style:paragraph-properties fo:text-align="start" style:justify-single-word="false"/>
      <style:text-properties fo:font-weight="bold" officeooo:rsid="001653e0" officeooo:paragraph-rsid="001653e0" style:font-weight-asian="bold" style:font-weight-complex="bold"/>
    </style:style>
    <style:style style:name="P31" style:family="paragraph" style:parent-style-name="Standard">
      <style:paragraph-properties fo:text-align="start" style:justify-single-word="false"/>
      <style:text-properties fo:font-weight="bold" officeooo:rsid="00171c11" officeooo:paragraph-rsid="00171c11" style:font-weight-asian="bold" style:font-weight-complex="bold"/>
    </style:style>
    <style:style style:name="P32" style:family="paragraph" style:parent-style-name="Standard">
      <style:paragraph-properties fo:text-align="start" style:justify-single-word="false"/>
      <style:text-properties fo:font-weight="bold" officeooo:rsid="00171c11" officeooo:paragraph-rsid="001ed76c" style:font-weight-asian="bold" style:font-weight-complex="bold"/>
    </style:style>
    <style:style style:name="P33" style:family="paragraph" style:parent-style-name="Standard">
      <style:text-properties fo:font-weight="bold" officeooo:rsid="001ed76c" officeooo:paragraph-rsid="001ed76c" style:font-weight-asian="bold" style:font-weight-complex="bold"/>
    </style:style>
    <style:style style:name="P34" style:family="paragraph" style:parent-style-name="Standard">
      <style:text-properties fo:font-weight="bold" officeooo:rsid="004a8588" officeooo:paragraph-rsid="004a8588" style:font-weight-asian="bold" style:font-weight-complex="bold"/>
    </style:style>
    <style:style style:name="P35" style:family="paragraph" style:parent-style-name="Standard">
      <style:text-properties fo:font-weight="bold" officeooo:rsid="0065d677" officeooo:paragraph-rsid="0065d677" style:font-weight-asian="bold" style:font-weight-complex="bold"/>
    </style:style>
    <style:style style:name="P36" style:family="paragraph" style:parent-style-name="Standard">
      <style:paragraph-properties fo:text-align="start" style:justify-single-word="false"/>
      <style:text-properties style:text-underline-style="none" fo:font-weight="bold" officeooo:rsid="00107613" officeooo:paragraph-rsid="00107613" style:font-weight-asian="bold" style:font-weight-complex="bold"/>
    </style:style>
    <style:style style:name="P37" style:family="paragraph" style:parent-style-name="Standard">
      <style:paragraph-properties fo:text-align="start" style:justify-single-word="false"/>
      <style:text-properties officeooo:rsid="001483f4" officeooo:paragraph-rsid="001483f4"/>
    </style:style>
    <style:style style:name="P38" style:family="paragraph" style:parent-style-name="Standard">
      <style:paragraph-properties fo:text-align="start" style:justify-single-word="false"/>
      <style:text-properties officeooo:rsid="001653e0" officeooo:paragraph-rsid="001653e0"/>
    </style:style>
    <style:style style:name="P39" style:family="paragraph" style:parent-style-name="Standard">
      <style:paragraph-properties fo:text-align="start" style:justify-single-word="false"/>
      <style:text-properties officeooo:rsid="00171c11" officeooo:paragraph-rsid="00171c11"/>
    </style:style>
    <style:style style:name="P40" style:family="paragraph" style:parent-style-name="Standard">
      <style:paragraph-properties fo:text-align="start" style:justify-single-word="false"/>
      <style:text-properties officeooo:rsid="00171c11" officeooo:paragraph-rsid="001ed76c"/>
    </style:style>
    <style:style style:name="P41" style:family="paragraph" style:parent-style-name="Standard">
      <style:text-properties officeooo:rsid="001dbffb" officeooo:paragraph-rsid="001dbffb"/>
    </style:style>
    <style:style style:name="P42" style:family="paragraph" style:parent-style-name="Standard">
      <style:paragraph-properties fo:text-align="start" style:justify-single-word="false"/>
      <style:text-properties officeooo:rsid="00209b63" officeooo:paragraph-rsid="00209b63"/>
    </style:style>
    <style:style style:name="P43" style:family="paragraph" style:parent-style-name="Standard">
      <style:paragraph-properties fo:text-align="start" style:justify-single-word="false"/>
      <style:text-properties officeooo:rsid="0021ac77" officeooo:paragraph-rsid="0021ac77"/>
    </style:style>
    <style:style style:name="P44" style:family="paragraph" style:parent-style-name="Standard">
      <style:paragraph-properties fo:text-align="start" style:justify-single-word="false"/>
      <style:text-properties officeooo:rsid="0021f8e7" officeooo:paragraph-rsid="0021f8e7"/>
    </style:style>
    <style:style style:name="P45" style:family="paragraph" style:parent-style-name="Standard">
      <style:paragraph-properties fo:text-align="start" style:justify-single-word="false"/>
      <style:text-properties officeooo:rsid="00221f20" officeooo:paragraph-rsid="00221f20"/>
    </style:style>
    <style:style style:name="P46" style:family="paragraph" style:parent-style-name="Standard">
      <style:paragraph-properties fo:text-align="start" style:justify-single-word="false"/>
      <style:text-properties officeooo:rsid="0022604d" officeooo:paragraph-rsid="0022604d"/>
    </style:style>
    <style:style style:name="P47" style:family="paragraph" style:parent-style-name="Standard">
      <style:text-properties style:use-window-font-color="true" officeooo:rsid="002ec1f0" officeooo:paragraph-rsid="002fc478" fo:background-color="transparent"/>
    </style:style>
    <style:style style:name="P48" style:family="paragraph" style:parent-style-name="Standard">
      <style:text-properties style:use-window-font-color="true" officeooo:rsid="002ec1f0" officeooo:paragraph-rsid="0031d531" fo:background-color="transparent"/>
    </style:style>
    <style:style style:name="P49" style:family="paragraph" style:parent-style-name="Standard">
      <style:text-properties style:use-window-font-color="true" officeooo:rsid="004b35da" officeooo:paragraph-rsid="004b35da"/>
    </style:style>
    <style:style style:name="P50" style:family="paragraph" style:parent-style-name="Standard">
      <style:text-properties style:use-window-font-color="true" officeooo:rsid="004b35da" officeooo:paragraph-rsid="00575e44"/>
    </style:style>
    <style:style style:name="P51" style:family="paragraph" style:parent-style-name="Standard">
      <style:text-properties style:use-window-font-color="true" officeooo:rsid="004e0f68" officeooo:paragraph-rsid="004e0f68"/>
    </style:style>
    <style:style style:name="P52" style:family="paragraph" style:parent-style-name="Standard">
      <style:text-properties style:use-window-font-color="true" officeooo:rsid="003ff066" officeooo:paragraph-rsid="003e9dd7"/>
    </style:style>
    <style:style style:name="P53" style:family="paragraph" style:parent-style-name="Standard">
      <style:text-properties style:use-window-font-color="true" officeooo:rsid="003ff066" officeooo:paragraph-rsid="003ff066"/>
    </style:style>
    <style:style style:name="P54" style:family="paragraph" style:parent-style-name="Standard">
      <style:text-properties style:use-window-font-color="true" officeooo:rsid="00408e73" officeooo:paragraph-rsid="003ff066"/>
    </style:style>
    <style:style style:name="P55" style:family="paragraph" style:parent-style-name="Standard">
      <style:text-properties style:use-window-font-color="true" officeooo:rsid="00408e73" officeooo:paragraph-rsid="00408e73"/>
    </style:style>
    <style:style style:name="P56" style:family="paragraph" style:parent-style-name="Standard">
      <style:text-properties style:use-window-font-color="true" officeooo:rsid="0092a2c0" officeooo:paragraph-rsid="00a15330"/>
    </style:style>
    <style:style style:name="P57" style:family="paragraph" style:parent-style-name="Standard">
      <style:text-properties style:use-window-font-color="true" officeooo:rsid="0092a2c0" officeooo:paragraph-rsid="00a5b9e3"/>
    </style:style>
    <style:style style:name="P58" style:family="paragraph" style:parent-style-name="Standard">
      <style:text-properties style:use-window-font-color="true" officeooo:rsid="0092a2c0" officeooo:paragraph-rsid="00ab97ee"/>
    </style:style>
    <style:style style:name="P59" style:family="paragraph" style:parent-style-name="Standard">
      <style:text-properties style:use-window-font-color="true" officeooo:rsid="0092a2c0" officeooo:paragraph-rsid="00adfbca"/>
    </style:style>
    <style:style style:name="P60" style:family="paragraph" style:parent-style-name="Standard">
      <style:text-properties style:use-window-font-color="true" officeooo:rsid="0092a2c0" officeooo:paragraph-rsid="00aed364"/>
    </style:style>
    <style:style style:name="P61" style:family="paragraph" style:parent-style-name="Standard">
      <style:text-properties style:use-window-font-color="true" officeooo:rsid="00abb4ae" officeooo:paragraph-rsid="00ab97ee"/>
    </style:style>
    <style:style style:name="P62" style:family="paragraph" style:parent-style-name="Standard">
      <style:text-properties style:use-window-font-color="true" officeooo:rsid="00abb4ae" officeooo:paragraph-rsid="00abb4ae"/>
    </style:style>
    <style:style style:name="P63" style:family="paragraph" style:parent-style-name="Standard">
      <style:text-properties style:use-window-font-color="true" officeooo:rsid="00abb4ae" officeooo:paragraph-rsid="00adb6bc"/>
    </style:style>
    <style:style style:name="P64" style:family="paragraph" style:parent-style-name="Standard">
      <style:text-properties style:use-window-font-color="true" officeooo:rsid="00abb4ae" officeooo:paragraph-rsid="00adfbca"/>
    </style:style>
    <style:style style:name="P65" style:family="paragraph" style:parent-style-name="Standard">
      <style:text-properties style:use-window-font-color="true" officeooo:rsid="00b2a1ca" officeooo:paragraph-rsid="00b2a1ca"/>
    </style:style>
    <style:style style:name="P66" style:family="paragraph" style:parent-style-name="Standard">
      <style:text-properties style:use-window-font-color="true" officeooo:rsid="00adb6bc" officeooo:paragraph-rsid="00adfbca"/>
    </style:style>
    <style:style style:name="P67" style:family="paragraph" style:parent-style-name="Standard">
      <style:text-properties officeooo:paragraph-rsid="00372b1f"/>
    </style:style>
    <style:style style:name="P68" style:family="paragraph" style:parent-style-name="Standard">
      <style:text-properties officeooo:paragraph-rsid="0039423f"/>
    </style:style>
    <style:style style:name="P69" style:family="paragraph" style:parent-style-name="Standard">
      <style:text-properties officeooo:paragraph-rsid="003ae945"/>
    </style:style>
    <style:style style:name="P70" style:family="paragraph" style:parent-style-name="Standard">
      <style:text-properties officeooo:rsid="003ae945" officeooo:paragraph-rsid="003ae945"/>
    </style:style>
    <style:style style:name="P71" style:family="paragraph" style:parent-style-name="Standard">
      <style:text-properties officeooo:rsid="003c8ec3" officeooo:paragraph-rsid="003c8ec3"/>
    </style:style>
    <style:style style:name="P72" style:family="paragraph" style:parent-style-name="Standard">
      <style:text-properties officeooo:rsid="003e750b" officeooo:paragraph-rsid="003e750b"/>
    </style:style>
    <style:style style:name="P73" style:family="paragraph" style:parent-style-name="Standard">
      <style:paragraph-properties fo:text-align="start" style:justify-single-word="false"/>
      <style:text-properties officeooo:rsid="00450ed3" officeooo:paragraph-rsid="00450ed3"/>
    </style:style>
    <style:style style:name="P74" style:family="paragraph" style:parent-style-name="Standard">
      <style:paragraph-properties fo:text-align="start" style:justify-single-word="false"/>
      <style:text-properties officeooo:rsid="00458234" officeooo:paragraph-rsid="00458234"/>
    </style:style>
    <style:style style:name="P75" style:family="paragraph" style:parent-style-name="Standard">
      <style:paragraph-properties fo:text-align="start" style:justify-single-word="false"/>
      <style:text-properties officeooo:rsid="00458234" officeooo:paragraph-rsid="0050f183"/>
    </style:style>
    <style:style style:name="P76" style:family="paragraph" style:parent-style-name="Standard">
      <style:text-properties officeooo:rsid="004938fa" officeooo:paragraph-rsid="004938fa"/>
    </style:style>
    <style:style style:name="P77" style:family="paragraph" style:parent-style-name="Standard">
      <style:text-properties officeooo:rsid="004a8588" officeooo:paragraph-rsid="004a8588"/>
    </style:style>
    <style:style style:name="P78" style:family="paragraph" style:parent-style-name="Standard">
      <style:text-properties officeooo:rsid="0050f183" officeooo:paragraph-rsid="0050f183"/>
    </style:style>
    <style:style style:name="P79" style:family="paragraph" style:parent-style-name="Standard">
      <style:text-properties officeooo:rsid="0061f40c" officeooo:paragraph-rsid="0061f40c"/>
    </style:style>
    <style:style style:name="P80" style:family="paragraph" style:parent-style-name="Standard">
      <style:text-properties officeooo:rsid="0039423f" officeooo:paragraph-rsid="0039423f"/>
    </style:style>
    <style:style style:name="P81" style:family="paragraph" style:parent-style-name="Standard">
      <style:text-properties officeooo:paragraph-rsid="0061f40c"/>
    </style:style>
    <style:style style:name="P82" style:family="paragraph" style:parent-style-name="Standard">
      <style:text-properties officeooo:rsid="0065d677" officeooo:paragraph-rsid="0065d677"/>
    </style:style>
    <style:style style:name="P83" style:family="paragraph" style:parent-style-name="Standard">
      <style:text-properties officeooo:paragraph-rsid="00668dfb"/>
    </style:style>
    <style:style style:name="P84" style:family="paragraph" style:parent-style-name="Standard">
      <style:text-properties officeooo:paragraph-rsid="00684383"/>
    </style:style>
    <style:style style:name="P85" style:family="paragraph" style:parent-style-name="Standard">
      <style:text-properties officeooo:paragraph-rsid="0065d677"/>
    </style:style>
    <style:style style:name="P86" style:family="paragraph" style:parent-style-name="Standard">
      <style:text-properties officeooo:paragraph-rsid="006df40c"/>
    </style:style>
    <style:style style:name="P87" style:family="paragraph" style:parent-style-name="Standard">
      <style:text-properties fo:background-color="#bee3d3"/>
    </style:style>
    <style:style style:name="P88" style:family="paragraph" style:parent-style-name="Standard">
      <style:text-properties fo:font-variant="normal" fo:text-transform="none" fo:color="#303030" style:font-name="Liberation Serif" fo:font-size="12pt" fo:letter-spacing="normal" fo:font-style="normal" fo:font-weight="normal" officeooo:paragraph-rsid="00684383" style:font-size-asian="12pt" style:font-size-complex="12pt"/>
    </style:style>
    <style:style style:name="P89" style:family="paragraph" style:parent-style-name="Standard">
      <style:text-properties fo:font-variant="normal" fo:text-transform="none" fo:color="#303030" style:font-name="Liberation Serif" fo:font-size="12pt" fo:letter-spacing="normal" fo:font-style="normal" fo:font-weight="normal" officeooo:paragraph-rsid="00668dfb" style:font-size-asian="12pt" style:font-size-complex="12pt"/>
    </style:style>
    <style:style style:name="P90" style:family="paragraph" style:parent-style-name="Standard">
      <style:paragraph-properties style:line-height-at-least="0.503cm"/>
      <style:text-properties fo:color="#d4d4d4" style:font-name="Droid Sans Mono" fo:font-size="10.5pt" fo:font-weight="normal" fo:background-color="#1e1e1e"/>
    </style:style>
    <style:style style:name="P91" style:family="paragraph" style:parent-style-name="Standard">
      <style:text-properties officeooo:paragraph-rsid="008faf12"/>
    </style:style>
    <style:style style:name="P92" style:family="paragraph" style:parent-style-name="Standard">
      <style:text-properties officeooo:paragraph-rsid="0092a2c0"/>
    </style:style>
    <style:style style:name="P93" style:family="paragraph" style:parent-style-name="Standard">
      <style:text-properties officeooo:paragraph-rsid="0096916d"/>
    </style:style>
    <style:style style:name="P94" style:family="paragraph" style:parent-style-name="Standard">
      <style:text-properties officeooo:rsid="008faf12" officeooo:paragraph-rsid="008faf12"/>
    </style:style>
    <style:style style:name="P95" style:family="paragraph" style:parent-style-name="Standard">
      <style:text-properties fo:color="#ce181e" fo:font-weight="normal" officeooo:rsid="00945a35" officeooo:paragraph-rsid="0096916d" fo:background-color="transparent" style:font-weight-asian="normal" style:font-weight-complex="normal"/>
    </style:style>
    <style:style style:name="P96" style:family="paragraph" style:parent-style-name="Standard">
      <style:text-properties officeooo:paragraph-rsid="00a15330"/>
    </style:style>
    <style:style style:name="P97" style:family="paragraph" style:parent-style-name="Standard">
      <style:text-properties fo:font-style="normal" officeooo:rsid="00a2a613" officeooo:paragraph-rsid="00a2a613" style:font-style-asian="normal" style:font-style-complex="normal"/>
    </style:style>
    <style:style style:name="P98" style:family="paragraph" style:parent-style-name="Standard">
      <style:text-properties fo:font-style="normal" officeooo:rsid="00a180de" style:font-style-asian="normal" style:font-style-complex="normal"/>
    </style:style>
    <style:style style:name="P99" style:family="paragraph" style:parent-style-name="Standard">
      <style:text-properties fo:font-style="normal" fo:font-weight="bold" officeooo:rsid="00a2fb7f" officeooo:paragraph-rsid="00a2fb7f" style:font-style-asian="normal" style:font-weight-asian="bold" style:font-style-complex="normal" style:font-weight-complex="bold"/>
    </style:style>
    <style:style style:name="P100" style:family="paragraph" style:parent-style-name="Standard">
      <style:text-properties officeooo:rsid="00a2fb7f" officeooo:paragraph-rsid="00a2fb7f"/>
    </style:style>
    <style:style style:name="P101" style:family="paragraph" style:parent-style-name="Standard">
      <style:text-properties officeooo:paragraph-rsid="00a5b9e3"/>
    </style:style>
    <style:style style:name="P102" style:family="paragraph" style:parent-style-name="Standard">
      <style:text-properties officeooo:rsid="00a15330" officeooo:paragraph-rsid="00a15330"/>
    </style:style>
    <style:style style:name="P103" style:family="paragraph" style:parent-style-name="Standard">
      <style:text-properties officeooo:paragraph-rsid="00ab97ee"/>
    </style:style>
    <style:style style:name="P104" style:family="paragraph" style:parent-style-name="Standard">
      <style:text-properties officeooo:paragraph-rsid="00adfbca"/>
    </style:style>
    <style:style style:name="P105" style:family="paragraph" style:parent-style-name="Standard">
      <style:text-properties officeooo:paragraph-rsid="00aed364"/>
    </style:style>
    <style:style style:name="P106" style:family="paragraph" style:parent-style-name="Standard">
      <style:text-properties officeooo:rsid="00b34abb" officeooo:paragraph-rsid="00b34abb" fo:background-color="transparent"/>
    </style:style>
    <style:style style:name="P107" style:family="paragraph" style:parent-style-name="Standard">
      <style:text-properties officeooo:rsid="00b34abb" officeooo:paragraph-rsid="00b5d848" fo:background-color="transparent"/>
    </style:style>
    <style:style style:name="P108" style:family="paragraph" style:parent-style-name="Standard">
      <style:text-properties officeooo:rsid="00b34abb" officeooo:paragraph-rsid="00b619a9" fo:background-color="transparent"/>
    </style:style>
    <style:style style:name="P10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1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1d531"/>
    </style:style>
    <style:style style:name="P11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21621"/>
    </style:style>
    <style:style style:name="P11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style:use-window-font-color="true" officeooo:rsid="002ec1f0" officeooo:paragraph-rsid="0031d531" fo:background-color="transparent"/>
    </style:style>
    <style:style style:name="P11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03030" style:font-name="Liberation Serif" fo:font-size="12pt" fo:letter-spacing="normal" fo:background-color="#ffffff" style:font-size-asian="12pt" style:font-size-complex="12pt" loext:padding="0cm" loext:border="none"/>
    </style:style>
    <style:style style:name="P114" style:family="paragraph" style:parent-style-name="Standard">
      <style:paragraph-properties fo:margin-left="0cm" fo:margin-right="0cm" fo:text-align="start" style:justify-single-word="false" fo:text-indent="0cm" style:auto-text-indent="false"/>
    </style:style>
    <style:style style:name="P11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1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fo:letter-spacing="normal"/>
    </style:style>
    <style:style style:name="P117" style:family="paragraph" style:parent-style-name="Text_20_body">
      <style:paragraph-properties fo:margin-left="0cm" fo:margin-right="0cm" fo:text-align="justify" style:justify-single-word="false" fo:orphans="2" fo:widows="2" fo:text-indent="0cm" style:auto-text-indent="false"/>
    </style:style>
    <style:style style:name="P118"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 fo:font-size="10.5pt" fo:letter-spacing="normal" fo:font-style="normal" fo:font-weight="normal"/>
    </style:style>
    <style:style style:name="P119"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 fo:font-size="10.5pt" fo:letter-spacing="normal" fo:font-style="normal" fo:font-weight="normal" officeooo:paragraph-rsid="00b97552"/>
    </style:style>
    <style:style style:name="P120"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ffffff" style:font-name="monospace" fo:font-size="10.5pt" fo:letter-spacing="normal" fo:font-style="normal" fo:font-weight="normal" officeooo:paragraph-rsid="00b97552"/>
    </style:style>
    <style:style style:name="P121" style:family="paragraph" style:parent-style-name="Text_20_body">
      <style:text-properties officeooo:rsid="00260e4b" officeooo:paragraph-rsid="00260e4b"/>
    </style:style>
    <style:style style:name="P122" style:family="paragraph" style:parent-style-name="Text_20_body">
      <style:text-properties style:use-window-font-color="true" officeooo:rsid="00260e4b" officeooo:paragraph-rsid="00260e4b"/>
    </style:style>
    <style:style style:name="P123" style:family="paragraph" style:parent-style-name="Text_20_body">
      <style:text-properties style:use-window-font-color="true" officeooo:rsid="0026caf7" officeooo:paragraph-rsid="0026caf7"/>
    </style:style>
    <style:style style:name="P124" style:family="paragraph" style:parent-style-name="Text_20_body">
      <style:text-properties style:use-window-font-color="true" officeooo:rsid="0029d90d" officeooo:paragraph-rsid="0029d90d"/>
    </style:style>
    <style:style style:name="P125" style:family="paragraph" style:parent-style-name="Text_20_body">
      <style:text-properties style:use-window-font-color="true" officeooo:rsid="002af960" officeooo:paragraph-rsid="002af960"/>
    </style:style>
    <style:style style:name="P126" style:family="paragraph" style:parent-style-name="Text_20_body">
      <style:text-properties style:use-window-font-color="true" officeooo:rsid="002afe76" officeooo:paragraph-rsid="002afe76"/>
    </style:style>
    <style:style style:name="P127" style:family="paragraph" style:parent-style-name="Text_20_body">
      <style:text-properties style:use-window-font-color="true" officeooo:rsid="002cbe62" officeooo:paragraph-rsid="002cbe62" fo:background-color="#bee3d3"/>
    </style:style>
    <style:style style:name="P128" style:family="paragraph" style:parent-style-name="Text_20_body">
      <style:text-properties style:use-window-font-color="true" officeooo:rsid="002ec1f0" officeooo:paragraph-rsid="002fc478" fo:background-color="transparent"/>
    </style:style>
    <style:style style:name="P129" style:family="paragraph" style:parent-style-name="Text_20_body">
      <style:text-properties style:use-window-font-color="true" officeooo:rsid="002ec1f0" officeooo:paragraph-rsid="003010be" fo:background-color="transparent"/>
    </style:style>
    <style:style style:name="P130" style:family="paragraph" style:parent-style-name="Text_20_body">
      <style:text-properties officeooo:paragraph-rsid="003010be"/>
    </style:style>
    <style:style style:name="P131" style:family="paragraph" style:parent-style-name="Text_20_body">
      <style:text-properties officeooo:rsid="003017c8" officeooo:paragraph-rsid="003017c8"/>
    </style:style>
    <style:style style:name="P132" style:family="paragraph" style:parent-style-name="Text_20_body">
      <style:text-properties officeooo:rsid="003017c8" officeooo:paragraph-rsid="007b8719"/>
    </style:style>
    <style:style style:name="P133"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122442" style:font-size-asian="12pt" style:font-size-complex="12pt"/>
    </style:style>
    <style:style style:name="P134"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6d792b" style:font-size-asian="12pt" style:font-size-complex="12pt"/>
    </style:style>
    <style:style style:name="P135" style:family="paragraph" style:parent-style-name="Text_20_body">
      <style:text-properties fo:font-variant="normal" fo:text-transform="none" fo:color="#333333" style:font-name="Roboto" fo:font-size="10.5pt" fo:letter-spacing="normal" fo:font-style="normal" fo:font-weight="normal" officeooo:rsid="003017c8" officeooo:paragraph-rsid="007b8719"/>
    </style:style>
    <style:style style:name="P136" style:family="paragraph" style:parent-style-name="Text_20_body">
      <style:text-properties fo:font-variant="normal" fo:text-transform="none" fo:color="#333333" style:font-name="Roboto" fo:font-size="10.5pt" fo:letter-spacing="normal" fo:font-style="normal" fo:font-weight="normal" officeooo:rsid="003017c8" officeooo:paragraph-rsid="00b97f59"/>
    </style:style>
    <style:style style:name="P137" style:family="paragraph" style:parent-style-name="Text_20_body">
      <style:text-properties fo:font-variant="normal" fo:text-transform="none" fo:color="#333333" style:font-name="Roboto" fo:font-size="10.5pt" fo:letter-spacing="normal" fo:font-style="normal" fo:font-weight="normal" officeooo:rsid="00b7e83a" officeooo:paragraph-rsid="007b8719"/>
    </style:style>
    <style:style style:name="P138" style:family="paragraph" style:parent-style-name="Text_20_body">
      <style:paragraph-properties fo:text-align="start" style:justify-single-word="false"/>
      <style:text-properties officeooo:rsid="007d247b" officeooo:paragraph-rsid="007b8719"/>
    </style:style>
    <style:style style:name="P139" style:family="paragraph" style:parent-style-name="Text_20_body">
      <style:paragraph-properties fo:text-align="start" style:justify-single-word="false"/>
      <style:text-properties officeooo:paragraph-rsid="007b8719"/>
    </style:style>
    <style:style style:name="P140" style:family="paragraph" style:parent-style-name="Text_20_body">
      <style:paragraph-properties fo:text-align="start" style:justify-single-word="false"/>
      <style:text-properties officeooo:rsid="008044f0" officeooo:paragraph-rsid="008044f0"/>
    </style:style>
    <style:style style:name="P141" style:family="paragraph" style:parent-style-name="Text_20_body">
      <style:paragraph-properties fo:text-align="start" style:justify-single-word="false"/>
      <style:text-properties officeooo:rsid="0083ca1c" officeooo:paragraph-rsid="0083ca1c"/>
    </style:style>
    <style:style style:name="P142" style:family="paragraph" style:parent-style-name="Text_20_body">
      <style:text-properties officeooo:paragraph-rsid="00879f18"/>
    </style:style>
    <style:style style:name="P143" style:family="paragraph" style:parent-style-name="Text_20_body">
      <style:text-properties fo:font-weight="normal" officeooo:rsid="008966c5" officeooo:paragraph-rsid="008966c5" style:font-weight-asian="normal" style:font-weight-complex="normal"/>
    </style:style>
    <style:style style:name="P144" style:family="paragraph" style:parent-style-name="Text_20_body">
      <style:text-properties fo:font-weight="normal" officeooo:rsid="00b5d848" officeooo:paragraph-rsid="00b5d848" style:font-weight-asian="normal" style:font-weight-complex="normal"/>
    </style:style>
    <style:style style:name="P145" style:family="paragraph" style:parent-style-name="Text_20_body">
      <style:text-properties officeooo:rsid="008b0337" officeooo:paragraph-rsid="008b0337"/>
    </style:style>
    <style:style style:name="P146" style:family="paragraph" style:parent-style-name="Text_20_body">
      <style:text-properties officeooo:rsid="009152a4" officeooo:paragraph-rsid="008d7a51"/>
    </style:style>
    <style:style style:name="P147" style:family="paragraph" style:parent-style-name="Text_20_body">
      <style:text-properties officeooo:rsid="009152a4" officeooo:paragraph-rsid="009152a4"/>
    </style:style>
    <style:style style:name="P148" style:family="paragraph" style:parent-style-name="Text_20_body">
      <style:text-properties officeooo:rsid="009856e2" officeooo:paragraph-rsid="009856e2"/>
    </style:style>
    <style:style style:name="P149" style:family="paragraph" style:parent-style-name="Text_20_body">
      <style:text-properties officeooo:rsid="009c0c8b" officeooo:paragraph-rsid="009c0c8b"/>
    </style:style>
    <style:style style:name="P150" style:family="paragraph" style:parent-style-name="Text_20_body">
      <style:text-properties officeooo:rsid="009ecf3b" officeooo:paragraph-rsid="009ecf3b"/>
    </style:style>
    <style:style style:name="P151" style:family="paragraph" style:parent-style-name="Text_20_body">
      <style:text-properties officeooo:rsid="00b34abb" officeooo:paragraph-rsid="00b34abb"/>
    </style:style>
    <style:style style:name="P152" style:family="paragraph" style:parent-style-name="Text_20_body">
      <style:text-properties officeooo:rsid="00b34abb" officeooo:paragraph-rsid="00b5d848"/>
    </style:style>
    <style:style style:name="P153" style:family="paragraph" style:parent-style-name="Text_20_body">
      <style:text-properties officeooo:rsid="00b5d848" officeooo:paragraph-rsid="00b5d848"/>
    </style:style>
    <style:style style:name="P154" style:family="paragraph" style:parent-style-name="Text_20_body">
      <style:text-properties officeooo:rsid="00b619a9" officeooo:paragraph-rsid="00b619a9"/>
    </style:style>
    <style:style style:name="P155" style:family="paragraph" style:parent-style-name="Text_20_body">
      <style:text-properties officeooo:rsid="00b7e83a" officeooo:paragraph-rsid="00b7e83a"/>
    </style:style>
    <style:style style:name="P156" style:family="paragraph" style:parent-style-name="Preformatted_20_Text">
      <style:text-properties fo:color="#000000" style:font-name="monospace1" fo:font-size="9.75pt" officeooo:rsid="0061f40c" officeooo:paragraph-rsid="0061f40c" loext:padding="0cm" loext:border="none"/>
    </style:style>
    <style:style style:name="P157" style:family="paragraph" style:parent-style-name="Text_20_body" style:list-style-name="L11">
      <style:text-properties style:use-window-font-color="true" officeooo:rsid="00260e4b" officeooo:paragraph-rsid="00260e4b"/>
    </style:style>
    <style:style style:name="P158" style:family="paragraph" style:parent-style-name="Text_20_body" style:list-style-name="L12">
      <style:text-properties style:use-window-font-color="true" officeooo:rsid="0026caf7" officeooo:paragraph-rsid="0026caf7"/>
    </style:style>
    <style:style style:name="P159" style:family="paragraph" style:parent-style-name="Text_20_body" style:list-style-name="L13">
      <style:text-properties style:use-window-font-color="true" officeooo:rsid="002afe76" officeooo:paragraph-rsid="002afe76"/>
    </style:style>
    <style:style style:name="P160" style:family="paragraph" style:parent-style-name="Text_20_body" style:list-style-name="L14">
      <style:text-properties style:use-window-font-color="true" officeooo:rsid="002afe76" officeooo:paragraph-rsid="002afe76"/>
    </style:style>
    <style:style style:name="P161" style:family="paragraph" style:parent-style-name="Text_20_body" style:list-style-name="L22">
      <style:text-properties style:use-window-font-color="true" officeooo:rsid="0098b818" officeooo:paragraph-rsid="0098b818"/>
    </style:style>
    <style:style style:name="P162" style:family="paragraph" style:parent-style-name="Text_20_body" style:list-style-name="L15">
      <style:paragraph-properties fo:text-align="justify" style:justify-single-word="false" fo:orphans="2" fo:widows="2"/>
    </style:style>
    <style:style style:name="P163" style:family="paragraph" style:parent-style-name="Text_20_body">
      <style:text-properties fo:font-variant="normal" fo:text-transform="none" fo:color="#333333" style:font-name="Roboto" fo:font-size="10.5pt" fo:letter-spacing="normal" fo:font-style="normal" fo:font-weight="normal"/>
    </style:style>
    <style:style style:name="P164" style:family="paragraph" style:parent-style-name="Text_20_body" style:list-style-name="L26">
      <style:paragraph-properties fo:text-align="justify" style:justify-single-word="false" fo:orphans="2" fo:widows="2"/>
      <style:text-properties fo:font-variant="normal" fo:text-transform="none" fo:color="#333333" style:font-name="Roboto" fo:font-size="10.5pt" fo:letter-spacing="normal" fo:font-style="normal" fo:font-weight="normal"/>
    </style:style>
    <style:style style:name="P165" style:family="paragraph" style:parent-style-name="Text_20_body">
      <style:text-properties fo:font-variant="normal" fo:text-transform="none" fo:color="#333333" style:font-name="Roboto" fo:font-size="10.5pt" fo:letter-spacing="normal" fo:font-style="normal" fo:font-weight="normal" officeooo:rsid="003017c8" officeooo:paragraph-rsid="007b8719"/>
    </style:style>
    <style:style style:name="P166" style:family="paragraph" style:parent-style-name="Text_20_body">
      <style:text-properties fo:font-variant="normal" fo:text-transform="none" fo:color="#333333" style:font-name="Roboto" fo:font-size="10.5pt" fo:letter-spacing="normal" fo:font-style="normal" fo:font-weight="normal" officeooo:paragraph-rsid="00c47564"/>
    </style:style>
    <style:style style:name="P167" style:family="paragraph" style:parent-style-name="Text_20_body" style:list-style-name="L16">
      <style:paragraph-properties fo:text-align="start" style:justify-single-word="false"/>
      <style:text-properties officeooo:rsid="007c3095" officeooo:paragraph-rsid="007b8719"/>
    </style:style>
    <style:style style:name="P168" style:family="paragraph" style:parent-style-name="Text_20_body" style:list-style-name="L16">
      <style:paragraph-properties fo:text-align="start" style:justify-single-word="false"/>
      <style:text-properties officeooo:rsid="007d2398" officeooo:paragraph-rsid="007b8719"/>
    </style:style>
    <style:style style:name="P169" style:family="paragraph" style:parent-style-name="Text_20_body" style:list-style-name="L17">
      <style:paragraph-properties fo:text-align="start" style:justify-single-word="false"/>
      <style:text-properties officeooo:rsid="008044f0" officeooo:paragraph-rsid="008044f0"/>
    </style:style>
    <style:style style:name="P170" style:family="paragraph" style:parent-style-name="Text_20_body" style:list-style-name="L18">
      <style:paragraph-properties fo:text-align="start" style:justify-single-word="false"/>
      <style:text-properties officeooo:rsid="0081469c" officeooo:paragraph-rsid="0081469c"/>
    </style:style>
    <style:style style:name="P171" style:family="paragraph" style:parent-style-name="Text_20_body" style:list-style-name="L19"/>
    <style:style style:name="P172" style:family="paragraph" style:parent-style-name="Text_20_body" style:list-style-name="L19">
      <style:text-properties officeooo:paragraph-rsid="0086ed9e"/>
    </style:style>
    <style:style style:name="P173" style:family="paragraph" style:parent-style-name="Text_20_body" style:list-style-name="L19">
      <style:text-properties officeooo:paragraph-rsid="00879f18"/>
    </style:style>
    <style:style style:name="P174" style:family="paragraph" style:parent-style-name="Text_20_body" style:list-style-name="L20">
      <style:text-properties officeooo:paragraph-rsid="008abf2f"/>
    </style:style>
    <style:style style:name="P175" style:family="paragraph" style:parent-style-name="Text_20_body" style:list-style-name="L21">
      <style:text-properties fo:font-weight="normal" officeooo:rsid="008966c5" officeooo:paragraph-rsid="008966c5" style:font-weight-asian="normal" style:font-weight-complex="normal"/>
    </style:style>
    <style:style style:name="P176" style:family="paragraph" style:parent-style-name="Text_20_body" style:list-style-name="L21">
      <style:text-properties officeooo:rsid="008966c5" officeooo:paragraph-rsid="008966c5"/>
    </style:style>
    <style:style style:name="P177" style:family="paragraph" style:parent-style-name="Text_20_body" style:list-style-name="L22">
      <style:text-properties officeooo:rsid="0098b818" officeooo:paragraph-rsid="0098b818"/>
    </style:style>
    <style:style style:name="P178" style:family="paragraph" style:parent-style-name="Text_20_body">
      <style:text-properties officeooo:paragraph-rsid="00beeaa3"/>
    </style:style>
    <style:style style:name="P179" style:family="paragraph" style:parent-style-name="Text_20_body">
      <style:text-properties officeooo:rsid="003017c8" officeooo:paragraph-rsid="007b8719"/>
    </style:style>
    <style:style style:name="P180" style:family="paragraph" style:parent-style-name="Text_20_body">
      <style:text-properties officeooo:paragraph-rsid="00c72e1b"/>
    </style:style>
    <style:style style:name="P18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fo:letter-spacing="normal"/>
    </style:style>
    <style:style style:name="P18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8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officeooo:rsid="00c3daf7" officeooo:paragraph-rsid="00c3daf7"/>
    </style:style>
    <style:style style:name="P18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Roboto" fo:font-size="10.5pt" fo:letter-spacing="normal" fo:font-style="normal" fo:font-weight="normal" officeooo:rsid="00c3daf7" officeooo:paragraph-rsid="00c3daf7"/>
    </style:style>
    <style:style style:name="P185" style:family="paragraph" style:parent-style-name="Text_20_body">
      <style:paragraph-properties fo:margin-left="0cm" fo:margin-right="0cm" fo:text-align="justify" style:justify-single-word="false" fo:orphans="2" fo:widows="2" fo:text-indent="0cm" style:auto-text-indent="false"/>
    </style:style>
    <style:style style:name="P18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333333" fo:letter-spacing="normal"/>
    </style:style>
    <style:style style:name="P187" style:family="paragraph" style:parent-style-name="Text_20_body">
      <style:paragraph-properties fo:margin-top="0cm" fo:margin-bottom="0cm" loext:contextual-spacing="false"/>
      <style:text-properties fo:font-variant="normal" fo:text-transform="none" fo:color="#333333" style:font-name="Roboto" fo:font-size="10.5pt" fo:letter-spacing="normal" fo:font-style="normal" fo:font-weight="normal"/>
    </style:style>
    <style:style style:name="P188" style:family="paragraph" style:parent-style-name="Table_20_Contents">
      <style:paragraph-properties fo:margin-top="0cm" fo:margin-bottom="0.499cm" loext:contextual-spacing="false"/>
    </style:style>
    <style:style style:name="P189" style:family="paragraph" style:parent-style-name="Standard" style:list-style-name="L1">
      <style:paragraph-properties fo:text-align="start" style:justify-single-word="false"/>
      <style:text-properties style:text-underline-style="none" fo:font-weight="bold" officeooo:rsid="0001cab0" officeooo:paragraph-rsid="0001cab0" style:font-weight-asian="bold" style:font-weight-complex="bold"/>
    </style:style>
    <style:style style:name="P190" style:family="paragraph" style:parent-style-name="Standard" style:list-style-name="L2">
      <style:paragraph-properties fo:text-align="start" style:justify-single-word="false"/>
      <style:text-properties officeooo:rsid="00458234" officeooo:paragraph-rsid="00458234"/>
    </style:style>
    <style:style style:name="P191" style:family="paragraph" style:parent-style-name="Standard" style:list-style-name="L3">
      <style:text-properties officeooo:rsid="004938fa" officeooo:paragraph-rsid="004938fa"/>
    </style:style>
    <style:style style:name="P192" style:family="paragraph" style:parent-style-name="Standard" style:list-style-name="L4">
      <style:text-properties officeooo:rsid="004938fa" officeooo:paragraph-rsid="004938fa"/>
    </style:style>
    <style:style style:name="P193" style:family="paragraph" style:parent-style-name="Standard" style:list-style-name="L5">
      <style:text-properties officeooo:rsid="004938fa" officeooo:paragraph-rsid="004938fa"/>
    </style:style>
    <style:style style:name="P194" style:family="paragraph" style:parent-style-name="Standard" style:list-style-name="L6">
      <style:text-properties officeooo:rsid="0049b873" officeooo:paragraph-rsid="0049b873"/>
    </style:style>
    <style:style style:name="P195" style:family="paragraph" style:parent-style-name="Standard" style:list-style-name="L7">
      <style:text-properties officeooo:rsid="0049b873" officeooo:paragraph-rsid="0049b873"/>
    </style:style>
    <style:style style:name="P196" style:family="paragraph" style:parent-style-name="Standard" style:list-style-name="L8">
      <style:text-properties style:use-window-font-color="true" officeooo:rsid="004e0f68" officeooo:paragraph-rsid="004e0f68"/>
    </style:style>
    <style:style style:name="P197" style:family="paragraph" style:parent-style-name="Standard" style:list-style-name="L9">
      <style:text-properties officeooo:rsid="0050f183" officeooo:paragraph-rsid="0050f183"/>
    </style:style>
    <style:style style:name="P198" style:family="paragraph" style:parent-style-name="Standard" style:list-style-name="L10"/>
    <style:style style:name="P199" style:family="paragraph" style:parent-style-name="Heading_20_1">
      <style:text-properties officeooo:paragraph-rsid="00792296"/>
    </style:style>
    <style:style style:name="P200" style:family="paragraph" style:parent-style-name="Heading_20_1">
      <style:paragraph-properties fo:text-align="start" style:justify-single-word="false"/>
      <style:text-properties officeooo:rsid="000efe7c" officeooo:paragraph-rsid="0047942d"/>
    </style:style>
    <style:style style:name="P201" style:family="paragraph" style:parent-style-name="Heading_20_1">
      <style:paragraph-properties fo:text-align="start" style:justify-single-word="false"/>
      <style:text-properties officeooo:rsid="000efe7c" officeooo:paragraph-rsid="00122442"/>
    </style:style>
    <style:style style:name="P202" style:family="paragraph" style:parent-style-name="Heading_20_1">
      <style:paragraph-properties fo:text-align="start" style:justify-single-word="false"/>
      <style:text-properties officeooo:rsid="000efe7c" officeooo:paragraph-rsid="007b8719"/>
    </style:style>
    <style:style style:name="P203" style:family="paragraph" style:parent-style-name="Heading_20_1">
      <style:paragraph-properties fo:text-align="start" style:justify-single-word="false"/>
      <style:text-properties style:use-window-font-color="true" officeooo:rsid="000efe7c" officeooo:paragraph-rsid="004f45c4"/>
    </style:style>
    <style:style style:name="P204" style:family="paragraph" style:parent-style-name="Heading_20_1">
      <style:paragraph-properties fo:text-align="start" style:justify-single-word="false"/>
      <style:text-properties style:use-window-font-color="true" officeooo:rsid="000efe7c" officeooo:paragraph-rsid="00640444"/>
    </style:style>
    <style:style style:name="P205" style:family="paragraph" style:parent-style-name="Heading_20_2">
      <style:text-properties officeooo:rsid="00345fe3" officeooo:paragraph-rsid="00345fe3"/>
    </style:style>
    <style:style style:name="P206" style:family="paragraph" style:parent-style-name="Heading_20_2">
      <style:text-properties officeooo:rsid="003e750b" officeooo:paragraph-rsid="003e750b"/>
    </style:style>
    <style:style style:name="P207" style:family="paragraph" style:parent-style-name="Heading_20_2">
      <style:text-properties officeooo:paragraph-rsid="006b7b9c"/>
    </style:style>
    <style:style style:name="P208" style:family="paragraph" style:parent-style-name="Heading_20_2">
      <style:text-properties officeooo:rsid="00684383"/>
    </style:style>
    <style:style style:name="P209" style:family="paragraph" style:parent-style-name="Heading_20_2">
      <style:text-properties officeooo:rsid="006c5034" officeooo:paragraph-rsid="006c5034"/>
    </style:style>
    <style:style style:name="P210" style:family="paragraph" style:parent-style-name="Heading_20_2">
      <style:text-properties officeooo:paragraph-rsid="006d792b"/>
    </style:style>
    <style:style style:name="P211" style:family="paragraph" style:parent-style-name="Heading_20_2">
      <style:text-properties officeooo:rsid="007038e5" officeooo:paragraph-rsid="007038e5"/>
    </style:style>
    <style:style style:name="P212" style:family="paragraph" style:parent-style-name="Heading_20_2">
      <style:text-properties officeooo:rsid="007337d8" officeooo:paragraph-rsid="007337d8"/>
    </style:style>
    <style:style style:name="P213" style:family="paragraph" style:parent-style-name="Heading_20_2">
      <style:text-properties officeooo:rsid="0074afac" officeooo:paragraph-rsid="0074afac"/>
    </style:style>
    <style:style style:name="P214" style:family="paragraph" style:parent-style-name="Heading_20_2">
      <style:text-properties officeooo:rsid="003017c8" officeooo:paragraph-rsid="00bb4a0d"/>
    </style:style>
    <style:style style:name="P215" style:family="paragraph" style:parent-style-name="Heading_20_2">
      <style:paragraph-properties fo:text-align="start" style:justify-single-word="false"/>
      <style:text-properties officeooo:paragraph-rsid="007b8719"/>
    </style:style>
    <style:style style:name="P216" style:family="paragraph" style:parent-style-name="Heading_20_2">
      <style:paragraph-properties fo:text-align="start" style:justify-single-word="false"/>
      <style:text-properties officeooo:rsid="007d247b" officeooo:paragraph-rsid="007b8719"/>
    </style:style>
    <style:style style:name="P217" style:family="paragraph" style:parent-style-name="Heading_20_2">
      <style:paragraph-properties fo:text-align="start" style:justify-single-word="false"/>
      <style:text-properties officeooo:rsid="007e99bb" officeooo:paragraph-rsid="007b8719"/>
    </style:style>
    <style:style style:name="P218" style:family="paragraph" style:parent-style-name="Heading_20_2">
      <style:paragraph-properties fo:text-align="start" style:justify-single-word="false"/>
      <style:text-properties officeooo:rsid="00821f36" officeooo:paragraph-rsid="0081469c"/>
    </style:style>
    <style:style style:name="P219" style:family="paragraph" style:parent-style-name="Heading_20_2">
      <style:paragraph-properties fo:text-align="start" style:justify-single-word="false"/>
      <style:text-properties officeooo:rsid="00821f36" officeooo:paragraph-rsid="00821f36"/>
    </style:style>
    <style:style style:name="P220" style:family="paragraph" style:parent-style-name="Heading_20_2">
      <style:text-properties style:use-window-font-color="true" officeooo:rsid="0092a2c0" officeooo:paragraph-rsid="00989225"/>
    </style:style>
    <style:style style:name="P221" style:family="paragraph" style:parent-style-name="Heading_20_2">
      <style:text-properties style:use-window-font-color="true" officeooo:rsid="0092a2c0" officeooo:paragraph-rsid="009fd9fa"/>
    </style:style>
    <style:style style:name="P222" style:family="paragraph" style:parent-style-name="Heading_20_2">
      <style:text-properties style:use-window-font-color="true" officeooo:rsid="0092a2c0" officeooo:paragraph-rsid="00a48e10"/>
    </style:style>
    <style:style style:name="P223" style:family="paragraph" style:parent-style-name="Heading_20_2">
      <style:text-properties style:use-window-font-color="true" officeooo:rsid="0092a2c0" officeooo:paragraph-rsid="00ab97ee"/>
    </style:style>
    <style:style style:name="P224" style:family="paragraph" style:parent-style-name="Heading_20_2">
      <style:text-properties style:use-window-font-color="true" officeooo:rsid="0092a2c0" officeooo:paragraph-rsid="00adfbca"/>
    </style:style>
    <style:style style:name="P225" style:family="paragraph" style:parent-style-name="Heading_20_2">
      <style:text-properties style:use-window-font-color="true" officeooo:rsid="0092a2c0" officeooo:paragraph-rsid="00aed364"/>
    </style:style>
    <style:style style:name="P226" style:family="paragraph" style:parent-style-name="Contents_20_1">
      <style:paragraph-properties>
        <style:tab-stops>
          <style:tab-stop style:position="17cm" style:type="right" style:leader-style="dotted" style:leader-text="."/>
        </style:tab-stops>
      </style:paragraph-properties>
    </style:style>
    <style:style style:name="P227" style:family="paragraph" style:parent-style-name="Contents_20_2">
      <style:paragraph-properties>
        <style:tab-stops>
          <style:tab-stop style:position="17cm" style:type="right" style:leader-style="dotted" style:leader-text="."/>
        </style:tab-stops>
      </style:paragraph-properties>
    </style:style>
    <style:style style:name="P228" style:family="paragraph" style:parent-style-name="Heading_20_3">
      <style:text-properties officeooo:rsid="003017c8" officeooo:paragraph-rsid="00b5ca3a"/>
    </style:style>
    <style:style style:name="P229" style:family="paragraph" style:parent-style-name="Heading_20_3">
      <style:text-properties officeooo:rsid="003017c8" officeooo:paragraph-rsid="00b97552"/>
    </style:style>
    <style:style style:name="P230" style:family="paragraph" style:parent-style-name="Heading_20_3">
      <style:text-properties officeooo:rsid="003017c8" officeooo:paragraph-rsid="00bdd390"/>
    </style:style>
    <style:style style:name="P231" style:family="paragraph" style:parent-style-name="Heading_20_3">
      <style:text-properties officeooo:rsid="008d7a51" officeooo:paragraph-rsid="009152a4"/>
    </style:style>
    <style:style style:name="P232" style:family="paragraph" style:parent-style-name="Heading_20_3">
      <style:text-properties officeooo:paragraph-rsid="00c80784"/>
    </style:style>
    <style:style style:name="P233"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officeooo:rsid="0002acd0"/>
    </style:style>
    <style:style style:name="T3" style:family="text">
      <style:text-properties officeooo:rsid="00037414"/>
    </style:style>
    <style:style style:name="T4" style:family="text">
      <style:text-properties officeooo:rsid="00081bfa"/>
    </style:style>
    <style:style style:name="T5" style:family="text">
      <style:text-properties officeooo:rsid="001441fc"/>
    </style:style>
    <style:style style:name="T6" style:family="text">
      <style:text-properties officeooo:rsid="001483f4"/>
    </style:style>
    <style:style style:name="T7" style:family="text">
      <style:text-properties officeooo:rsid="001653e0"/>
    </style:style>
    <style:style style:name="T8" style:family="text">
      <style:text-properties fo:color="#72bf44"/>
    </style:style>
    <style:style style:name="T9" style:family="text">
      <style:text-properties fo:color="#ed1c24"/>
    </style:style>
    <style:style style:name="T10" style:family="text">
      <style:text-properties fo:color="#ed1c24" officeooo:rsid="001653e0"/>
    </style:style>
    <style:style style:name="T11" style:family="text">
      <style:text-properties officeooo:rsid="001bf476"/>
    </style:style>
    <style:style style:name="T12" style:family="text">
      <style:text-properties officeooo:rsid="001ed76c"/>
    </style:style>
    <style:style style:name="T13" style:family="text">
      <style:text-properties fo:color="#ce181e"/>
    </style:style>
    <style:style style:name="T14" style:family="text">
      <style:text-properties fo:color="#ce181e" officeooo:rsid="0092a2c0" fo:background-color="transparent" loext:char-shading-value="0"/>
    </style:style>
    <style:style style:name="T15" style:family="text">
      <style:text-properties fo:color="#ce181e" officeooo:rsid="0096916d"/>
    </style:style>
    <style:style style:name="T16" style:family="text">
      <style:text-properties fo:color="#21409a"/>
    </style:style>
    <style:style style:name="T17" style:family="text">
      <style:text-properties fo:color="#00a65d"/>
    </style:style>
    <style:style style:name="T18" style:family="text">
      <style:text-properties officeooo:rsid="0026caf7"/>
    </style:style>
    <style:style style:name="T19" style:family="text">
      <style:text-properties style:use-window-font-color="true"/>
    </style:style>
    <style:style style:name="T20" style:family="text">
      <style:text-properties style:use-window-font-color="true" officeooo:rsid="002ec1f0" fo:background-color="transparent" loext:char-shading-value="0"/>
    </style:style>
    <style:style style:name="T21" style:family="text">
      <style:text-properties style:use-window-font-color="true" officeooo:rsid="003e9dd7"/>
    </style:style>
    <style:style style:name="T22" style:family="text">
      <style:text-properties style:use-window-font-color="true" officeooo:rsid="003ff066"/>
    </style:style>
    <style:style style:name="T23" style:family="text">
      <style:text-properties style:use-window-font-color="true" officeooo:rsid="00408e73"/>
    </style:style>
    <style:style style:name="T24" style:family="text">
      <style:text-properties style:use-window-font-color="true" officeooo:rsid="0092a2c0"/>
    </style:style>
    <style:style style:name="T25" style:family="text">
      <style:text-properties style:use-window-font-color="true" officeooo:rsid="009945b5"/>
    </style:style>
    <style:style style:name="T26" style:family="text">
      <style:text-properties style:use-window-font-color="true" fo:font-style="italic" fo:font-weight="bold" style:font-style-asian="italic" style:font-weight-asian="bold" style:font-style-complex="italic" style:font-weight-complex="bold"/>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bold" officeooo:rsid="002af960" style:font-weight-asian="bold" style:font-weight-complex="bold"/>
    </style:style>
    <style:style style:name="T30" style:family="text">
      <style:text-properties fo:font-weight="bold" officeooo:rsid="003ae945" style:font-weight-asian="bold" style:font-weight-complex="bold"/>
    </style:style>
    <style:style style:name="T31" style:family="text">
      <style:text-properties fo:font-weight="bold" officeooo:rsid="00431ec7" style:font-weight-asian="bold" style:font-weight-complex="bold"/>
    </style:style>
    <style:style style:name="T32" style:family="text">
      <style:text-properties fo:font-weight="bold" officeooo:rsid="006b7b9c" style:font-weight-asian="bold" style:font-weight-complex="bold"/>
    </style:style>
    <style:style style:name="T33" style:family="text">
      <style:text-properties fo:font-weight="bold" officeooo:rsid="008966c5" style:font-weight-asian="bold" style:font-weight-complex="bold"/>
    </style:style>
    <style:style style:name="T34" style:family="text">
      <style:text-properties fo:font-weight="bold" officeooo:rsid="009b8489" style:font-weight-asian="bold" style:font-weight-complex="bold"/>
    </style:style>
    <style:style style:name="T35" style:family="text">
      <style:text-properties fo:font-weight="bold" officeooo:rsid="009a9e2a" style:font-weight-asian="bold" style:font-weight-complex="bold"/>
    </style:style>
    <style:style style:name="T36" style:family="text">
      <style:text-properties fo:font-weight="bold" officeooo:rsid="00a2fb7f" style:font-weight-asian="bold" style:font-weight-complex="bold"/>
    </style:style>
    <style:style style:name="T37" style:family="text">
      <style:text-properties fo:font-weight="bold" officeooo:rsid="00a5b9e3" style:font-weight-asian="bold" style:font-weight-complex="bold"/>
    </style:style>
    <style:style style:name="T38" style:family="text">
      <style:text-properties fo:font-weight="bold" officeooo:rsid="00abb4ae" style:font-weight-asian="bold" style:font-weight-complex="bold"/>
    </style:style>
    <style:style style:name="T39" style:family="text">
      <style:text-properties fo:font-weight="bold" officeooo:rsid="00adfbca" style:font-weight-asian="bold" style:font-weight-complex="bold"/>
    </style:style>
    <style:style style:name="T40" style:family="text">
      <style:text-properties officeooo:rsid="002af960"/>
    </style:style>
    <style:style style:name="T41" style:family="text">
      <style:text-properties fo:font-variant="normal" fo:text-transform="none" fo:color="#333333" style:font-name="Consolas" fo:font-size="9pt" fo:letter-spacing="normal" fo:font-style="normal" fo:font-weight="normal" fo:background-color="#ffffff" loext:char-shading-value="0" loext:padding="0cm" loext:border="none"/>
    </style:style>
    <style:style style:name="T42" style:family="text">
      <style:text-properties fo:font-variant="normal" fo:text-transform="none" fo:color="#333333" style:font-name="Roboto" fo:font-size="10.5pt" fo:letter-spacing="normal" fo:font-style="normal" fo:font-weight="bold"/>
    </style:style>
    <style:style style:name="T43" style:family="text">
      <style:text-properties fo:font-variant="normal" fo:text-transform="none" fo:color="#333333" style:font-name="Roboto" fo:font-size="10.5pt" fo:letter-spacing="normal" fo:font-style="normal" fo:font-weight="bold" officeooo:rsid="003017c8"/>
    </style:style>
    <style:style style:name="T44" style:family="text">
      <style:text-properties fo:font-variant="normal" fo:text-transform="none" fo:color="#333333" style:font-name="Roboto" fo:font-size="10.5pt" fo:letter-spacing="normal" fo:font-style="normal" fo:font-weight="normal"/>
    </style:style>
    <style:style style:name="T45" style:family="text">
      <style:text-properties fo:font-variant="normal" fo:text-transform="none" fo:color="#333333" style:font-name="Roboto" fo:font-size="10.5pt" fo:letter-spacing="normal" fo:font-style="normal" fo:font-weight="normal" officeooo:rsid="003017c8"/>
    </style:style>
    <style:style style:name="T46" style:family="text">
      <style:text-properties fo:font-variant="normal" fo:text-transform="none" fo:color="#3f5fbf" style:font-name="Consolas" fo:font-size="9pt" fo:letter-spacing="normal" fo:font-style="normal" fo:font-weight="normal" fo:background-color="#ffffff" loext:char-shading-value="0" loext:padding="0cm" loext:border="none"/>
    </style:style>
    <style:style style:name="T47" style:family="text">
      <style:text-properties fo:font-variant="normal" fo:text-transform="none" fo:color="#3f5fbf" style:font-name="Consolas" fo:font-size="9pt" fo:letter-spacing="normal" fo:font-style="normal" fo:font-weight="normal" officeooo:rsid="002fc478" fo:background-color="#ffffff" loext:char-shading-value="0" loext:padding="0cm" loext:border="none"/>
    </style:style>
    <style:style style:name="T48" style:family="text">
      <style:text-properties fo:font-variant="normal" fo:text-transform="none" fo:color="#3f5fbf" style:font-name="Consolas" fo:font-size="9pt" fo:letter-spacing="normal" fo:font-style="normal" fo:font-weight="normal" officeooo:rsid="002ec1f0" fo:background-color="#ffffff" loext:char-shading-value="0" loext:padding="0cm" loext:border="none"/>
    </style:style>
    <style:style style:name="T49" style:family="text">
      <style:text-properties fo:font-variant="normal" fo:text-transform="none" fo:color="#3f5fbf" style:font-name="Consolas" fo:font-size="9pt" fo:letter-spacing="normal" fo:font-style="normal" fo:font-weight="normal" officeooo:rsid="00321621" fo:background-color="#ffffff" loext:char-shading-value="0" loext:padding="0cm" loext:border="none"/>
    </style:style>
    <style:style style:name="T50" style:family="text">
      <style:text-properties fo:font-variant="normal" fo:text-transform="none" fo:color="#000000" style:font-name="Consolas" fo:font-size="9pt" fo:letter-spacing="normal" fo:font-style="normal" fo:font-weight="normal" fo:background-color="#ffffff" loext:char-shading-value="0" loext:padding="0cm" loext:border="none"/>
    </style:style>
    <style:style style:name="T51" style:family="text">
      <style:text-properties fo:font-variant="normal" fo:text-transform="none" fo:color="#000000" style:font-name="Consolas" fo:font-size="9pt" fo:letter-spacing="normal" fo:font-style="normal" fo:font-weight="normal" officeooo:rsid="0031d531" fo:background-color="#ffffff" loext:char-shading-value="0" loext:padding="0cm" loext:border="none"/>
    </style:style>
    <style:style style:name="T52"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loext:padding="0cm" loext:border="none"/>
    </style:style>
    <style:style style:name="T53" style:family="text">
      <style:text-properties fo:font-variant="normal" fo:text-transform="none" fo:color="#00000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54" style:family="text">
      <style:text-properties fo:font-variant="normal" fo:text-transform="none" fo:color="#2a00ff" style:font-name="Consolas" fo:font-size="9pt" fo:letter-spacing="normal" fo:font-style="normal" fo:font-weight="normal" fo:background-color="#ffffff" loext:char-shading-value="0" loext:padding="0cm" loext:border="none"/>
    </style:style>
    <style:style style:name="T55" style:family="text">
      <style:text-properties fo:font-variant="normal" fo:text-transform="none" fo:color="#7f0055" style:font-name="Consolas" fo:font-size="9pt" fo:letter-spacing="normal" fo:font-style="normal" fo:font-weight="bold" fo:background-color="#ffffff" loext:char-shading-value="0" loext:padding="0cm" loext:border="none"/>
    </style:style>
    <style:style style:name="T56" style:family="text">
      <style:text-properties fo:font-variant="normal" fo:text-transform="none" fo:color="#dd1144" fo:letter-spacing="normal" fo:background-color="#ffffff" loext:char-shading-value="0" loext:padding="0cm" loext:border="none"/>
    </style:style>
    <style:style style:name="T57" style:family="text">
      <style:text-properties fo:font-variant="normal" fo:text-transform="none" fo:color="#dd1144" style:font-name="Consolas" fo:font-size="9pt" fo:letter-spacing="normal" fo:font-style="normal" fo:font-weight="normal" officeooo:rsid="0031d531" fo:background-color="#ffffff" loext:char-shading-value="0" loext:padding="0cm" loext:border="none"/>
    </style:style>
    <style:style style:name="T58" style:family="text">
      <style:text-properties fo:font-variant="normal" fo:text-transform="none" fo:color="#808080" style:font-name="Consolas" fo:font-size="9pt" fo:letter-spacing="normal" fo:font-style="normal" fo:font-weight="normal" fo:background-color="#ffffff" loext:char-shading-value="0" loext:padding="0cm" loext:border="none"/>
    </style:style>
    <style:style style:name="T59" style:family="text">
      <style:text-properties fo:font-variant="normal" fo:text-transform="none" fo:color="#808080" style:font-name="Consolas" fo:font-size="9pt" fo:letter-spacing="normal" fo:font-style="normal" fo:font-weight="normal" officeooo:rsid="0031d531" fo:background-color="#ffffff" loext:char-shading-value="0" loext:padding="0cm" loext:border="none"/>
    </style:style>
    <style:style style:name="T60" style:family="text">
      <style:text-properties fo:font-variant="normal" fo:text-transform="none" fo:color="#222635" style:font-name="Liberation Serif" fo:font-size="12pt" fo:letter-spacing="normal" fo:font-style="normal" fo:font-weight="bold" style:font-size-asian="12pt" style:font-size-complex="12pt"/>
    </style:style>
    <style:style style:name="T61" style:family="text">
      <style:text-properties fo:font-variant="normal" fo:text-transform="none" fo:color="#222635" style:font-name="Liberation Serif" fo:font-size="12pt" fo:letter-spacing="normal" fo:font-style="normal" fo:font-weight="normal" style:font-size-asian="12pt" style:font-size-complex="12pt"/>
    </style:style>
    <style:style style:name="T62" style:family="text">
      <style:text-properties fo:font-variant="normal" fo:text-transform="none" fo:color="#303030" style:font-name="Liberation Serif" fo:font-size="12pt" fo:letter-spacing="normal" fo:font-style="normal" fo:font-weight="normal" fo:background-color="#ffffff" loext:char-shading-value="0" style:font-size-asian="12pt" style:font-size-complex="12pt" loext:padding="0cm" loext:border="none"/>
    </style:style>
    <style:style style:name="T63" style:family="text">
      <style:text-properties fo:font-variant="normal" fo:text-transform="none" fo:color="#30303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64" style:family="text">
      <style:text-properties fo:font-variant="normal" fo:text-transform="none" fo:color="#303030" style:font-name="Liberation Serif" fo:font-size="12pt" fo:letter-spacing="normal" fo:background-color="#ffffff" loext:char-shading-value="0" style:font-size-asian="12pt" style:font-size-complex="12pt" loext:padding="0cm" loext:border="none"/>
    </style:style>
    <style:style style:name="T65" style:family="text">
      <style:text-properties fo:font-variant="normal" fo:text-transform="none" fo:color="#006699" style:font-name="Liberation Serif" fo:font-size="12pt" fo:letter-spacing="normal" fo:font-style="normal" fo:font-weight="bold" fo:background-color="#ffffff" loext:char-shading-value="0" style:font-size-asian="12pt" style:font-size-complex="12pt" loext:padding="0cm" loext:border="none"/>
    </style:style>
    <style:style style:name="T66" style:family="text">
      <style:text-properties fo:font-variant="normal" fo:text-transform="none" fo:color="#006699" style:font-name="Liberation Serif" fo:font-size="12pt" fo:letter-spacing="normal" fo:font-style="normal" fo:font-weight="bold" officeooo:rsid="0065d677" fo:background-color="#ffffff" loext:char-shading-value="0" style:font-size-asian="12pt" style:font-size-complex="12pt" loext:padding="0cm" loext:border="none"/>
    </style:style>
    <style:style style:name="T67" style:family="text">
      <style:text-properties fo:font-variant="normal" fo:text-transform="none" fo:color="#008200" style:font-name="Liberation Serif" fo:font-size="12pt" fo:letter-spacing="normal" fo:font-style="normal" fo:font-weight="normal" fo:background-color="#ffffff" loext:char-shading-value="0" style:font-size-asian="12pt" style:font-size-complex="12pt" loext:padding="0cm" loext:border="none"/>
    </style:style>
    <style:style style:name="T68" style:family="text">
      <style:text-properties fo:font-variant="normal" fo:text-transform="none" fo:color="#009900" style:font-name="Liberation Serif" fo:font-size="12pt" fo:letter-spacing="normal" fo:font-style="normal" fo:font-weight="normal" fo:background-color="#ffffff" loext:char-shading-value="0" style:font-size-asian="12pt" style:font-size-complex="12pt" loext:padding="0cm" loext:border="none"/>
    </style:style>
    <style:style style:name="T69" style:family="text">
      <style:text-properties fo:font-variant="normal" fo:text-transform="none" fo:color="#0000ff" style:font-name="Liberation Serif" fo:font-size="12pt" fo:letter-spacing="normal" fo:font-style="normal" fo:font-weight="normal" fo:background-color="#ffffff" loext:char-shading-value="0" style:font-size-asian="12pt" style:font-size-complex="12pt" loext:padding="0cm" loext:border="none"/>
    </style:style>
    <style:style style:name="T70" style:family="text">
      <style:text-properties fo:font-variant="normal" fo:text-transform="none" fo:color="#666666" style:font-name="Roboto" fo:font-size="10.5pt" fo:letter-spacing="normal" fo:font-style="normal" fo:font-weight="normal"/>
    </style:style>
    <style:style style:name="T71" style:family="text">
      <style:text-properties officeooo:rsid="00345fe3"/>
    </style:style>
    <style:style style:name="T72" style:family="text">
      <style:text-properties officeooo:rsid="00360eb0"/>
    </style:style>
    <style:style style:name="T73" style:family="text">
      <style:text-properties officeooo:rsid="0039423f"/>
    </style:style>
    <style:style style:name="T74" style:family="text">
      <style:text-properties officeooo:rsid="003ae945"/>
    </style:style>
    <style:style style:name="T75" style:family="text">
      <style:text-properties officeooo:rsid="0047ce8a"/>
    </style:style>
    <style:style style:name="T76" style:family="text">
      <style:text-properties officeooo:rsid="004b35da"/>
    </style:style>
    <style:style style:name="T77" style:family="text">
      <style:text-properties officeooo:rsid="004d9d24"/>
    </style:style>
    <style:style style:name="T78" style:family="text">
      <style:text-properties officeooo:rsid="004f45c4"/>
    </style:style>
    <style:style style:name="T79" style:family="text">
      <style:text-properties officeooo:rsid="0050f183"/>
    </style:style>
    <style:style style:name="T80" style:family="text">
      <style:text-properties style:text-underline-style="none"/>
    </style:style>
    <style:style style:name="T81" style:family="text">
      <style:text-properties style:text-underline-style="none" officeooo:rsid="0002acd0"/>
    </style:style>
    <style:style style:name="T82" style:family="text">
      <style:text-properties officeooo:rsid="0061f40c"/>
    </style:style>
    <style:style style:name="T83" style:family="text">
      <style:text-properties officeooo:rsid="00640444"/>
    </style:style>
    <style:style style:name="T84" style:family="text">
      <style:text-properties fo:color="#000000" style:font-name="monospace1" fo:font-size="9.75pt" loext:padding="0cm" loext:border="none"/>
    </style:style>
    <style:style style:name="T85" style:family="text">
      <style:text-properties fo:color="#000000" style:font-name="Liberation Serif" fo:font-size="12pt" style:font-size-asian="12pt" style:font-size-complex="12pt" loext:padding="0cm" loext:border="none"/>
    </style:style>
    <style:style style:name="T86" style:family="text">
      <style:text-properties fo:color="#000000" style:font-name="Monospace" fo:font-size="10pt" style:font-size-asian="10pt"/>
    </style:style>
    <style:style style:name="T87" style:family="text">
      <style:text-properties fo:color="#000000" style:font-name="Monospace" fo:font-size="10pt" officeooo:rsid="00b5d848" style:font-size-asian="10pt"/>
    </style:style>
    <style:style style:name="T88" style:family="text">
      <style:text-properties fo:color="#000000" style:font-name="Monospace" fo:font-size="10pt" officeooo:rsid="00b619a9" style:font-size-asian="10pt"/>
    </style:style>
    <style:style style:name="T89" style:family="text">
      <style:text-properties fo:color="#000000" style:font-name="Monospace" fo:font-size="10pt" fo:font-style="italic" style:font-size-asian="10pt" style:font-style-asian="italic"/>
    </style:style>
    <style:style style:name="T90" style:family="text">
      <style:text-properties fo:color="#000000" style:font-name="Monospace" fo:font-size="10pt" style:text-underline-style="solid" style:text-underline-width="auto" style:text-underline-color="font-color" style:font-size-asian="10pt"/>
    </style:style>
    <style:style style:name="T91" style:family="text">
      <style:text-properties fo:color="#000000" style:font-name="Monospace" fo:font-size="10pt" fo:background-color="transparent" loext:char-shading-value="0" style:font-size-asian="10pt"/>
    </style:style>
    <style:style style:name="T92" style:family="text">
      <style:text-properties officeooo:rsid="006b7b9c"/>
    </style:style>
    <style:style style:name="T93" style:family="text">
      <style:text-properties officeooo:rsid="006ff29c"/>
    </style:style>
    <style:style style:name="T94" style:family="text">
      <style:text-properties officeooo:rsid="007234a0"/>
    </style:style>
    <style:style style:name="T95" style:family="text">
      <style:text-properties officeooo:rsid="0074afac"/>
    </style:style>
    <style:style style:name="T96" style:family="text">
      <style:text-properties officeooo:rsid="00760b8a"/>
    </style:style>
    <style:style style:name="T97" style:family="text">
      <style:text-properties officeooo:rsid="00777e57"/>
    </style:style>
    <style:style style:name="T98" style:family="text">
      <style:text-properties officeooo:rsid="007a95d3"/>
    </style:style>
    <style:style style:name="T99" style:family="text">
      <style:text-properties officeooo:rsid="007c3095"/>
    </style:style>
    <style:style style:name="T100" style:family="text">
      <style:text-properties officeooo:rsid="007d3532"/>
    </style:style>
    <style:style style:name="T101" style:family="text">
      <style:text-properties officeooo:rsid="00855e16"/>
    </style:style>
    <style:style style:name="T102" style:family="text">
      <style:text-properties officeooo:rsid="0086ed9e"/>
    </style:style>
    <style:style style:name="T103" style:family="text">
      <style:text-properties officeooo:rsid="00879f18"/>
    </style:style>
    <style:style style:name="T104" style:family="text">
      <style:text-properties officeooo:rsid="00887274" fo:background-color="#fff200" loext:char-shading-value="0"/>
    </style:style>
    <style:style style:name="T105" style:family="text">
      <style:text-properties fo:font-weight="normal" style:font-weight-asian="normal" style:font-weight-complex="normal"/>
    </style:style>
    <style:style style:name="T106" style:family="text">
      <style:text-properties fo:font-weight="normal" officeooo:rsid="008abf2f" style:font-weight-asian="normal" style:font-weight-complex="normal"/>
    </style:style>
    <style:style style:name="T107" style:family="text">
      <style:text-properties fo:font-weight="normal" officeooo:rsid="008c27a7" style:font-weight-asian="normal" style:font-weight-complex="normal"/>
    </style:style>
    <style:style style:name="T108" style:family="text">
      <style:text-properties fo:font-weight="normal" fo:background-color="#fff200" loext:char-shading-value="0" style:font-weight-asian="normal" style:font-weight-complex="normal"/>
    </style:style>
    <style:style style:name="T109" style:family="text">
      <style:text-properties officeooo:rsid="008ec4ee"/>
    </style:style>
    <style:style style:name="T110" style:family="text">
      <style:text-properties officeooo:rsid="008faf12"/>
    </style:style>
    <style:style style:name="T111" style:family="text">
      <style:text-properties officeooo:rsid="008ec4ee" fo:background-color="transparent" loext:char-shading-value="0"/>
    </style:style>
    <style:style style:name="T112" style:family="text">
      <style:text-properties officeooo:rsid="00989225"/>
    </style:style>
    <style:style style:name="T113" style:family="text">
      <style:text-properties officeooo:rsid="009b8489"/>
    </style:style>
    <style:style style:name="T114" style:family="text">
      <style:text-properties officeooo:rsid="009fd9fa"/>
    </style:style>
    <style:style style:name="T115" style:family="text">
      <style:text-properties officeooo:rsid="00a15330"/>
    </style:style>
    <style:style style:name="T116" style:family="text">
      <style:text-properties fo:font-style="italic" style:font-style-asian="italic" style:font-style-complex="italic"/>
    </style:style>
    <style:style style:name="T117" style:family="text">
      <style:text-properties fo:font-style="italic" officeooo:rsid="00a180de" style:font-style-asian="italic" style:font-style-complex="italic"/>
    </style:style>
    <style:style style:name="T118" style:family="text">
      <style:text-properties fo:font-style="italic" officeooo:rsid="00ad8400" style:font-style-asian="italic" style:font-style-complex="italic"/>
    </style:style>
    <style:style style:name="T119" style:family="text">
      <style:text-properties fo:font-style="italic" officeooo:rsid="00adb6bc" style:font-style-asian="italic" style:font-style-complex="italic"/>
    </style:style>
    <style:style style:name="T120" style:family="text">
      <style:text-properties fo:font-style="italic" officeooo:rsid="00ae625f" style:font-style-asian="italic" style:font-style-complex="italic"/>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fo:font-style="normal" style:font-style-asian="normal" style:font-style-complex="normal"/>
    </style:style>
    <style:style style:name="T123" style:family="text">
      <style:text-properties fo:font-style="normal" officeooo:rsid="00a180de" style:font-style-asian="normal" style:font-style-complex="normal"/>
    </style:style>
    <style:style style:name="T124" style:family="text">
      <style:text-properties fo:font-style="normal" officeooo:rsid="009fd9fa" style:font-style-asian="normal" style:font-style-complex="normal"/>
    </style:style>
    <style:style style:name="T125" style:family="text">
      <style:text-properties fo:font-style="normal" officeooo:rsid="00a48e10" style:font-style-asian="normal" style:font-style-complex="normal"/>
    </style:style>
    <style:style style:name="T126" style:family="text">
      <style:text-properties fo:font-style="normal" officeooo:rsid="00ab97ee" style:font-style-asian="normal" style:font-style-complex="normal"/>
    </style:style>
    <style:style style:name="T127" style:family="text">
      <style:text-properties fo:font-style="normal" officeooo:rsid="00ad8400" style:font-style-asian="normal" style:font-style-complex="normal"/>
    </style:style>
    <style:style style:name="T128" style:family="text">
      <style:text-properties fo:font-style="normal" officeooo:rsid="00adfbca" style:font-style-asian="normal" style:font-style-complex="normal"/>
    </style:style>
    <style:style style:name="T129" style:family="text">
      <style:text-properties fo:font-style="normal" officeooo:rsid="00aed364" style:font-style-asian="normal" style:font-style-complex="normal"/>
    </style:style>
    <style:style style:name="T130" style:family="text">
      <style:text-properties officeooo:rsid="00a2fb7f"/>
    </style:style>
    <style:style style:name="T131" style:family="text">
      <style:text-properties officeooo:rsid="00aad3e9"/>
    </style:style>
    <style:style style:name="T132" style:family="text">
      <style:text-properties officeooo:rsid="00adb6bc"/>
    </style:style>
    <style:style style:name="T133" style:family="text">
      <style:text-properties officeooo:rsid="00adfbca"/>
    </style:style>
    <style:style style:name="T134" style:family="text">
      <style:text-properties officeooo:rsid="00af9b18"/>
    </style:style>
    <style:style style:name="T135" style:family="text">
      <style:text-properties fo:color="#6a3e3e" style:font-name="Monospace" fo:font-size="10pt" style:font-size-asian="10pt"/>
    </style:style>
    <style:style style:name="T136" style:family="text">
      <style:text-properties fo:color="#6a3e3e" style:font-name="Monospace" fo:font-size="10pt" officeooo:rsid="00b5d848" style:font-size-asian="10pt"/>
    </style:style>
    <style:style style:name="T137" style:family="text">
      <style:text-properties fo:color="#6a3e3e" style:font-name="Monospace" fo:font-size="10pt" fo:background-color="transparent" loext:char-shading-value="0" style:font-size-asian="10pt"/>
    </style:style>
    <style:style style:name="T138" style:family="text">
      <style:text-properties fo:color="#6a3e3e" style:font-name="Monospace" fo:font-size="10pt" fo:font-weight="bold" officeooo:rsid="00b5d848" style:font-size-asian="10pt" style:font-weight-asian="bold" style:font-weight-complex="bold"/>
    </style:style>
    <style:style style:name="T139" style:family="text">
      <style:text-properties officeooo:rsid="00b5ca3a"/>
    </style:style>
    <style:style style:name="T140" style:family="text">
      <style:text-properties fo:color="#7f0055" style:font-name="Monospace" fo:font-size="10pt" fo:font-weight="bold" style:font-size-asian="10pt" style:font-weight-asian="bold"/>
    </style:style>
    <style:style style:name="T141" style:family="text">
      <style:text-properties fo:color="#7f0055" style:font-name="Monospace" fo:font-size="10pt" fo:font-weight="bold" fo:background-color="transparent" loext:char-shading-value="0" style:font-size-asian="10pt" style:font-weight-asian="bold"/>
    </style:style>
    <style:style style:name="T142" style:family="text">
      <style:text-properties fo:color="#7f0055" style:font-name="Monospace" fo:font-size="10pt" fo:font-style="normal" fo:font-weight="bold" style:font-size-asian="10pt" style:font-style-asian="normal" style:font-weight-asian="bold" style:font-style-complex="normal"/>
    </style:style>
    <style:style style:name="T143" style:family="text">
      <style:text-properties officeooo:rsid="00b97552"/>
    </style:style>
    <style:style style:name="T144" style:family="text">
      <style:text-properties fo:color="#e28964"/>
    </style:style>
    <style:style style:name="T145" style:family="text">
      <style:text-properties fo:color="#ffffff"/>
    </style:style>
    <style:style style:name="T146" style:family="text">
      <style:text-properties fo:color="#89bdff"/>
    </style:style>
    <style:style style:name="T147" style:family="text">
      <style:text-properties officeooo:rsid="00b97f59"/>
    </style:style>
    <style:style style:name="T148" style:family="text">
      <style:text-properties officeooo:rsid="00bb4a0d"/>
    </style:style>
    <style:style style:name="T149" style:family="text">
      <style:text-properties officeooo:rsid="00bc57a4"/>
    </style:style>
    <style:style style:name="T150" style:family="text">
      <style:text-properties officeooo:rsid="00bdd390"/>
    </style:style>
    <style:style style:name="T151" style:family="text">
      <style:text-properties style:font-name="Roboto" fo:font-size="10.5pt" fo:font-style="normal" fo:font-weight="normal"/>
    </style:style>
    <style:style style:name="T152" style:family="text">
      <style:text-properties officeooo:rsid="00bf52b7"/>
    </style:style>
    <style:style style:name="T153" style:family="text">
      <style:text-properties officeooo:rsid="003017c8"/>
    </style:style>
    <style:style style:name="T154" style:family="text">
      <style:text-properties officeooo:rsid="00c27289"/>
    </style:style>
    <style:style style:name="T155" style:family="text">
      <style:text-properties style:font-name="monospace"/>
    </style:style>
    <style:style style:name="T156" style:family="text">
      <style:text-properties officeooo:rsid="00c72e1b"/>
    </style:style>
    <style:style style:name="T157" style:family="text">
      <style:text-properties officeooo:rsid="00c807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6">TOPIC 1: STRUTS, SPRING &amp; HIBERNATE INTEGRATION<text:a xlink:type="simple" xlink:href="#__RefHeading___Toc512_1749092315" text:style-name="Index_20_Link" text:visited-style-name="Index_20_Link"><text:tab/>2</text:a></text:p>
          <text:p text:style-name="P227"><text:a xlink:type="simple" xlink:href="#__RefHeading___Toc514_1749092315" text:style-name="Index_20_Link" text:visited-style-name="Index_20_Link">1. Web.xml:<text:tab/>2</text:a></text:p>
          <text:p text:style-name="P227"><text:a xlink:type="simple" xlink:href="#__RefHeading___Toc516_1749092315" text:style-name="Index_20_Link" text:visited-style-name="Index_20_Link">2. struts-config.xml:<text:tab/>2</text:a></text:p>
          <text:p text:style-name="P227"><text:a xlink:type="simple" xlink:href="#__RefHeading___Toc518_1749092315" text:style-name="Index_20_Link" text:visited-style-name="Index_20_Link">3. ApplicationContext.xml:<text:tab/>3</text:a></text:p>
          <text:p text:style-name="P227"><text:a xlink:type="simple" xlink:href="#__RefHeading___Toc520_1749092315" text:style-name="Index_20_Link" text:visited-style-name="Index_20_Link">4. student.jsp<text:tab/>4</text:a></text:p>
          <text:p text:style-name="P227"><text:a xlink:type="simple" xlink:href="#__RefHeading___Toc893_807012434" text:style-name="Index_20_Link" text:visited-style-name="Index_20_Link">5. Servlet Class:<text:tab/>4</text:a></text:p>
          <text:p text:style-name="P227"><text:a xlink:type="simple" xlink:href="#__RefHeading___Toc900_807012434" text:style-name="Index_20_Link" text:visited-style-name="Index_20_Link">6. DAO Class:<text:tab/>5</text:a></text:p>
          <text:p text:style-name="P227"><text:a xlink:type="simple" xlink:href="#__RefHeading___Toc902_807012434" text:style-name="Index_20_Link" text:visited-style-name="Index_20_Link">7. DOMAIN Class:<text:tab/>6</text:a></text:p>
          <text:p text:style-name="P226">TOPIC 2: Log4J<text:a xlink:type="simple" xlink:href="#__RefHeading___Toc907_807012434" text:style-name="Index_20_Link" text:visited-style-name="Index_20_Link"><text:tab/>7</text:a></text:p>
          <text:p text:style-name="P226">TOPIC 3: JASPER REPORT<text:a xlink:type="simple" xlink:href="#__RefHeading___Toc909_807012434" text:style-name="Index_20_Link" text:visited-style-name="Index_20_Link"><text:tab/>8</text:a></text:p>
          <text:p text:style-name="P226">TOPIC 4: SPRING BOOT &amp; MYBATIS INTEGRATION WITH HSQL DATABASE<text:a xlink:type="simple" xlink:href="#__RefHeading___Toc1364_1703179527" text:style-name="Index_20_Link" text:visited-style-name="Index_20_Link"><text:tab/>8</text:a></text:p>
          <text:p text:style-name="P227"><text:a xlink:type="simple" xlink:href="#__RefHeading___Toc1366_1703179527" text:style-name="Index_20_Link" text:visited-style-name="Index_20_Link">1. Create a SpringBoot Maven project and add following MyBatis Starter Dependency:<text:tab/>8</text:a></text:p>
          <text:p text:style-name="P227"><text:a xlink:type="simple" xlink:href="#__RefHeading___Toc1368_1703179527" text:style-name="Index_20_Link" text:visited-style-name="Index_20_Link">2. Create Domain class:<text:tab/>9</text:a></text:p>
          <text:p text:style-name="P227"><text:a xlink:type="simple" xlink:href="#__RefHeading___Toc1370_1703179527" text:style-name="Index_20_Link" text:visited-style-name="Index_20_Link">3. Create schema.sql:<text:tab/>9</text:a></text:p>
          <text:p text:style-name="P227"><text:a xlink:type="simple" xlink:href="#__RefHeading___Toc1372_1703179527" text:style-name="Index_20_Link" text:visited-style-name="Index_20_Link">4. Create data.sql:<text:tab/>9</text:a></text:p>
          <text:p text:style-name="P227"><text:a xlink:type="simple" xlink:href="#__RefHeading___Toc1374_1703179527" text:style-name="Index_20_Link" text:visited-style-name="Index_20_Link">5. Create MyBatis SQL mapper interface (UserMapper.java):<text:tab/>9</text:a></text:p>
          <text:p text:style-name="P227"><text:a xlink:type="simple" xlink:href="#__RefHeading___Toc1376_1703179527" text:style-name="Index_20_Link" text:visited-style-name="Index_20_Link">6. Create UserMapper.xml: (Using XML configuration)<text:tab/>9</text:a></text:p>
          <text:p text:style-name="P227"><text:a xlink:type="simple" xlink:href="#__RefHeading___Toc1378_1703179527" text:style-name="Index_20_Link" text:visited-style-name="Index_20_Link">7. Create UserMapper.java: (Using annotation configuration)<text:tab/>10</text:a></text:p>
          <text:p text:style-name="P227"><text:a xlink:type="simple" xlink:href="#__RefHeading___Toc1380_1703179527" text:style-name="Index_20_Link" text:visited-style-name="Index_20_Link">8. Application.properties:<text:tab/>10</text:a></text:p>
          <text:p text:style-name="P227"><text:a xlink:type="simple" xlink:href="#__RefHeading___Toc1382_1703179527" text:style-name="Index_20_Link" text:visited-style-name="Index_20_Link">9. Application.java:<text:tab/>11</text:a></text:p>
          <text:p text:style-name="P227"><text:a xlink:type="simple" xlink:href="#__RefHeading___Toc1384_1703179527" text:style-name="Index_20_Link" text:visited-style-name="Index_20_Link">10. JUnit Test Class:<text:tab/>11</text:a></text:p>
          <text:p text:style-name="P226">TOPIC 5: JAVA 8 SHORT NOTES<text:a xlink:type="simple" xlink:href="#__RefHeading___Toc522_1749092315" text:style-name="Index_20_Link" text:visited-style-name="Index_20_Link"><text:tab/>12</text:a></text:p>
          <text:p text:style-name="P227"><text:a xlink:type="simple" xlink:href="#__RefHeading___Toc561_1406922076" text:style-name="Index_20_Link" text:visited-style-name="Index_20_Link">1. Default Method in Interface:<text:tab/>12</text:a></text:p>
          <text:p text:style-name="P227"><text:a xlink:type="simple" xlink:href="#__RefHeading___Toc563_1406922076" text:style-name="Index_20_Link" text:visited-style-name="Index_20_Link">2. Static method in Interface:<text:tab/>12</text:a></text:p>
          <text:p text:style-name="P227"><text:a xlink:type="simple" xlink:href="#__RefHeading___Toc565_1406922076" text:style-name="Index_20_Link" text:visited-style-name="Index_20_Link">3. Repeating Annotations:<text:tab/>13</text:a></text:p>
          <text:p text:style-name="P227"><text:a xlink:type="simple" xlink:href="#__RefHeading___Toc567_1406922076" text:style-name="Index_20_Link" text:visited-style-name="Index_20_Link">4. Lambda Expressions:<text:tab/>13</text:a></text:p>
          <text:p text:style-name="P233"><text:a xlink:type="simple" xlink:href="#__RefHeading___Toc895_807012434" text:style-name="Index_20_Link" text:visited-style-name="Index_20_Link">4.1 Syntax:<text:tab/>13</text:a></text:p>
          <text:p text:style-name="P233"><text:a xlink:type="simple" xlink:href="#__RefHeading___Toc897_807012434" text:style-name="Index_20_Link" text:visited-style-name="Index_20_Link">4.2 Functional Interface:<text:tab/>14</text:a></text:p>
          <text:p text:style-name="P233"><text:a xlink:type="simple" xlink:href="#__RefHeading___Toc3082_3997058076" text:style-name="Index_20_Link" text:visited-style-name="Index_20_Link">4.3 Method References:<text:tab/>15</text:a></text:p>
          <text:p text:style-name="P233"><text:a xlink:type="simple" xlink:href="#__RefHeading___Toc3084_3997058076" text:style-name="Index_20_Link" text:visited-style-name="Index_20_Link">4.4 Traversing Collections using Lambda:<text:tab/>15</text:a></text:p>
          <text:p text:style-name="P227"><text:a xlink:type="simple" xlink:href="#__RefHeading___Toc3086_3997058076" text:style-name="Index_20_Link" text:visited-style-name="Index_20_Link">5. Streams:<text:tab/>16</text:a></text:p>
          <text:p text:style-name="P233"><text:a xlink:type="simple" xlink:href="#__RefHeading___Toc3171_305255029" text:style-name="Index_20_Link" text:visited-style-name="Index_20_Link">5.1 Types of Operations:<text:tab/>16</text:a></text:p>
          <text:p text:style-name="P233"><text:a xlink:type="simple" xlink:href="#__RefHeading___Toc3173_305255029" text:style-name="Index_20_Link" text:visited-style-name="Index_20_Link">5.2 Parallel Streams:<text:tab/>16</text:a></text:p>
          <text:p text:style-name="P227"><text:a xlink:type="simple" xlink:href="#__RefHeading___Toc3175_305255029" text:style-name="Index_20_Link" text:visited-style-name="Index_20_Link"><text:s/>6. Optional Class:<text:tab/>17</text:a></text:p>
          <text:p text:style-name="P226">TOPIC 6: Angular JS 6 NOTES<text:a xlink:type="simple" xlink:href="#__RefHeading___Toc2019_526912512" text:style-name="Index_20_Link" text:visited-style-name="Index_20_Link"><text:tab/>18</text:a></text:p>
          <text:p text:style-name="P227"><text:a xlink:type="simple" xlink:href="#__RefHeading___Toc2021_526912512" text:style-name="Index_20_Link" text:visited-style-name="Index_20_Link">1. What and Why?:<text:tab/>18</text:a></text:p>
          <text:p text:style-name="P227"><text:a xlink:type="simple" xlink:href="#__RefHeading___Toc2023_526912512" text:style-name="Index_20_Link" text:visited-style-name="Index_20_Link">2. Angular’s History:<text:tab/>18</text:a></text:p>
          <text:p text:style-name="P227"><text:a xlink:type="simple" xlink:href="#__RefHeading___Toc3976_526912512" text:style-name="Index_20_Link" text:visited-style-name="Index_20_Link">3. Angular’s Architecture:<text:tab/>18</text:a></text:p>
          <text:p text:style-name="P227"><text:a xlink:type="simple" xlink:href="#__RefHeading___Toc2057_1832673698" text:style-name="Index_20_Link" text:visited-style-name="Index_20_Link">4. Important files in Angular app:<text:tab/>19</text:a></text:p>
          <text:p text:style-name="P227"><text:a xlink:type="simple" xlink:href="#__RefHeading___Toc2059_1832673698" text:style-name="Index_20_Link" text:visited-style-name="Index_20_Link">5. Componants:<text:tab/>20</text:a></text:p>
          <text:p text:style-name="P227"><text:a xlink:type="simple" xlink:href="#__RefHeading___Toc2214_2489595719" text:style-name="Index_20_Link" text:visited-style-name="Index_20_Link">6. Interpolation:<text:tab/>20</text:a></text:p>
          <text:p text:style-name="P233"><text:a xlink:type="simple" xlink:href="#__RefHeading___Toc2216_2489595719" text:style-name="Index_20_Link" text:visited-style-name="Index_20_Link">6.1 Things can be done in Interpolation:<text:tab/>21</text:a></text:p>
          <text:p text:style-name="P233"><text:a xlink:type="simple" xlink:href="#__RefHeading___Toc2218_2489595719" text:style-name="Index_20_Link" text:visited-style-name="Index_20_Link">6.2 Things can not be done in Interpolation:<text:tab/>21</text:a></text:p>
          <text:p text:style-name="P227"><text:a xlink:type="simple" xlink:href="#__RefHeading___Toc2543_1274661807" text:style-name="Index_20_Link" text:visited-style-name="Index_20_Link">7. Property Binding:<text:tab/>22</text:a></text:p>
          <text:p text:style-name="P233"><text:a xlink:type="simple" xlink:href="#__RefHeading___Toc2545_1274661807" text:style-name="Index_20_Link" text:visited-style-name="Index_20_Link">7.1 Attributes vs Properties:<text:tab/>22</text:a></text:p>
          <text:p text:style-name="P227"><text:a xlink:type="simple" xlink:href="#__RefHeading___Toc2547_1274661807" text:style-name="Index_20_Link" text:visited-style-name="Index_20_Link">8. Class Binding:<text:tab/>22</text:a></text:p>
          <text:p text:style-name="P227"><text:a xlink:type="simple" xlink:href="#__RefHeading___Toc2549_1274661807" text:style-name="Index_20_Link" text:visited-style-name="Index_20_Link"><text:span text:style-name="T122">9</text:span></text:a><text:a xlink:type="simple" xlink:href="#__RefHeading___Toc2549_1274661807" text:style-name="Index_20_Link" text:visited-style-name="Index_20_Link"><text:span text:style-name="T122">. </text:span></text:a><text:a xlink:type="simple" xlink:href="#__RefHeading___Toc2549_1274661807" text:style-name="Index_20_Link" text:visited-style-name="Index_20_Link"><text:span text:style-name="T122">Style</text:span></text:a><text:a xlink:type="simple" xlink:href="#__RefHeading___Toc2549_1274661807" text:style-name="Index_20_Link" text:visited-style-name="Index_20_Link"><text:span text:style-name="T122"> Binding</text:span></text:a><text:a xlink:type="simple" xlink:href="#__RefHeading___Toc2549_1274661807" text:style-name="Index_20_Link" text:visited-style-name="Index_20_Link"><text:span text:style-name="T122">:</text:span></text:a><text:a xlink:type="simple" xlink:href="#__RefHeading___Toc2549_1274661807" text:style-name="Index_20_Link" text:visited-style-name="Index_20_Link"><text:tab/>22</text:a></text:p>
          <text:p text:style-name="P227"><text:a xlink:type="simple" xlink:href="#__RefHeading___Toc2582_747897609" text:style-name="Index_20_Link" text:visited-style-name="Index_20_Link"><text:span text:style-name="T122">10</text:span></text:a><text:a xlink:type="simple" xlink:href="#__RefHeading___Toc2582_747897609" text:style-name="Index_20_Link" text:visited-style-name="Index_20_Link"><text:span text:style-name="T122">. </text:span></text:a><text:a xlink:type="simple" xlink:href="#__RefHeading___Toc2582_747897609" text:style-name="Index_20_Link" text:visited-style-name="Index_20_Link"><text:span text:style-name="T122">Event</text:span></text:a><text:a xlink:type="simple" xlink:href="#__RefHeading___Toc2582_747897609" text:style-name="Index_20_Link" text:visited-style-name="Index_20_Link"><text:span text:style-name="T122"> Binding</text:span></text:a><text:a xlink:type="simple" xlink:href="#__RefHeading___Toc2582_747897609" text:style-name="Index_20_Link" text:visited-style-name="Index_20_Link"><text:span text:style-name="T122">:</text:span></text:a><text:a xlink:type="simple" xlink:href="#__RefHeading___Toc2582_747897609" text:style-name="Index_20_Link" text:visited-style-name="Index_20_Link"><text:tab/>23</text:a></text:p>
          <text:p text:style-name="P227"><text:soft-page-break/><text:a xlink:type="simple" xlink:href="#__RefHeading___Toc2584_747897609" text:style-name="Index_20_Link" text:visited-style-name="Index_20_Link"><text:span text:style-name="T122">1</text:span></text:a><text:a xlink:type="simple" xlink:href="#__RefHeading___Toc2584_747897609" text:style-name="Index_20_Link" text:visited-style-name="Index_20_Link"><text:span text:style-name="T122">1</text:span></text:a><text:a xlink:type="simple" xlink:href="#__RefHeading___Toc2584_747897609" text:style-name="Index_20_Link" text:visited-style-name="Index_20_Link"><text:span text:style-name="T122">. </text:span></text:a><text:a xlink:type="simple" xlink:href="#__RefHeading___Toc2584_747897609" text:style-name="Index_20_Link" text:visited-style-name="Index_20_Link"><text:span text:style-name="T122">Reference variable</text:span></text:a><text:a xlink:type="simple" xlink:href="#__RefHeading___Toc2584_747897609" text:style-name="Index_20_Link" text:visited-style-name="Index_20_Link"><text:span text:style-name="T122">:</text:span></text:a><text:a xlink:type="simple" xlink:href="#__RefHeading___Toc2584_747897609" text:style-name="Index_20_Link" text:visited-style-name="Index_20_Link"><text:tab/>23</text:a></text:p>
          <text:p text:style-name="P227"><text:a xlink:type="simple" xlink:href="#__RefHeading___Toc2586_747897609" text:style-name="Index_20_Link" text:visited-style-name="Index_20_Link"><text:span text:style-name="T122">1</text:span></text:a><text:a xlink:type="simple" xlink:href="#__RefHeading___Toc2586_747897609" text:style-name="Index_20_Link" text:visited-style-name="Index_20_Link"><text:span text:style-name="T122">2</text:span></text:a><text:a xlink:type="simple" xlink:href="#__RefHeading___Toc2586_747897609" text:style-name="Index_20_Link" text:visited-style-name="Index_20_Link"><text:span text:style-name="T122">. </text:span></text:a><text:a xlink:type="simple" xlink:href="#__RefHeading___Toc2586_747897609" text:style-name="Index_20_Link" text:visited-style-name="Index_20_Link"><text:span text:style-name="T122">Two way Binding</text:span></text:a><text:a xlink:type="simple" xlink:href="#__RefHeading___Toc2586_747897609" text:style-name="Index_20_Link" text:visited-style-name="Index_20_Link"><text:span text:style-name="T122">:</text:span></text:a><text:a xlink:type="simple" xlink:href="#__RefHeading___Toc2586_747897609" text:style-name="Index_20_Link" text:visited-style-name="Index_20_Link"><text:tab/>23</text:a></text:p>
        </text:index-body>
      </text:table-of-content>
      <text:h text:style-name="P199" text:outline-level="1"/>
      <text:h text:style-name="P199" text:outline-level="1"><text:bookmark-start text:name="__RefHeading___Toc512_1749092315"/>TOPIC 1: STRUTS, SPRING &amp; HIBERNATE <text:tab/><text:tab/><text:tab/>INTEGRATION<text:bookmark-end text:name="__RefHeading___Toc512_1749092315"/></text:h>
      <text:p text:style-name="P36">VERSIONS USED:</text:p>
      <text:list xml:id="list2330124294" text:style-name="L1">
        <text:list-item>
          <text:p text:style-name="P189">STRUTS (1.5)</text:p>
        </text:list-item>
        <text:list-item>
          <text:p text:style-name="P189">SPRING (3.0)</text:p>
        </text:list-item>
        <text:list-item>
          <text:p text:style-name="P189">HIBERNATE (3.0)</text:p>
        </text:list-item>
      </text:list>
      <text:p text:style-name="P2"/>
      <text:h text:style-name="Heading_20_2" text:outline-level="2"><text:bookmark-start text:name="__RefHeading___Toc514_1749092315"/>1. <text:span text:style-name="T80">Web.xml:</text:span><text:bookmark-end text:name="__RefHeading___Toc514_1749092315"/></text:h>
      <text:p text:style-name="P3">&lt;servlet&gt;</text:p>
      <text:p text:style-name="P3"><text:tab/>&lt;servlet-name&gt;action&lt;/servlet-name&gt;</text:p>
      <text:p text:style-name="P3"><text:tab/>&lt;servlet-class&gt;org.apache.struts.ActionServlet&lt;/servlet-class&gt;</text:p>
      <text:p text:style-name="P3"><text:tab/>&lt;init-param&gt;</text:p>
      <text:p text:style-name="P3"><text:tab/><text:tab/>&lt;param-name&gt;config&lt;/param-name&gt;</text:p>
      <text:p text:style-name="P3"><text:tab/><text:tab/>&lt;param-value&gt;/WEB-INF/struts-config.xml&lt;/param-value&gt;</text:p>
      <text:p text:style-name="P3"><text:tab/>&lt;/init-param&gt;</text:p>
      <text:p text:style-name="P3">&lt;/servlet&gt;</text:p>
      <text:p text:style-name="P3">&lt;servlet-mapping&gt;</text:p>
      <text:p text:style-name="P3"><text:tab/>&lt;servlet-name&gt;action&lt;/servlet-name&gt;</text:p>
      <text:p text:style-name="P3"><text:tab/>&lt;url-pattern&gt;*.do&lt;/url-pattern&gt;</text:p>
      <text:p text:style-name="P3">&lt;/servlet-mapping&gt;</text:p>
      <text:p text:style-name="P3">&lt;welcome-file-list&gt;</text:p>
      <text:p text:style-name="P3"><text:tab/>&lt;welcome-file&gt;index.jsp&lt;/welcome-file&gt;</text:p>
      <text:p text:style-name="P3">&lt;/welcome-file-list&gt;</text:p>
      <text:p text:style-name="P3"/>
      <text:h text:style-name="Heading_20_2" text:outline-level="2"><text:bookmark-start text:name="__RefHeading___Toc516_1749092315"/><text:span text:style-name="T2">2. </text:span><text:span text:style-name="T81">struts-config.xml:</text:span><text:bookmark-end text:name="__RefHeading___Toc516_1749092315"/></text:h>
      <text:p text:style-name="P4">&lt;form-beans&gt;</text:p>
      <text:p text:style-name="P4"><text:tab/>&lt;form-bean </text:p>
      <text:p text:style-name="P4"><text:tab/><text:tab/>name = “studentForm”</text:p>
      <text:p text:style-name="P4"><text:tab/><text:tab/>type=”org.apache.struts.validator.DynaValidatorForm” &gt;</text:p>
      <text:p text:style-name="P4"><text:tab/>&lt;form-property name= “studentId” type =”java.lang.Interger” initial=”java.lang.Interger” /&gt;</text:p>
      <text:p text:style-name="P4"><text:tab/>(<text:span text:style-name="Strong_20_Emphasis">Add many form properties for current form.</text:span>)<text:tab/></text:p>
      <text:p text:style-name="P4"><text:tab/>&lt;/form-bean&gt;</text:p>
      <text:p text:style-name="P4">&lt;/form-beans&gt;</text:p>
      <text:p text:style-name="P4">&lt;action-mappings&gt;</text:p>
      <text:p text:style-name="P4"><text:tab/>&lt;action path - “/studentAction” type=”org.springfw.web.struts.delegatingActionProxy”</text:p>
      <text:p text:style-name="P4"><text:tab/><text:tab/>parameter=”dispatch”</text:p>
      <text:p text:style-name="P4"><text:tab/><text:tab/>input=”/student.jsp”</text:p>
      <text:p text:style-name="P4"><text:tab/><text:tab/>scope=”request”</text:p>
      <text:p text:style-name="P4"><text:tab/><text:tab/>name=”studentForm”</text:p>
      <text:p text:style-name="P4"><text:tab/><text:tab/>validate=”false” /&gt;</text:p>
      <text:p text:style-name="P4"><text:soft-page-break/>&lt;/action-mapping&gt;</text:p>
      <text:p text:style-name="P4">&lt;message-<text:span text:style-name="T3">resources parameter=”com.ApplicationResources” key=”lable”/&gt;</text:span></text:p>
      <text:p text:style-name="P5"/>
      <text:p text:style-name="P5">&lt;plug-in className=”org.springfw.web.struts.ContextLoaderPlugIn” &gt;</text:p>
      <text:p text:style-name="P5"><text:tab/>&lt;set-property property=”contextConfigLocation”</text:p>
      <text:p text:style-name="P5"><text:tab/><text:tab/><text:tab/>value=”/WEB-INF/classes/applicationContext.xml /&gt;</text:p>
      <text:p text:style-name="P5">&lt;/plug-in&gt;</text:p>
      <text:p text:style-name="P5"/>
      <text:h text:style-name="Heading_20_2" text:outline-level="2"><text:bookmark-start text:name="__RefHeading___Toc518_1749092315"/>3. ApplicationContext.xml:<text:bookmark-end text:name="__RefHeading___Toc518_1749092315"/></text:h>
      <text:p text:style-name="P10">//View Beans</text:p>
      <text:p text:style-name="P18">&lt;bean name=”/studentAction” class=”com.action.StudentAction” &gt;</text:p>
      <text:p text:style-name="P18"><text:tab/>&lt;property name=”stutdentBD” ref=”studentBD”/&gt;</text:p>
      <text:p text:style-name="P18">&lt;/bean&gt;</text:p>
      <text:p text:style-name="P18"/>
      <text:p text:style-name="P9">//Business Delegation Beans</text:p>
      <text:p text:style-name="P18">&lt;bean id=”studentBD” class=”com.BDImpl.StudentBDImpl”&gt;</text:p>
      <text:p text:style-name="P18"><text:tab/>&lt;property name=”studentDAO” ref=”studentDAO” /&gt;</text:p>
      <text:p text:style-name="P18">&lt;/bean&gt;</text:p>
      <text:p text:style-name="P18"/>
      <text:p text:style-name="P9">//Data Access Object</text:p>
      <text:p text:style-name="P18">&lt;bean id=”studentDAO” class=”com.DAOImpl.StudentDAOImpl”&gt;</text:p>
      <text:p text:style-name="P18"><text:tab/>&lt;property name=”sessionFactory” ref=”sessionFactory” /&gt;</text:p>
      <text:p text:style-name="P18">&lt;/bean&gt;</text:p>
      <text:p text:style-name="P18"/>
      <text:p text:style-name="P8">// Database Connection</text:p>
      <text:p text:style-name="P6">&lt;bean id=”dataSource”</text:p>
      <text:p text:style-name="P6"><text:tab/>class=”org.springfw.jdbc.datasource.Dri<text:span text:style-name="T131">v</text:span>erManagerDataSource” &gt;</text:p>
      <text:p text:style-name="P6"><text:tab/>&lt;property name=”driverClassName” <text:s/>value=”com.mysql.jdbc.Driver” /&gt;</text:p>
      <text:p text:style-name="P6"><text:tab/>&lt;property name=”url” value=”jdbc:mysql://localhost:3306/{{dbName}} /&gt;</text:p>
      <text:p text:style-name="P6"><text:tab/>&lt;property name=”username” value=”root” /&gt;</text:p>
      <text:p text:style-name="P6"><text:tab/>&lt;property name=”password” value=”xxxx” /&gt;</text:p>
      <text:p text:style-name="P6">&lt;/bean&gt;</text:p>
      <text:p text:style-name="P6"/>
      <text:p text:style-name="P7">&lt;bean id=”sessionFactory” class=”org.springfw.orm.hibernate3.annotation.AnnotationSessionFactoryBean” &gt;</text:p>
      <text:p text:style-name="P7"><text:tab/>&lt;property name=”dataSource” ref=”dataSource” /&gt;</text:p>
      <text:p text:style-name="P7"><text:tab/>&lt;property name=”annotatedClasses”&gt;</text:p>
      <text:p text:style-name="P7"><text:tab/><text:tab/>&lt;list&gt;</text:p>
      <text:p text:style-name="P7"><text:tab/><text:tab/><text:tab/>&lt;value&gt;com.domain.Student&lt;/value&gt;</text:p>
      <text:p text:style-name="P7"><text:tab/><text:tab/><text:tab/>&lt;value&gt;com.domain.Course&lt;/value&gt;</text:p>
      <text:p text:style-name="P7"><text:tab/><text:tab/>&lt;/list&gt;</text:p>
      <text:p text:style-name="P7"><text:tab/>&lt;/property&gt;</text:p>
      <text:p text:style-name="P7"><text:tab/>&lt;property name=”hibernateProperties”&gt;</text:p>
      <text:p text:style-name="P7"><text:tab/><text:tab/>&lt;props&gt;</text:p>
      <text:p text:style-name="P7"><text:tab/><text:tab/><text:tab/>&lt;prop key=”hibernate.dialect”&gt;org.hibernate.dialect.MySQLDialect&lt;/prop&gt;</text:p>
      <text:p text:style-name="P7"><text:tab/><text:tab/><text:tab/>&lt;prop key=”hibernate.show-sql”&gt;true&lt;/prop&gt;</text:p>
      <text:p text:style-name="P7"><text:tab/><text:tab/><text:tab/>&lt;prop key=”hibernate.format-sql”&gt;true&lt;/prop&gt;</text:p>
      <text:p text:style-name="P7"><text:tab/><text:tab/><text:tab/>&lt;prop key=”hibernate.use-sql-comments”&gt;true&lt;/prop&gt;</text:p>
      <text:p text:style-name="P7"><text:tab/><text:tab/><text:tab/>&lt;prop key=”hibernate.hbm2ddl.auto”&gt;update&lt;/prop&gt;</text:p>
      <text:p text:style-name="P7"><text:soft-page-break/><text:tab/><text:tab/>&lt;/props&gt;</text:p>
      <text:p text:style-name="P7"><text:tab/>&lt;/property&gt;</text:p>
      <text:p text:style-name="P7">&lt;/bean&gt;</text:p>
      <text:p text:style-name="P7"/>
      <text:h text:style-name="Heading_20_2" text:outline-level="2"><text:bookmark-start text:name="__RefHeading___Toc520_1749092315"/>4. student.jsp<text:bookmark-end text:name="__RefHeading___Toc520_1749092315"/></text:h>
      <text:p text:style-name="P20">//Ajax using JavaScript</text:p>
      <text:p text:style-name="P19">var ajaxObj;</text:p>
      <text:p text:style-name="P19">if(window.XMLHttpRequest){</text:p>
      <text:p text:style-name="P19"><text:tab/>ajaxObj=new XMLHttpRequest();</text:p>
      <text:p text:style-name="P19">}elseIf(window.ActiveXObject){</text:p>
      <text:p text:style-name="P19"><text:tab/>ajaxObj=new ActiveXObject(“MICROSOFT.XMLHTTP”);</text:p>
      <text:p text:style-name="P19">}</text:p>
      <text:p text:style-name="P19"/>
      <text:p text:style-name="P22">function addStudent(){</text:p>
      <text:p text:style-name="P22">var studentName=document.getElementById(“name”).value;</text:p>
      <text:p text:style-name="P22">var url = “studentAction.do?dispatch=addStudent &amp;studentName=”+studentName+” <text:tab/><text:tab/><text:tab/><text:tab/>&amp;studentAge=”+studentAge;</text:p>
      <text:p text:style-name="P22">ajaxObj.open(“POST”,url,true);</text:p>
      <text:p text:style-name="P22">ajaxObj.onreadyStateChange=function(){</text:p>
      <text:p text:style-name="P22"><text:tab/>if(ajaxObj.readyState==4 &amp;&amp; ajaxObj.status==200){</text:p>
      <text:p text:style-name="P22"><text:tab/><text:tab/>d.getElementById(“div 1”).innerHtml = ajaxObj.responseText;</text:p>
      <text:p text:style-name="P21"/>
      <text:p text:style-name="P21"/>
      <text:p text:style-name="P21"><text:tab/><text:tab/>//<text:span text:style-name="T4">To Add elements dynamically in combo box using ajax</text:span></text:p>
      <text:p text:style-name="P23"><text:tab/><text:tab/>var select = d.getElById(“item”);</text:p>
      <text:p text:style-name="P23"><text:tab/><text:tab/>var EnumList=eval(‘(‘+ajaxObj.responseText+’)’);</text:p>
      <text:p text:style-name="P23"><text:tab/><text:tab/>var loadToCombo=EnumList[‘LOADLIST’];</text:p>
      <text:p text:style-name="P23"><text:tab/><text:tab/>for (var i =0; i&lt;loadToCombo.length;i++){</text:p>
      <text:p text:style-name="P23"><text:tab/>select.options[select.options.length]=new option(loadToCombo[i],loadToCombo[i+1];</text:p>
      <text:p text:style-name="P23"><text:tab/>i++;</text:p>
      <text:p text:style-name="P23"><text:tab/>}</text:p>
      <text:p text:style-name="P22"><text:tab/>}</text:p>
      <text:p text:style-name="P22">}</text:p>
      <text:p text:style-name="P26">ajaxObj.send();</text:p>
      <text:p text:style-name="P26">}</text:p>
      <text:p text:style-name="P26"/>
      <text:h text:style-name="Heading_20_2" text:outline-level="2"><text:bookmark-start text:name="__RefHeading___Toc893_807012434"/>5. Servlet Class:<text:bookmark-end text:name="__RefHeading___Toc893_807012434"/></text:h>
      <text:p text:style-name="P27">public Class <text:span text:style-name="T28">StudentAction</text:span> extends DispathAction{</text:p>
      <text:p text:style-name="P27">private StudentDAO studentDAO;</text:p>
      <text:p text:style-name="P11">//Create getters &amp; setters for <text:s/>studentDAO</text:p>
      <text:p text:style-name="P27">public ActionForward addStudent(ActionMapping map, ActionForm form, HttpServletRequest req, HttpServletResponse res) throws Exception{</text:p>
      <text:p text:style-name="P27"><text:tab/>String name = req.getParameter(“studentName”);</text:p>
      <text:p text:style-name="P27"><text:tab/>int age = Interger.parseInt(req.getParameter(“age”));</text:p>
      <text:p text:style-name="P11">//Set all parameters to variables of object</text:p>
      <text:p text:style-name="P27">try{</text:p>
      <text:p text:style-name="P27"><text:tab/>getStudentDAO.addStudent(name,age,.....);</text:p>
      <text:p text:style-name="P27"><text:tab/>res.getWriter().write(String.valueOf(studentId));</text:p>
      <text:p text:style-name="P27"><text:soft-page-break/>}catch(Exception e){</text:p>
      <text:p text:style-name="P27"><text:tab/>res.getWriter().write(“error”);</text:p>
      <text:p text:style-name="P27"><text:tab/>e.printStackTrace();</text:p>
      <text:p text:style-name="P27">}</text:p>
      <text:p text:style-name="P27">return null;</text:p>
      <text:p text:style-name="P27">}</text:p>
      <text:p text:style-name="P27"/>
      <text:p text:style-name="P28">public ActionForward getStudentById(ActionMapping , ActionForm form, Req, Res) throw ex{</text:p>
      <text:p text:style-name="P28">JsonObj jsonObj = new JsonObj();</text:p>
      <text:p text:style-name="P28">int studentId = Integer.parseInt(req.getParameter(“studentId”));</text:p>
      <text:p text:style-name="P28">try{</text:p>
      <text:p text:style-name="P28"><text:tab/>Student student = getStudentDAO.getStudentById(studentId);</text:p>
      <text:p text:style-name="P29"><text:tab/><text:span text:style-name="T6">if(student!=null){</text:span></text:p>
      <text:p text:style-name="P37"><text:tab/><text:tab/>jsonObj.put(“studentId”,student.getStudentId());</text:p>
      <text:p text:style-name="P29"><text:tab/><text:tab/><text:span text:style-name="T6">jsonObj.put(“name”,student.getStudentName());</text:span></text:p>
      <text:p text:style-name="P12">//<text:span text:style-name="T6">Put all attributes of object in the json object</text:span></text:p>
      <text:p text:style-name="P37"><text:tab/>}else{</text:p>
      <text:p text:style-name="P37"><text:tab/><text:tab/>jsonObj.put(“no records”,”Record Not Found”);</text:p>
      <text:p text:style-name="P37"><text:tab/>}</text:p>
      <text:p text:style-name="P29">}<text:span text:style-name="T6">catch(Exception e){</text:span></text:p>
      <text:p text:style-name="P29"><text:tab/><text:span text:style-name="T6">jsonObj.put(“error”,e.getMessage());</text:span></text:p>
      <text:p text:style-name="P37">}</text:p>
      <text:p text:style-name="P37">res.getWriter().write(jsonObj.toString());</text:p>
      <text:p text:style-name="P37">return null;</text:p>
      <text:p text:style-name="P37">}</text:p>
      <text:p text:style-name="P28"/>
      <text:h text:style-name="P205" text:outline-level="2"><text:bookmark-start text:name="__RefHeading___Toc900_807012434"/>6. DAO Class:<text:bookmark-end text:name="__RefHeading___Toc900_807012434"/></text:h>
      <text:p text:style-name="Standard">public class <text:span text:style-name="T31">S</text:span><text:span text:style-name="T28">tudentDAOImpl</text:span> extends HibernateDAOSupport Implements StudentDAO{</text:p>
      <text:p text:style-name="P67"><text:tab/></text:p>
      <text:p text:style-name="P67"><text:tab/>public void addStudent(Student student){</text:p>
      <text:p text:style-name="Standard"><text:span text:style-name="T28">Type 1: </text:span><text:tab/>getHibernateTemplate().save(student);</text:p>
      <text:p text:style-name="Standard"><text:span text:style-name="T28">Type 2:</text:span><text:tab/>Transaction tr = getSession().beginTransaction();</text:p>
      <text:p text:style-name="Standard"><text:tab/><text:tab/>getSession<text:span text:style-name="T71">().save(student);</text:span></text:p>
      <text:p text:style-name="Standard"><text:tab/><text:tab/>tr.commit();</text:p>
      <text:p text:style-name="Standard"><text:tab/>}</text:p>
      <text:p text:style-name="Standard"/>
      <text:p text:style-name="Standard"><text:tab/><text:span text:style-name="T72">public void updateStudent(int studentId, String studentName){</text:span></text:p>
      <text:p text:style-name="Standard"><text:tab/><text:tab/><text:span text:style-name="T72">Student student = new Student();</text:span></text:p>
      <text:p text:style-name="Standard"><text:tab/><text:tab/>student.setStudentId(studentId);</text:p>
      <text:p text:style-name="Standard"><text:tab/><text:tab/>student.setStudentName(studentName);</text:p>
      <text:p text:style-name="Standard"><text:tab/><text:tab/>getHibernateTemplate().update(student);</text:p>
      <text:p text:style-name="Standard"><text:tab/>}</text:p>
      <text:p text:style-name="Standard"><text:tab/></text:p>
      <text:p text:style-name="P68"><text:tab/><text:span text:style-name="T73">public void deleteStudent(int studentId){</text:span></text:p>
      <text:p text:style-name="P68"><text:tab/><text:tab/><text:span text:style-name="T73">Student student = getHibernateTemplate().get(Student.class, studentId);</text:span></text:p>
      <text:p text:style-name="P68"><text:tab/><text:tab/><text:span text:style-name="T73">getHibernateTemplate().delete(student);</text:span></text:p>
      <text:p text:style-name="P80"><text:tab/>}</text:p>
      <text:p text:style-name="P68"/>
      <text:p text:style-name="P69"><text:tab/></text:p>
      <text:p text:style-name="P69"><text:soft-page-break/></text:p>
      <text:p text:style-name="P69"/>
      <text:p text:style-name="P69"/>
      <text:p text:style-name="P69"/>
      <text:p text:style-name="P69"/>
      <text:p text:style-name="P69"/>
      <text:p text:style-name="P70">public Student getStudentById(int studentId){</text:p>
      <text:p text:style-name="P69"><text:span text:style-name="T30">Type 1:</text:span><text:span text:style-name="T74"><text:tab/>Student student = getHibernateTemplate().get(Student.class, studentId);</text:span></text:p>
      <text:p text:style-name="P69"><text:tab/><text:tab/><text:span text:style-name="T74">return student;</text:span></text:p>
      <text:p text:style-name="P69"/>
      <text:p text:style-name="P70"><text:span text:style-name="T28">Type 2: </text:span><text:tab/>Query query = null;</text:p>
      <text:p text:style-name="P70"><text:tab/><text:tab/>String queryString = “SELECT student FROM Student student WHERE <text:tab/><text:tab/><text:tab/><text:tab/>student.studentId=”+studentId;</text:p>
      <text:p text:style-name="P70"><text:tab/><text:tab/>query = getSession().createQuery(queryString);</text:p>
      <text:p text:style-name="P70"><text:tab/><text:tab/>Student student = (Student) query.uniqueResult();</text:p>
      <text:p text:style-name="P70"><text:tab/><text:tab/>return student;</text:p>
      <text:p text:style-name="P70"/>
      <text:p text:style-name="P71"><text:span text:style-name="T28">Type 3: </text:span><text:tab/>Criteria criteria = getSession().createCriteria(Student.class);</text:p>
      <text:p text:style-name="P71"><text:tab/><text:tab/>criteria.add(Restrictions.eq(“studentId”,student.getStudentId());</text:p>
      <text:p text:style-name="P71"><text:tab/><text:tab/>return criteria.list();</text:p>
      <text:p text:style-name="P70"><text:tab/>}</text:p>
      <text:p text:style-name="Standard">}</text:p>
      <text:p text:style-name="P28"/>
      <text:h text:style-name="P206" text:outline-level="2"><text:bookmark-start text:name="__RefHeading___Toc902_807012434"/>7. DOMAIN Class: <text:bookmark-end text:name="__RefHeading___Toc902_807012434"/></text:h>
      <text:p text:style-name="P72">@Entity</text:p>
      <text:p text:style-name="P72">@Table(name=”STUDENTS”)</text:p>
      <text:p text:style-name="P72">public class <text:span text:style-name="T28">Student</text:span>{</text:p>
      <text:p text:style-name="P72"><text:tab/>private int studentId;</text:p>
      <text:p text:style-name="P72"><text:tab/>private String studentName;</text:p>
      <text:p text:style-name="P72"><text:tab/>private Department department;</text:p>
      <text:p text:style-name="P13"/>
      <text:p text:style-name="P13"><text:tab/>// Add rest of the instance fields here..</text:p>
      <text:p text:style-name="P13"><text:tab/></text:p>
      <text:p text:style-name="P13"><text:tab/><text:span text:style-name="T21">@Id</text:span></text:p>
      <text:p text:style-name="P14"><text:span text:style-name="T19"><text:tab/>@</text:span><text:span text:style-name="T22">GeneratedValue(strategy = GenerationType.Auto)</text:span></text:p>
      <text:p text:style-name="P52"><text:tab/>@Column(name=”STUDENT_ID”)</text:p>
      <text:p text:style-name="P53"><text:tab/>public int getStudentId(){</text:p>
      <text:p text:style-name="P53"><text:tab/><text:tab/>return studentId;</text:p>
      <text:p text:style-name="P53"><text:tab/>}</text:p>
      <text:p text:style-name="P53"/>
      <text:p text:style-name="P53"><text:tab/>@Column(name=”STUDENT_NAME”)</text:p>
      <text:p text:style-name="P53"><text:tab/>public String getStudentName(){</text:p>
      <text:p text:style-name="P53"><text:tab/><text:tab/>return studentName;</text:p>
      <text:p text:style-name="P53"><text:tab/>}</text:p>
      <text:p text:style-name="P53"/>
      <text:p text:style-name="P15"><text:span text:style-name="T22"><text:tab/></text:span><text:span text:style-name="T23">@ManyToOne</text:span></text:p>
      <text:p text:style-name="P54"><text:tab/>@JoinColumn(name=”DEP_ID”)</text:p>
      <text:p text:style-name="P55"><text:tab/>public Department getDepartment(){</text:p>
      <text:p text:style-name="P55"><text:tab/><text:tab/>return department;</text:p>
      <text:p text:style-name="P55"><text:soft-page-break/><text:tab/>}</text:p>
      <text:p text:style-name="P55"/>
      <text:p text:style-name="P72">}</text:p>
      <text:p text:style-name="P72"/>
      <text:p text:style-name="P28"/>
      <text:p text:style-name="P73"/>
      <text:p text:style-name="P73"/>
      <text:p text:style-name="P73"/>
      <text:p text:style-name="P73"/>
      <text:p text:style-name="P73"/>
      <text:p text:style-name="P73">@Entity</text:p>
      <text:p text:style-name="P73">@Table(name=”DEPARTMENTS”)</text:p>
      <text:p text:style-name="P73">public class <text:span text:style-name="T28">Department</text:span>{</text:p>
      <text:p text:style-name="P73"><text:tab/>private int departmentId;</text:p>
      <text:p text:style-name="P73"><text:tab/>private String departmentName;</text:p>
      <text:p text:style-name="P73"><text:tab/>private set&lt;Student&gt; studentList;</text:p>
      <text:p text:style-name="P73"/>
      <text:p text:style-name="P73"><text:tab/>@OneToMany(mappedBy=”department”,fetch=FetchType.EAGER)</text:p>
      <text:p text:style-name="P73"><text:tab/>public set&lt;Student&gt; getStudentsList(){</text:p>
      <text:p text:style-name="P73"><text:tab/><text:tab/>return studentList;</text:p>
      <text:p text:style-name="P73"><text:tab/>}</text:p>
      <text:p text:style-name="P73">}</text:p>
      <text:p text:style-name="P73"/>
      <text:p text:style-name="P74"><text:span text:style-name="T28">NOTE:</text:span> FETCH TYPE</text:p>
      <text:list xml:id="list2033734216" text:style-name="L2">
        <text:list-item>
          <text:p text:style-name="P190">EAGER: To Retrieve all department along with Student.</text:p>
        </text:list-item>
        <text:list-item>
          <text:p text:style-name="P190">LAZY:<text:tab/> To Retrieve all department without Student.<text:tab/></text:p>
        </text:list-item>
      </text:list>
      <text:p text:style-name="P28"/>
      <text:p text:style-name="P28"/>
      <text:h text:style-name="P200" text:outline-level="1"><text:bookmark-start text:name="__RefHeading___Toc907_807012434"/>TOPIC 2: L<text:span text:style-name="T75">og</text:span>4J<text:bookmark-end text:name="__RefHeading___Toc907_807012434"/></text:h>
      <text:p text:style-name="P76">Name the properties file as (log4j.properties)</text:p>
      <text:p text:style-name="P76">First Element should be – log4j.rootLogger = DEBUG</text:p>
      <text:list xml:id="list1876840193" text:style-name="L3">
        <text:list-item>
          <text:p text:style-name="P191">Here the level is set to DEBUG.</text:p>
        </text:list-item>
        <text:list-item>
          <text:p text:style-name="P191">Log4j Levels,</text:p>
        </text:list-item>
      </text:list>
      <text:list xml:id="list1484874409" text:style-name="L4">
        <text:list-item>
          <text:p text:style-name="P192">DEBUG</text:p>
        </text:list-item>
        <text:list-item>
          <text:p text:style-name="P192">INFO</text:p>
        </text:list-item>
        <text:list-item>
          <text:p text:style-name="P192">WARN</text:p>
        </text:list-item>
        <text:list-item>
          <text:p text:style-name="P192">ERROR</text:p>
        </text:list-item>
        <text:list-item>
          <text:p text:style-name="P192">FATAL</text:p>
        </text:list-item>
      </text:list>
      <text:list xml:id="list1149124263" text:style-name="L5">
        <text:list-item>
          <text:p text:style-name="P193">If we set rootLogger level to “WARN” as like this, </text:p>
        </text:list-item>
      </text:list>
      <text:p text:style-name="P76"><text:tab/><text:tab/>log4j.rootLogger = WARN</text:p>
      <text:p text:style-name="P76"><text:tab/>then WARN, ERROR and FATAL level log messages will be displayed and the rest will <text:tab/>be <text:tab/>dropped.</text:p>
      <text:list xml:id="list3915942585" text:style-name="L6">
        <text:list-item>
          <text:p text:style-name="P194">Appenders,</text:p>
        </text:list-item>
      </text:list>
      <text:list xml:id="list744048948" text:style-name="L7">
        <text:list-item>
          <text:p text:style-name="P195">ConsoleAppender</text:p>
        </text:list-item>
        <text:list-item>
          <text:p text:style-name="P195">FileAppender</text:p>
        </text:list-item>
      </text:list>
      <text:p text:style-name="P77"/>
      <text:p text:style-name="P77">Example:</text:p>
      <text:p text:style-name="P34"><text:tab/>log4j.properties:</text:p>
      <text:p text:style-name="P77"><text:tab/>log<text:span text:style-name="T76">4j.rootLogger = DEBUG,CA,FA</text:span></text:p>
      <text:p text:style-name="P16"><text:soft-page-break/><text:tab/></text:p>
      <text:p text:style-name="P16"><text:tab/># For Console Appender</text:p>
      <text:p text:style-name="P49"><text:tab/>log4j.appender.CA = org.apache.log4j.ConsoleAppender</text:p>
      <text:p text:style-name="P49"><text:tab/>log4j.appender.CA.layout = org.apache.log4j.PatternLayout</text:p>
      <text:p text:style-name="P49"><text:tab/>log4j.appender.CA.layout.ConversionPattern = </text:p>
      <text:p text:style-name="P49"><text:tab/><text:tab/><text:tab/><text:tab/><text:tab/><text:tab/>[%d[MMM dd HH:mm:ss]][%-sp](%F %L) - %m %n]</text:p>
      <text:p text:style-name="P49"><text:tab/></text:p>
      <text:p text:style-name="P50"><text:tab/></text:p>
      <text:p text:style-name="P17"/>
      <text:p text:style-name="P17"/>
      <text:p text:style-name="P17"><text:tab/>#For File Appender</text:p>
      <text:p text:style-name="P49"><text:tab/><text:span text:style-name="T77">log4j.appender.FA = org.apache.log4j.FileAppender</text:span></text:p>
      <text:p text:style-name="P49"><text:tab/><text:span text:style-name="T77">log4j.appender.FA.File = Sample.log</text:span></text:p>
      <text:p text:style-name="P49"><text:tab/><text:span text:style-name="T77">log4j.appender.FA.layout = org.apache.log4j.PatternLayout</text:span></text:p>
      <text:p text:style-name="P49"><text:tab/><text:span text:style-name="T77">log4j.appender.FA.ConversionPattern = (Same As CA)</text:span></text:p>
      <text:p text:style-name="P49"/>
      <text:list xml:id="list2457750072" text:style-name="L8">
        <text:list-item>
          <text:p text:style-name="P196">To use loggers in java classes,</text:p>
          <text:p text:style-name="P196">public static Logger logger = Logger.getLogger(CurrentClass.class);</text:p>
          <text:p text:style-name="P196"/>
        </text:list-item>
        <text:list-item>
          <text:p text:style-name="P196">Inside Method,</text:p>
          <text:p text:style-name="P196">logger.info(“custom message”);</text:p>
        </text:list-item>
      </text:list>
      <text:p text:style-name="P51"/>
      <text:h text:style-name="P203" text:outline-level="1"><text:bookmark-start text:name="__RefHeading___Toc909_807012434"/>TOPIC <text:span text:style-name="T78">3</text:span>: <text:span text:style-name="T5">JASPER REPORT</text:span><text:bookmark-end text:name="__RefHeading___Toc909_807012434"/></text:h>
      <text:list xml:id="list1317842138" text:style-name="L9">
        <text:list-item>
          <text:p text:style-name="P197">To compile jasper report from java classes,</text:p>
          <text:p text:style-name="P197"/>
          <text:p text:style-name="P197">HashMap map = new HashMap();</text:p>
          <text:p text:style-name="P197">map.put(“Name”,value);</text:p>
          <text:p text:style-name="P197">JasperDesign jd = JRXmlLoader.load(“jrxmlfile”);</text:p>
          <text:p text:style-name="P197">JasperReport jr = JasperCompileManager.compileReport(jd);</text:p>
          <text:p text:style-name="P197">JasperPrint jp = JasperFillManager.fillReport(jr, map, DBConnection);</text:p>
          <text:p text:style-name="P197">JasperExportManager.exportReportToPdfFile(jp,”Location where we want to print the file”);</text:p>
        </text:list-item>
      </text:list>
      <text:p text:style-name="P78"/>
      <text:p text:style-name="P75"><text:span text:style-name="T28">NOTE:</text:span> <text:span text:style-name="T79">Here Hashmap is used to pass parameter in the SQL.</text:span></text:p>
      <text:p text:style-name="P75"/>
      <text:h text:style-name="P204" text:outline-level="1"><text:bookmark-start text:name="__RefHeading___Toc1364_1703179527"/>TOPIC <text:span text:style-name="T83">4</text:span>: <text:span text:style-name="T83">SPRING BOOT &amp; MYBATIS INTEGRATION <text:tab/><text:tab/><text:tab/> <text:s/>WITH HSQL DATABASE</text:span><text:bookmark-end text:name="__RefHeading___Toc1364_1703179527"/></text:h>
      <text:p text:style-name="P79"><text:span text:style-name="Strong_20_Emphasis"><text:span text:style-name="T60">MyBatis </text:span></text:span><text:span text:style-name="T61">is a SQL Mapping framework with support for custom SQL, stored procedures and advanced mappings.</text:span></text:p>
      <text:p text:style-name="P79"/>
      <text:h text:style-name="P207" text:outline-level="2"><text:bookmark-start text:name="__RefHeading___Toc1366_1703179527"/><text:span text:style-name="T32">1</text:span><text:span text:style-name="T28">.</text:span> <text:span text:style-name="T92">Create a SpringBoot Maven project and add following MyBatis Starter Dependency:</text:span><text:bookmark-end text:name="__RefHeading___Toc1366_1703179527"/></text:h>
      <text:p text:style-name="P156">&lt;dependency&gt;</text:p>
      <text:p text:style-name="P81"><text:span text:style-name="T82"><text:tab/></text:span><text:span text:style-name="T84">&lt;groupId&gt;org.mybatis.spring.boot&lt;/groupId&gt;</text:span></text:p>
      <text:p text:style-name="P81"><text:span text:style-name="T82"><text:tab/></text:span><text:span text:style-name="T84">&lt;artifactId&gt;mybatis-spring-boot-starter&lt;/artifactId&gt;</text:span></text:p>
      <text:p text:style-name="P81"><text:soft-page-break/><text:span text:style-name="T82"><text:tab/></text:span><text:span text:style-name="T84">&lt;version&gt;1.0.0&lt;/version&gt;</text:span></text:p>
      <text:p text:style-name="P156">&lt;/dependency&gt;</text:p>
      <text:p text:style-name="P79"/>
      <text:p text:style-name="P35"/>
      <text:h text:style-name="Heading_20_2" text:outline-level="2"><text:bookmark-start text:name="__RefHeading___Toc1368_1703179527"/><text:span text:style-name="T28">2.</text:span> <text:span text:style-name="T28">Create Domain class</text:span>:<text:bookmark-end text:name="__RefHeading___Toc1368_1703179527"/></text:h>
      <text:p text:style-name="P85"><text:span text:style-name="Source_20_Text"><text:span text:style-name="T66">public</text:span></text:span><text:span text:style-name="T63"> </text:span><text:span text:style-name="Source_20_Text"><text:span text:style-name="T66">class</text:span></text:span><text:span text:style-name="T63"> </text:span><text:span text:style-name="Source_20_Text"><text:span text:style-name="T53">User<text:tab/></text:span></text:span><text:span text:style-name="Source_20_Text"><text:span text:style-name="T52">{</text:span></text:span></text:p>
      <text:p text:style-name="P109"><text:span text:style-name="Source_20_Text"><text:span text:style-name="T64">    </text:span></text:span><text:span text:style-name="Source_20_Text"><text:span text:style-name="T65">private</text:span></text:span><text:span text:style-name="T62"> </text:span><text:span text:style-name="Source_20_Text"><text:span text:style-name="T52">Integer id;</text:span></text:span></text:p>
      <text:p text:style-name="P109"><text:span text:style-name="Source_20_Text"><text:span text:style-name="T64">    </text:span></text:span><text:span text:style-name="Source_20_Text"><text:span text:style-name="T65">private</text:span></text:span><text:span text:style-name="T62"> </text:span><text:span text:style-name="Source_20_Text"><text:span text:style-name="T52">String name;</text:span></text:span></text:p>
      <text:p text:style-name="P109"><text:span text:style-name="Source_20_Text"><text:span text:style-name="T64">    </text:span></text:span><text:span text:style-name="Source_20_Text"><text:span text:style-name="T65">private</text:span></text:span><text:span text:style-name="T62"> </text:span><text:span text:style-name="Source_20_Text"><text:span text:style-name="T52">String email;</text:span></text:span></text:p>
      <text:p text:style-name="P113"> </text:p>
      <text:p text:style-name="P109"><text:span text:style-name="Source_20_Text"><text:span text:style-name="T64">    </text:span></text:span><text:span text:style-name="Source_20_Text"><text:span text:style-name="T67">// setters &amp; getters</text:span></text:span></text:p>
      <text:p text:style-name="P109"><text:span text:style-name="Source_20_Text"><text:span text:style-name="T52">}</text:span></text:span></text:p>
      <text:p text:style-name="P82"/>
      <text:p text:style-name="P79"/>
      <text:p text:style-name="P79"/>
      <text:p text:style-name="P79"/>
      <text:p text:style-name="P79"/>
      <text:h text:style-name="P208" text:outline-level="2"><text:bookmark-start text:name="__RefHeading___Toc1370_1703179527"/>3. Create schema.sql: <text:bookmark-end text:name="__RefHeading___Toc1370_1703179527"/></text:h>
      <text:p text:style-name="P84"><text:span text:style-name="Source_20_Text"><text:span text:style-name="T52">CREATE TABLE users</text:span></text:span></text:p>
      <text:p text:style-name="P109"><text:span text:style-name="Source_20_Text"><text:span text:style-name="T52">(</text:span></text:span></text:p>
      <text:p text:style-name="P109"><text:span text:style-name="Source_20_Text"><text:span text:style-name="T64">    </text:span></text:span><text:span text:style-name="Source_20_Text"><text:span text:style-name="T52">id </text:span></text:span><text:span text:style-name="Source_20_Text"><text:span text:style-name="T65">int</text:span></text:span><text:span text:style-name="Source_20_Text"><text:span text:style-name="T52">(</text:span></text:span><text:span text:style-name="Source_20_Text"><text:span text:style-name="T68">11</text:span></text:span><text:span text:style-name="Source_20_Text"><text:span text:style-name="T52">) NOT NULL AUTO_INCREMENT,</text:span></text:span></text:p>
      <text:p text:style-name="P109"><text:span text:style-name="Source_20_Text"><text:span text:style-name="T64">    </text:span></text:span><text:span text:style-name="Source_20_Text"><text:span text:style-name="T52">name varchar(</text:span></text:span><text:span text:style-name="Source_20_Text"><text:span text:style-name="T68">100</text:span></text:span><text:span text:style-name="Source_20_Text"><text:span text:style-name="T52">) NOT NULL,</text:span></text:span></text:p>
      <text:p text:style-name="P109"><text:span text:style-name="Source_20_Text"><text:span text:style-name="T64">    </text:span></text:span><text:span text:style-name="Source_20_Text"><text:span text:style-name="T52">email varchar(</text:span></text:span><text:span text:style-name="Source_20_Text"><text:span text:style-name="T68">100</text:span></text:span><text:span text:style-name="Source_20_Text"><text:span text:style-name="T52">) DEFAULT NULL,</text:span></text:span></text:p>
      <text:p text:style-name="P109"><text:span text:style-name="Source_20_Text"><text:span text:style-name="T64">    </text:span></text:span><text:span text:style-name="Source_20_Text"><text:span text:style-name="T52">PRIMARY KEY (id)</text:span></text:span></text:p>
      <text:p text:style-name="P109"><text:span text:style-name="Source_20_Text"><text:span text:style-name="T52">);</text:span></text:span></text:p>
      <text:p text:style-name="P88"/>
      <text:h text:style-name="P208" text:outline-level="2"><text:bookmark-start text:name="__RefHeading___Toc1372_1703179527"/>4. Create data.sql:<text:bookmark-end text:name="__RefHeading___Toc1372_1703179527"/></text:h>
      <text:p text:style-name="P83"><text:span text:style-name="Source_20_Text"><text:span text:style-name="T52">insert into users(id, name, email) values(</text:span></text:span><text:span text:style-name="Source_20_Text"><text:span text:style-name="T68">1</text:span></text:span><text:span text:style-name="Source_20_Text"><text:span text:style-name="T52">,</text:span></text:span><text:span text:style-name="Source_20_Text"><text:span text:style-name="T69">'Siva'</text:span></text:span><text:span text:style-name="Source_20_Text"><text:span text:style-name="T52">,</text:span></text:span><text:span text:style-name="Source_20_Text"><text:span text:style-name="T69">'siva@gmail.com'</text:span></text:span><text:span text:style-name="Source_20_Text"><text:span text:style-name="T52">);</text:span></text:span></text:p>
      <text:p text:style-name="P109"><text:span text:style-name="Source_20_Text"><text:span text:style-name="T52">insert into users(id, name, email) values(</text:span></text:span><text:span text:style-name="Source_20_Text"><text:span text:style-name="T68">2</text:span></text:span><text:span text:style-name="Source_20_Text"><text:span text:style-name="T52">,</text:span></text:span><text:span text:style-name="Source_20_Text"><text:span text:style-name="T69">'Prasad'</text:span></text:span><text:span text:style-name="Source_20_Text"><text:span text:style-name="T52">,</text:span></text:span><text:span text:style-name="Source_20_Text"><text:span text:style-name="T69">'prasad@gmail.com'</text:span></text:span><text:span text:style-name="Source_20_Text"><text:span text:style-name="T52">);</text:span></text:span></text:p>
      <text:p text:style-name="P109"><text:span text:style-name="Source_20_Text"><text:span text:style-name="T52">insert into users(id, name, email) values(</text:span></text:span><text:span text:style-name="Source_20_Text"><text:span text:style-name="T68">3</text:span></text:span><text:span text:style-name="Source_20_Text"><text:span text:style-name="T52">,</text:span></text:span><text:span text:style-name="Source_20_Text"><text:span text:style-name="T69">'Reddy'</text:span></text:span><text:span text:style-name="Source_20_Text"><text:span text:style-name="T52">,</text:span></text:span><text:span text:style-name="Source_20_Text"><text:span text:style-name="T69">'reddy@gmail.com'</text:span></text:span><text:span text:style-name="Source_20_Text"><text:span text:style-name="T52">);</text:span></text:span></text:p>
      <text:p text:style-name="P89"/>
      <text:h text:style-name="P209" text:outline-level="2"><text:bookmark-start text:name="__RefHeading___Toc1374_1703179527"/>5. Create MyBatis SQL mapper interface (UserMapper.java):<text:bookmark-end text:name="__RefHeading___Toc1374_1703179527"/></text:h>
      <text:p text:style-name="Standard">public interface UserMapper<text:tab/>{</text:p>
      <text:p text:style-name="Standard"><text:s text:c="4"/>void insertUser(User user);</text:p>
      <text:p text:style-name="Standard"><text:s text:c="4"/>User findUserById(Integer id);</text:p>
      <text:p text:style-name="Standard"><text:s text:c="4"/>List&lt;User&gt; findAllUsers();</text:p>
      <text:p text:style-name="Standard">}</text:p>
      <text:p text:style-name="P133"/>
      <text:p text:style-name="P134">We need to create Mapper XML files to define the queries for the mapped SQL statements for the corresponding Mapper interface methods.</text:p>
      <text:h text:style-name="P210" text:outline-level="2"><text:bookmark-start text:name="__RefHeading___Toc1376_1703179527"/>6. Create UserMapper.xml: <text:span text:style-name="T93">(Using XML configuration)</text:span><text:bookmark-end text:name="__RefHeading___Toc1376_1703179527"/></text:h>
      <text:p text:style-name="Standard">&lt;!DOCTYPE mapper PUBLIC "-//mybatis.org//DTD Mapper 3.0//EN"</text:p>
      <text:p text:style-name="Standard"><text:soft-page-break/><text:tab/><text:tab/><text:tab/><text:tab/> <text:s text:c="3"/>"http://mybatis.org/dtd/mybatis-3-mapper.dtd"&gt;</text:p>
      <text:p text:style-name="Standard">&lt;mapper namespace="com.sivalabs.demo.mappers.UserMapper"&gt;</text:p>
      <text:p text:style-name="Standard"/>
      <text:p text:style-name="Standard"><text:tab/>&lt;resultMap id="UserResultMap" type="User"&gt;</text:p>
      <text:p text:style-name="Standard"><text:tab/><text:tab/>&lt;id column="id" property="id" /&gt;</text:p>
      <text:p text:style-name="Standard"><text:tab/><text:tab/>&lt;result column="name" property="name" /&gt;</text:p>
      <text:p text:style-name="Standard"><text:tab/><text:tab/>&lt;result column="email" property="email" /&gt;</text:p>
      <text:p text:style-name="Standard"><text:tab/>&lt;/resultMap&gt;</text:p>
      <text:p text:style-name="Standard"/>
      <text:p text:style-name="Standard"><text:tab/>&lt;select id="findAllUsers" resultMap="UserResultMap"&gt;</text:p>
      <text:p text:style-name="Standard"><text:tab/><text:tab/>select id, name, email from users</text:p>
      <text:p text:style-name="Standard"><text:tab/>&lt;/select&gt;</text:p>
      <text:p text:style-name="Standard"/>
      <text:p text:style-name="Standard"><text:tab/>&lt;select id="findUserById" resultMap="UserResultMap"&gt;</text:p>
      <text:p text:style-name="Standard"><text:tab/><text:tab/>select id, name, email from users WHERE id=#{id}</text:p>
      <text:p text:style-name="Standard"><text:tab/>&lt;/select&gt;</text:p>
      <text:p text:style-name="Standard">&lt;insert id="insertUser" parameterType="User" useGeneratedKeys="true" keyProperty="id"&gt;</text:p>
      <text:p text:style-name="Standard"><text:tab/>insert into users(name,email) values(#{name},#{email})</text:p>
      <text:p text:style-name="Standard">&lt;/insert&gt;</text:p>
      <text:p text:style-name="P86">&lt;/mapper&gt;</text:p>
      <text:p text:style-name="P86"/>
      <text:p text:style-name="Standard">A few things to observe here are:</text:p>
      <text:p text:style-name="Standard"/>
      <text:list xml:id="list3863895085" text:style-name="L10">
        <text:list-item>
          <text:p text:style-name="P198">Namespace in Mapper XML should be same as Fully Qualified Name (FQN) for Mapper Interface</text:p>
        </text:list-item>
        <text:list-item>
          <text:p text:style-name="P198">Statement id values should be same as Mapper Interface method names.</text:p>
        </text:list-item>
        <text:list-item>
          <text:p text:style-name="P198">If the query result column names are different from bean property names we can use &lt;resultMap&gt; configuration to provide mapping between column names and their corresponding bean property names. </text:p>
        </text:list-item>
      </text:list>
      <text:p text:style-name="Standard"/>
      <text:p text:style-name="Standard">MyBatis also provides annotation based query configurations without requiring Mapper XMLs.</text:p>
      <text:p text:style-name="Standard"/>
      <text:h text:style-name="P211" text:outline-level="2"><text:bookmark-start text:name="__RefHeading___Toc1378_1703179527"/>7. Create UserMapper.java: <text:span text:style-name="T93">(Using </text:span>annotation<text:span text:style-name="T93"> configuration)</text:span><text:bookmark-end text:name="__RefHeading___Toc1378_1703179527"/></text:h>
      <text:p text:style-name="Standard">public interface UserMapper{</text:p>
      <text:p text:style-name="Standard"><text:s text:c="4"/>@Insert("insert into users(name,email) values(#{name},#{email})")</text:p>
      <text:p text:style-name="Standard"><text:s text:c="4"/>@SelectKey(statement="call identity()", keyProperty="id",</text:p>
      <text:p text:style-name="Standard"><text:s text:c="4"/>before=false, resultType=Integer.class)</text:p>
      <text:p text:style-name="Standard"><text:s text:c="4"/>void insertUser(User user);</text:p>
      <text:p text:style-name="Standard"><text:s text:c="4"/>@Select("select id, name, email from users WHERE id=#{id}")</text:p>
      <text:p text:style-name="Standard"><text:s text:c="4"/>User findUserById(Integer id);</text:p>
      <text:p text:style-name="Standard"><text:s text:c="4"/>@Select("select id, name, email from users")</text:p>
      <text:p text:style-name="Standard"><text:s text:c="4"/>List&lt;User&gt; findAllUsers();</text:p>
      <text:p text:style-name="Standard">}</text:p>
      <text:p text:style-name="Standard"/>
      <text:p text:style-name="Standard">SpringBoot MyBatis starter provides the following MyBatis configuration parameters which we can use to customize MyBatis settings <text:span text:style-name="T94">in application.properties file</text:span>.</text:p>
      <text:h text:style-name="P212" text:outline-level="2"><text:bookmark-start text:name="__RefHeading___Toc1380_1703179527"/>8. Application.properties:<text:bookmark-end text:name="__RefHeading___Toc1380_1703179527"/></text:h>
      <text:p text:style-name="Standard">mybatis.config = mybatis config file name</text:p>
      <text:p text:style-name="Standard"><text:soft-page-break/>mybatis.mapperLocations = <text:span text:style-name="T85">classpath*:**/mappers/*.xml</text:span></text:p>
      <text:p text:style-name="Standard">mybatis.typeAliasesPackage = domain object's package</text:p>
      <text:p text:style-name="Standard">mybatis.typeHandlersPackage = handler's package</text:p>
      <text:p text:style-name="Standard">mybatis.check-config-location = check the mybatis configuration exists</text:p>
      <text:p text:style-name="Standard">mybatis.executorType = mode of execution. Default is SIMPLE</text:p>
      <text:h text:style-name="P213" text:outline-level="2"><text:bookmark-start text:name="__RefHeading___Toc1382_1703179527"/>9. Application.java:<text:bookmark-end text:name="__RefHeading___Toc1382_1703179527"/></text:h>
      <text:p text:style-name="Standard">@SpringBootApplication</text:p>
      <text:p text:style-name="P87">@MapperScan("com.<text:span text:style-name="T95">ushan</text:span>.demo.mappers")</text:p>
      <text:p text:style-name="Standard">public class Application{</text:p>
      <text:p text:style-name="Standard"><text:s text:c="4"/>public static void main(String[] args)</text:p>
      <text:p text:style-name="Standard"><text:s text:c="4"/>{</text:p>
      <text:p text:style-name="Standard"><text:s text:c="8"/>SpringApplication.run(Application.class, args);</text:p>
      <text:p text:style-name="Standard"><text:s text:c="4"/>}</text:p>
      <text:p text:style-name="Standard">}</text:p>
      <text:p text:style-name="Standard"/>
      <text:p text:style-name="Standard"/>
      <text:p text:style-name="Standard"/>
      <text:p text:style-name="Standard"/>
      <text:p text:style-name="Standard"/>
      <text:h text:style-name="Heading_20_2" text:outline-level="2"><text:bookmark-start text:name="__RefHeading___Toc1384_1703179527"/>10. JUnit Test Class:<text:bookmark-end text:name="__RefHeading___Toc1384_1703179527"/></text:h>
      <text:p text:style-name="Standard">@RunWith(SpringJUnit4ClassRunner.class)</text:p>
      <text:p text:style-name="Standard">@SpringApplicationConfiguration(Application.class)</text:p>
      <text:p text:style-name="Standard">public class ApplicationTests</text:p>
      <text:p text:style-name="Standard">{</text:p>
      <text:p text:style-name="Standard"><text:s text:c="4"/>@Autowired</text:p>
      <text:p text:style-name="Standard"><text:s text:c="4"/>private UserMapper userMapper;</text:p>
      <text:p text:style-name="Standard"><text:s text:c="4"/>@Test</text:p>
      <text:p text:style-name="Standard"><text:s text:c="4"/>public void findAllUsers() {</text:p>
      <text:p text:style-name="Standard"><text:s text:c="8"/>List&lt;User&gt; users = userMapper.findAllUsers();</text:p>
      <text:p text:style-name="Standard"><text:s text:c="8"/>assertNotNull(users);</text:p>
      <text:p text:style-name="Standard"><text:s text:c="8"/>assertTrue(!users.isEmpty());</text:p>
      <text:p text:style-name="Standard"><text:s text:c="4"/>}</text:p>
      <text:p text:style-name="Standard"><text:s text:c="4"/>@Test</text:p>
      <text:p text:style-name="Standard"><text:s text:c="4"/>public void findUserById() {</text:p>
      <text:p text:style-name="Standard"><text:s text:c="8"/>User user = userMapper.findUserById(1);</text:p>
      <text:p text:style-name="Standard"><text:s text:c="8"/>assertNotNull(user);</text:p>
      <text:p text:style-name="Standard"><text:s text:c="4"/>}</text:p>
      <text:p text:style-name="Standard"><text:s text:c="4"/>@Test</text:p>
      <text:p text:style-name="Standard"><text:s text:c="4"/>public void createUser() {</text:p>
      <text:p text:style-name="Standard"><text:s text:c="8"/>User user = new User(0, "<text:span text:style-name="T96">Ushan</text:span>", "<text:span text:style-name="T96">ushan</text:span>@gmail.com");</text:p>
      <text:p text:style-name="Standard"><text:s text:c="8"/>userMapper.insertUser(user);</text:p>
      <text:p text:style-name="Standard"><text:s text:c="8"/>User newUser = userMapper.findUserById(user.getId());</text:p>
      <text:p text:style-name="Standard"><text:s text:c="8"/>assertEquals("<text:span text:style-name="T97">Ushan</text:span>", newUser.getName());</text:p>
      <text:p text:style-name="Standard"><text:s text:c="8"/>assertEquals("<text:span text:style-name="T97">ushan</text:span>@gmail.com", newUser.getEmail());</text:p>
      <text:p text:style-name="Standard"><text:s text:c="4"/>}</text:p>
      <text:p text:style-name="Standard">}</text:p>
      <text:h text:style-name="P201" text:outline-level="1"><text:bookmark-start text:name="__RefHeading___Toc522_1749092315"/><text:soft-page-break/>TOPIC <text:span text:style-name="T102">5</text:span>: <text:span text:style-name="T5">JAVA 8 SHORT NOTES</text:span><text:bookmark-end text:name="__RefHeading___Toc522_1749092315"/></text:h>
      <text:h text:style-name="Heading_20_2" text:outline-level="2"><text:bookmark-start text:name="__RefHeading___Toc561_1406922076"/>1. Default Method in Interface:<text:bookmark-end text:name="__RefHeading___Toc561_1406922076"/></text:h>
      <text:p text:style-name="Standard"><text:tab/><text:span text:style-name="T7">Methods with “</text:span><text:span text:style-name="T10">default</text:span><text:span text:style-name="T7">” keyword can be used to introduce new functionalities into interfaces without breaking the existing classes which implement those interfaces. The </text:span><text:span text:style-name="T10">default</text:span><text:span text:style-name="T7"> methods provide their own definitions, which the implementing classes need not override. This makes the code more manageable. </text:span></text:p>
      <text:p text:style-name="Standard"/>
      <text:p text:style-name="Standard">Example : </text:p>
      <text:p text:style-name="Standard">public interface Remunerate{</text:p>
      <text:p text:style-name="Standard"><text:tab/>public void double add(int a,int b);</text:p>
      <text:p text:style-name="Standard"><text:tab/>public <text:span text:style-name="T9">default</text:span> double addDefault(){</text:p>
      <text:p text:style-name="Standard"><text:tab/><text:tab/><text:span text:style-name="T8">//Default code implementation here.</text:span></text:p>
      <text:p text:style-name="Standard"><text:tab/>}</text:p>
      <text:p text:style-name="Standard">}</text:p>
      <text:p text:style-name="P38"/>
      <text:p text:style-name="P30"/>
      <text:p text:style-name="P30"/>
      <text:p text:style-name="P30">Java 8 – Methods added as default,</text:p>
      <text:p text:style-name="P39"/>
      <text:p text:style-name="P31"><text:span text:style-name="T1">Class / Interface</text:span><text:tab/><text:tab/><text:tab/><text:tab/><text:tab/><text:span text:style-name="T1">New methods</text:span></text:p>
      <text:p text:style-name="P39"><text:tab/>Map<text:tab/><text:tab/><text:tab/><text:tab/>-<text:tab/>getOrDefault, forEach, compute, computeIfAbsent,</text:p>
      <text:p text:style-name="P39"><text:tab/><text:tab/><text:tab/><text:tab/><text:tab/><text:tab/>computeIfPresent, merge, putIfAbsent, remove,</text:p>
      <text:p text:style-name="P39"><text:tab/><text:tab/><text:tab/><text:tab/><text:tab/><text:tab/>replace, replaceAll</text:p>
      <text:p text:style-name="P39"><text:tab/>Iterable<text:tab/><text:tab/><text:tab/>-<text:tab/>forEach, spliterator</text:p>
      <text:p text:style-name="P39"><text:tab/>Iterator<text:tab/><text:tab/><text:tab/><text:tab/>-<text:tab/>forEachRemaining</text:p>
      <text:p text:style-name="P39"><text:tab/>Collection<text:tab/><text:tab/><text:tab/>-<text:tab/>removeIf, stream, parallelStream</text:p>
      <text:p text:style-name="P39"><text:tab/>List<text:tab/><text:tab/><text:tab/><text:tab/>-<text:tab/>replaceAll, sort</text:p>
      <text:p text:style-name="P39"><text:tab/>BitSet<text:tab/><text:tab/><text:tab/><text:tab/>-<text:tab/>stream</text:p>
      <text:p text:style-name="P39"/>
      <text:p text:style-name="P39"/>
      <text:p text:style-name="P39"/>
      <text:h text:style-name="Heading_20_2" text:outline-level="2"><text:bookmark-start text:name="__RefHeading___Toc563_1406922076"/>2. Static method in Interface:<text:bookmark-end text:name="__RefHeading___Toc563_1406922076"/></text:h>
      <text:p text:style-name="Standard"><text:tab/><text:span text:style-name="T11">Static methods are used to provide utility methods for class level access.</text:span></text:p>
      <text:p text:style-name="Standard"/>
      <text:p text:style-name="P41">Example:</text:p>
      <text:p text:style-name="P41">public interface Remunerator{</text:p>
      <text:p text:style-name="P41"><text:tab/>public <text:span text:style-name="T9">static</text:span> double deductForPension(double employeeSalary){</text:p>
      <text:p text:style-name="P41"><text:tab/><text:tab/>return (employeeSalary * PENSION_PERCENTAGE / 100);</text:p>
      <text:p text:style-name="P41"><text:tab/>}</text:p>
      <text:p text:style-name="P41">}</text:p>
      <text:p text:style-name="P41"/>
      <text:p text:style-name="P41">We can use this method as follow,</text:p>
      <text:p text:style-name="P41">employeeSalary - = <text:span text:style-name="T9">Remunerator. deductForPension</text:span>(employeeSalary);</text:p>
      <text:p text:style-name="P41"/>
      <text:p text:style-name="P33">Java 8 Methods added as Static,</text:p>
      <text:p text:style-name="P33"/>
      <text:p text:style-name="P32"><text:span text:style-name="T1">Class / Interface</text:span><text:tab/><text:tab/><text:tab/><text:tab/><text:tab/><text:span text:style-name="T1">New methods</text:span></text:p>
      <text:p text:style-name="P40"><text:soft-page-break/><text:tab/><text:span text:style-name="T12">Comparator</text:span><text:tab/><text:tab/><text:tab/>-<text:tab/><text:span text:style-name="T12">comparingInt, comparingDouble, comparingLong, </text:span></text:p>
      <text:p text:style-name="P40"><text:tab/><text:tab/><text:tab/><text:tab/><text:tab/><text:tab/><text:span text:style-name="T12">naturalOrder, nullsFirst, nullsLast, reverseOrder</text:span></text:p>
      <text:p text:style-name="P40"/>
      <text:p text:style-name="P42"/>
      <text:h text:style-name="Heading_20_2" text:outline-level="2"><text:bookmark-start text:name="__RefHeading___Toc565_1406922076"/>3. Repeating Annotations:<text:bookmark-end text:name="__RefHeading___Toc565_1406922076"/></text:h>
      <text:p text:style-name="P43"/>
      <text:p text:style-name="P43">Example:</text:p>
      <text:p text:style-name="P43"><text:span text:style-name="T13">@Repeatable(value=</text:span><text:span text:style-name="T16">Authors.class</text:span><text:span text:style-name="T9">)</text:span></text:p>
      <text:p text:style-name="P43">public @interface Author{</text:p>
      <text:p text:style-name="P43"><text:tab/>String name();</text:p>
      <text:p text:style-name="P43"><text:tab/>String method();</text:p>
      <text:p text:style-name="P43">}</text:p>
      <text:p text:style-name="P43"/>
      <text:p text:style-name="P44">public @interface Authors{</text:p>
      <text:p text:style-name="P44"><text:tab/>Author[] value();</text:p>
      <text:p text:style-name="P44">}</text:p>
      <text:p text:style-name="P44"/>
      <text:p text:style-name="P45">Usage:</text:p>
      <text:p text:style-name="P45">@Author(name=”John”,method=”method1()”)</text:p>
      <text:p text:style-name="P45">@Author(name=”Mark”,method=”method2()”)</text:p>
      <text:p text:style-name="P45">@Author(name=”James”,method=”method3()”)</text:p>
      <text:p text:style-name="P46">public class className{</text:p>
      <text:p text:style-name="P46"><text:tab/>public void method1(){<text:span text:style-name="T17">//implementation here</text:span>}</text:p>
      <text:p text:style-name="P46"><text:tab/>public int method2(){<text:span text:style-name="T17">//implementation here</text:span>}</text:p>
      <text:p text:style-name="P46"><text:tab/>public String method3(){<text:span text:style-name="T17">//implementation here</text:span>}</text:p>
      <text:p text:style-name="P46">}</text:p>
      <text:p text:style-name="P46"/>
      <text:p text:style-name="P46"/>
      <text:h text:style-name="Heading_20_2" text:outline-level="2"/>
      <text:h text:style-name="Heading_20_2" text:outline-level="2"><text:bookmark-start text:name="__RefHeading___Toc567_1406922076"/>4. Lambda Expressions:<text:bookmark-end text:name="__RefHeading___Toc567_1406922076"/></text:h>
      <text:h text:style-name="Heading_20_3" text:outline-level="3"><text:bookmark-start text:name="__RefHeading___Toc895_807012434"/>4.1 <text:span text:style-name="T98">Syntax:</text:span><text:bookmark-end text:name="__RefHeading___Toc895_807012434"/></text:h>
      <text:p text:style-name="P121"><text:tab/><text:span text:style-name="T13">(argument)-&gt;(body)</text:span></text:p>
      <text:p text:style-name="P122">1. An <text:span text:style-name="T28">argument list</text:span>: It should be exactly the same (in terms of number, type and order of arguments) as that of the abstract method in the interface.</text:p>
      <text:p text:style-name="P122">For Example: </text:p>
      <text:list xml:id="list2225396202" text:style-name="L11">
        <text:list-item>
          <text:p text:style-name="P157">( ) -&gt; {System.out.println(“No argument”);}</text:p>
        </text:list-item>
        <text:list-item>
          <text:p text:style-name="P157">(int arg1, String arg2) -&gt; <text:span text:style-name="T18">{System.out.println(“Multiple arguments”);</text:span></text:p>
        </text:list-item>
      </text:list>
      <text:p text:style-name="P123">Arguments types can be eliminated, making them inferred types. i.e. (int x) and <text:s/>(x) are same.</text:p>
      <text:p text:style-name="P123">Also, parenthesis ( ) can be eliminated if there is only one arguments.</text:p>
      <text:list xml:id="list3670569377" text:style-name="L12">
        <text:list-item>
          <text:p text:style-name="P158">X -&gt; { return X*X; }</text:p>
        </text:list-item>
      </text:list>
      <text:p text:style-name="P124"><text:soft-page-break/>2. The <text:span text:style-name="T28">arrow</text:span> (-&gt;) token</text:p>
      <text:p text:style-name="P124">3. <text:span text:style-name="T40">The </text:span><text:span text:style-name="T29">body</text:span><text:span text:style-name="T40">: It can be a single statement or a block.</text:span></text:p>
      <text:p text:style-name="P125">If it contains a single statement curly brackets are not mandatory, and the return type of the anonymous function becomes the same as that of the body expression.</text:p>
      <text:list xml:id="list2134974498" text:style-name="L13">
        <text:list-item>
          <text:p text:style-name="P159">(e1, e2) -&gt; e1.getCountry().compareTo(e2.getCountry())</text:p>
        </text:list-item>
      </text:list>
      <text:p text:style-name="P126">If the body contains a block of statements, they should be enclosed within curly brackets. And return statement, if required, should be given.</text:p>
      <text:list xml:id="list1727816371" text:style-name="L14">
        <text:list-item>
          <text:p text:style-name="P160">(e1, e2) -&gt; {</text:p>
          <text:list>
            <text:list-header>
              <text:p text:style-name="P160">int value = e1.getCountry().compareTo(e2.getCountry());</text:p>
              <text:p text:style-name="P160">return value;</text:p>
            </text:list-header>
          </text:list>
          <text:p text:style-name="P160">}</text:p>
        </text:list-item>
      </text:list>
      <text:p text:style-name="P127">Note : Inferred and declared types cannot be used together, i.e. (int x, y) -&gt; x+y; is invalid.</text:p>
      <text:p text:style-name="P128">Example :</text:p>
      <text:p text:style-name="P47"><text:span text:style-name="Source_20_Text"><text:span text:style-name="T46">// </text:span></text:span><text:span text:style-name="Source_20_Text"><text:span text:style-name="T47">Classic</text:span></text:span><text:span text:style-name="Source_20_Text"><text:span text:style-name="T46"> Runnable</text:span></text:span></text:p>
      <text:p text:style-name="P47"><text:span text:style-name="Source_20_Text"><text:span text:style-name="T50">Thread thread1 = </text:span></text:span><text:span text:style-name="Source_20_Text"><text:span text:style-name="T55">new</text:span></text:span><text:span text:style-name="T41"> </text:span><text:span text:style-name="Source_20_Text"><text:span text:style-name="T50">Thread(</text:span></text:span><text:span text:style-name="Source_20_Text"><text:span text:style-name="T55">new</text:span></text:span><text:span text:style-name="T41"> </text:span><text:span text:style-name="Source_20_Text"><text:span text:style-name="T50">Runnable() {</text:span></text:span></text:p>
      <text:p text:style-name="P109"><text:span text:style-name="Source_20_Text"><text:span text:style-name="T56">    </text:span></text:span><text:span text:style-name="Source_20_Text"><text:span text:style-name="T58">@Override</text:span></text:span></text:p>
      <text:p text:style-name="P109"><text:span text:style-name="Source_20_Text"><text:span text:style-name="T56">    </text:span></text:span><text:span text:style-name="Source_20_Text"><text:span text:style-name="T55">public</text:span></text:span><text:span text:style-name="T41"> </text:span><text:span text:style-name="Source_20_Text"><text:span text:style-name="T55">void</text:span></text:span><text:span text:style-name="T41"> </text:span><text:span text:style-name="Source_20_Text"><text:span text:style-name="T50">run(){</text:span></text:span></text:p>
      <text:p text:style-name="P109"><text:span text:style-name="Source_20_Text"><text:span text:style-name="T56">        </text:span></text:span><text:span text:style-name="Source_20_Text"><text:span text:style-name="T50">System.out.println(</text:span></text:span><text:span text:style-name="Source_20_Text"><text:span text:style-name="T54">"Task #1 is running"</text:span></text:span><text:span text:style-name="Source_20_Text"><text:span text:style-name="T50">);</text:span></text:span></text:p>
      <text:p text:style-name="P109"><text:span text:style-name="Source_20_Text"><text:span text:style-name="T56">    </text:span></text:span><text:span text:style-name="Source_20_Text"><text:span text:style-name="T50">}</text:span></text:span></text:p>
      <text:p text:style-name="P109"><text:span text:style-name="Source_20_Text"><text:span text:style-name="T50">});</text:span></text:span></text:p>
      <text:p text:style-name="P109"><text:span text:style-name="Source_20_Text"><text:span text:style-name="T50">thread1.start();</text:span></text:span></text:p>
      <text:p text:style-name="P129"/>
      <text:p text:style-name="P130"><text:span text:style-name="T20"><text:s/></text:span><text:span text:style-name="Source_20_Text"><text:span text:style-name="T48">// Lambda Runnable</text:span></text:span></text:p>
      <text:p text:style-name="P130"><text:span text:style-name="Source_20_Text"><text:span text:style-name="T50">Runnable task2 = () -&gt; { System.out.println(</text:span></text:span><text:span text:style-name="Source_20_Text"><text:span text:style-name="T54">"Task #2 is running"</text:span></text:span><text:span text:style-name="Source_20_Text"><text:span text:style-name="T50">); };</text:span></text:span></text:p>
      <text:p text:style-name="P109"><text:span text:style-name="Source_20_Text"><text:span text:style-name="T55">new</text:span></text:span><text:span text:style-name="T41"> </text:span><text:span text:style-name="Source_20_Text"><text:span text:style-name="T50">Thread(task2).start();</text:span></text:span></text:p>
      <text:h text:style-name="Heading_20_3" text:outline-level="3"><text:bookmark-start text:name="__RefHeading___Toc897_807012434"/>4.2 Functional Interface:<text:bookmark-end text:name="__RefHeading___Toc897_807012434"/></text:h>
      <text:p text:style-name="P131">These interfaces have only one abstract method. Though they can have multiple static or default methods, and can also override some methods from java.lang.Object.</text:p>
      <text:p text:style-name="P131">Hence, a lamda expressions can only appear in places where a functional interface is used.</text:p>
      <text:p text:style-name="P112"><text:span text:style-name="Source_20_Text"><text:span text:style-name="T58">@</text:span></text:span><text:span text:style-name="Source_20_Text"><text:span text:style-name="T59">FunctionalInterface</text:span></text:span></text:p>
      <text:p text:style-name="P48"><text:span text:style-name="Source_20_Text"><text:span text:style-name="T51">interface Shape</text:span></text:span><text:span text:style-name="Source_20_Text"><text:span text:style-name="T50"> {</text:span></text:span></text:p>
      <text:p text:style-name="P111"><text:span text:style-name="Source_20_Text"><text:span text:style-name="T57"><text:tab/></text:span></text:span><text:span text:style-name="Source_20_Text"><text:span text:style-name="T51">void draw</text:span></text:span><text:span text:style-name="Source_20_Text"><text:span text:style-name="T50">();<text:tab/></text:span></text:span><text:span text:style-name="Source_20_Text"><text:span text:style-name="T48">// </text:span></text:span><text:span text:style-name="Source_20_Text"><text:span text:style-name="T49">The only abstract method</text:span></text:span></text:p>
      <text:p text:style-name="P110"><text:span text:style-name="Source_20_Text"><text:span text:style-name="T51">}</text:span></text:span></text:p>
      <text:p text:style-name="P131"><text:s/></text:p>
      <text:p text:style-name="P151">While working with lambda expressions, the compiler is responsible for inferring its type.</text:p>
      <text:p text:style-name="P151">For Example:</text:p>
      <text:p text:style-name="P106"><text:span text:style-name="T86">Collections.</text:span><text:span text:style-name="T89">sort</text:span><text:span text:style-name="T86">(</text:span><text:span text:style-name="T135">empList</text:span><text:span text:style-name="T86">, (</text:span><text:span text:style-name="T135">employee1</text:span><text:span text:style-name="T86">,</text:span><text:span text:style-name="T135">employee2</text:span><text:span text:style-name="T86">) - &gt;<text:tab/></text:span><text:span text:style-name="T135">employee1.getCountry()</text:span><text:span text:style-name="T86">.compareTo(</text:span><text:span text:style-name="T135">employee2.getCountry()</text:span><text:span text:style-name="T86">));</text:span></text:p>
      <text:p text:style-name="P132"/>
      <text:h text:style-name="P228" text:outline-level="3"><text:bookmark-start text:name="__RefHeading___Toc3082_3997058076"/><text:soft-page-break/>4.<text:span text:style-name="T139">3</text:span> <text:span text:style-name="T139">Method References</text:span>:<text:bookmark-end text:name="__RefHeading___Toc3082_3997058076"/></text:h>
      <text:p text:style-name="P152">While working with lambda expressions, the compiler is responsible for inferring its type.</text:p>
      <text:p text:style-name="P153">For Example:</text:p>
      <text:p text:style-name="P144">When we have one method in pojo as below,</text:p>
      <text:p text:style-name="P107"><text:span text:style-name="T142">public</text:span><text:span text:style-name="T86"> </text:span><text:span text:style-name="T140">static</text:span><text:span text:style-name="T86"> </text:span><text:span text:style-name="T140">int</text:span><text:span text:style-name="T86"> compareByCountry(</text:span><text:span text:style-name="T90">Employee</text:span><text:span text:style-name="T86"> </text:span><text:span text:style-name="T135">employee1</text:span><text:span text:style-name="T86">, </text:span><text:span text:style-name="T90">Employee</text:span><text:span text:style-name="T86"> </text:span><text:span text:style-name="T135">employee2</text:span><text:span text:style-name="T86">) {</text:span></text:p>
      <text:p text:style-name="P114"><text:span text:style-name="T86"><text:tab/><text:tab/></text:span><text:span text:style-name="T141">return</text:span><text:span text:style-name="T91"> </text:span><text:span text:style-name="T137">employee1</text:span><text:span text:style-name="T91">.getCountry().compareTo(</text:span><text:span text:style-name="T137">employee2</text:span><text:span text:style-name="T91">.getCountry());</text:span></text:p>
      <text:p text:style-name="P24"><text:tab/>}</text:p>
      <text:p text:style-name="P144">The Lambda to use this would be look like:</text:p>
      <text:p text:style-name="P107"><text:span text:style-name="T87">empList</text:span><text:span text:style-name="T86">.</text:span><text:span text:style-name="T89">sort</text:span><text:span text:style-name="T86">((</text:span><text:span text:style-name="T135">employee1</text:span><text:span text:style-name="T86">,</text:span><text:span text:style-name="T135">employee2</text:span><text:span text:style-name="T86">) - &gt;<text:tab/><text:tab/><text:tab/><text:tab/><text:tab/><text:tab/><text:tab/><text:tab/><text:tab/><text:tab/></text:span><text:span text:style-name="T138">Employee</text:span><text:span text:style-name="T136">.</text:span><text:span text:style-name="T87">compareByCountry</text:span><text:span text:style-name="T136">(employee1,employee2</text:span><text:span text:style-name="T86">);</text:span></text:p>
      <text:p text:style-name="P154">In such cases where a lambda expressions simply calls an existing method, it can be written as:</text:p>
      <text:p text:style-name="P108"><text:span text:style-name="T88">e</text:span><text:span text:style-name="T87">mpList</text:span><text:span text:style-name="T86">.</text:span><text:span text:style-name="T89">sort</text:span><text:span text:style-name="T86">(</text:span><text:span text:style-name="T138">Employee::</text:span><text:span text:style-name="T87">compareByCountry</text:span><text:span text:style-name="T88">)</text:span><text:span text:style-name="T86">;</text:span></text:p>
      <text:p text:style-name="P25"/>
      <text:p text:style-name="P155">This is the <text:span text:style-name="T121">method reference</text:span> syntax for lambda expressions which makes the expressin compact and easy to read. It can be used whenever methods already exist with a name.</text:p>
      <text:h text:style-name="P229" text:outline-level="3"><text:bookmark-start text:name="__RefHeading___Toc3084_3997058076"/>4.<text:span text:style-name="T143">4</text:span> <text:span text:style-name="T147">Traversing Collections using Lambda</text:span>:<text:bookmark-end text:name="__RefHeading___Toc3084_3997058076"/></text:h>
      <text:p text:style-name="P137">Remember traversing collections using iterators? It requires the developer to take care of:</text:p>
      <text:list xml:id="list3755319080" text:style-name="L15">
        <text:list-item>
          <text:p text:style-name="P162"><text:span text:style-name="Strong_20_Emphasis"><text:span text:style-name="T42">How </text:span></text:span><text:span text:style-name="T44">- creating the iterator, looping through it, and checking for more elements</text:span></text:p>
        </text:list-item>
        <text:list-item>
          <text:p text:style-name="P162"><text:span text:style-name="Strong_20_Emphasis"><text:span text:style-name="T42">What </text:span></text:span><text:span text:style-name="T44">- the business functionality</text:span></text:p>
        </text:list-item>
      </text:list>
      <text:p text:style-name="P115">Similar steps need to be followed while using the for-each loop:</text:p>
      <text:p text:style-name="P119"><text:span text:style-name="T144">for</text:span><text:span text:style-name="T145"> (</text:span><text:span text:style-name="T146">Employee</text:span><text:span text:style-name="T145"> emp : empList) { <text:s text:c="3"/></text:span></text:p>
      <text:p text:style-name="P119"><text:span text:style-name="T145"><text:tab/></text:span><text:span text:style-name="T146">System</text:span><text:span text:style-name="T145">.</text:span><text:span text:style-name="T144">out</text:span><text:span text:style-name="T145">.println(emp.getCountry());</text:span></text:p>
      <text:p text:style-name="P120">}</text:p>
      <text:p text:style-name="P132"><text:span text:style-name="T44">This is a perfect example for external iteration.</text:span><text:line-break/><text:span text:style-name="T44">Don't you think it would have been easier if the developer could concentrate only on the </text:span><text:span text:style-name="Strong_20_Emphasis"><text:span text:style-name="T42">What </text:span></text:span><text:span text:style-name="T44">part?</text:span></text:p>
      <text:p text:style-name="P135">Java provides internal iteration using Lambda expressions to solve this problem.<text:line-break/>forEach() method of Collection interface will fit this scenario.</text:p>
      <text:p text:style-name="P120">empList.forEach(</text:p>
      <text:p text:style-name="P119"><text:span text:style-name="T145"><text:tab/>emp -&gt; </text:span><text:span text:style-name="T146">System</text:span><text:span text:style-name="T145">.</text:span><text:span text:style-name="T144">out</text:span><text:span text:style-name="T145">.println(emp.getCountry())</text:span></text:p>
      <text:p text:style-name="P120">); </text:p>
      <text:p text:style-name="Text_20_body"/>
      <text:p text:style-name="P136">This allows the developer to focus on what needs to be done while doing away with other boilerplate code.<text:line-break/></text:p>
      <text:p text:style-name="P136"><text:soft-page-break/>The above is possible due to the addition of a default method to Iterable Interface in Java 8. It accepts a Consumer functional interface:</text:p>
      <text:p text:style-name="P118"><text:span text:style-name="T144">default</text:span><text:span text:style-name="T145"> </text:span><text:span text:style-name="T144">void</text:span><text:span text:style-name="T145"> forEach(</text:span><text:span text:style-name="T146">Consumer</text:span><text:span text:style-name="T145">&lt;? </text:span><text:span text:style-name="T144">super</text:span><text:span text:style-name="T145"> T&gt; action)</text:span></text:p>
      <text:p text:style-name="P132"/>
      <text:h text:style-name="P214" text:outline-level="2"><text:bookmark-start text:name="__RefHeading___Toc3086_3997058076"/><text:span text:style-name="T148">5</text:span>. <text:span text:style-name="T148">Streams</text:span>:<text:bookmark-end text:name="__RefHeading___Toc3086_3997058076"/></text:h>
      <text:p text:style-name="P132"><text:span text:style-name="T44">A Stream denotes the flow of a </text:span><text:span text:style-name="Strong_20_Emphasis"><text:span text:style-name="T42">group of elements in sequence </text:span></text:span><text:span text:style-name="T44">from a specific </text:span><text:span text:style-name="Strong_20_Emphasis"><text:span text:style-name="T42">source</text:span></text:span><text:span text:style-name="T44">, and supports different </text:span><text:span text:style-name="Strong_20_Emphasis"><text:span text:style-name="T42">data processing operations</text:span></text:span><text:span text:style-name="T44">.<text:line-break/>In other words, it provides an abstraction over an existing collection.</text:span></text:p>
      <text:p text:style-name="P117"><text:span text:style-name="T44">The </text:span><text:span text:style-name="Emphasis"><text:span text:style-name="T44">group of elements in sequence </text:span></text:span><text:span text:style-name="T44">belongs to a specific type, and can have </text:span><text:span text:style-name="Emphasis"><text:span text:style-name="T44">sources </text:span></text:span><text:span text:style-name="T44">like collections, I/O resources or arrays.</text:span></text:p>
      <text:p text:style-name="P117"><text:span text:style-name="T44">The </text:span><text:span text:style-name="Emphasis"><text:span text:style-name="T44">data processing operations </text:span></text:span><text:span text:style-name="T44">like filter, map, sort, count, etc. can be easily used to manipulate the data in a stream.</text:span></text:p>
      <text:p text:style-name="P116"/>
      <text:p text:style-name="P115">The Stream interface is available in the <text:span text:style-name="T28">java.util.stream</text:span> package, and can be of any specified type - <text:span text:style-name="T116">Stream&lt;Integer&gt;</text:span>, <text:span text:style-name="T116">Stream&lt;Employee&gt;,</text:span> etc.</text:p>
      <text:p text:style-name="P115"><text:span text:style-name="T149">Now</text:span>, it's time to understand how to create streams from various sources.</text:p>
      <text:h text:style-name="P230" text:outline-level="3"><text:bookmark-start text:name="__RefHeading___Toc3171_305255029"/><text:span text:style-name="T150">5.1</text:span> <text:span text:style-name="T150">Types of Operations</text:span>:<text:bookmark-end text:name="__RefHeading___Toc3171_305255029"/></text:h>
      <text:p text:style-name="P135">The operations in Streams can be classified as:</text:p>
      <text:p text:style-name="P178"><text:span text:style-name="Strong_20_Emphasis"><text:span text:style-name="T43">Intermediate Operations</text:span></text:span><text:span text:style-name="T45">– These are ones which return another stream, and can be chained together.<text:line-break/>For example filter(), sort(), map(), etc.</text:span></text:p>
      <text:p text:style-name="P178"><text:span text:style-name="Strong_20_Emphasis"><text:span text:style-name="T42">Terminal Operations</text:span></text:span><text:span text:style-name="T44">– These are the ones which produce a result from the pipeline. This result can be any non-stream value like List, Integer, void, etc.<text:line-break/>forEach() and collect() methods are terminal operations.</text:span></text:p>
      <text:p text:style-name="P135"><draw:frame draw:style-name="fr3" draw:name="Image6" text:anchor-type="paragraph" svg:width="17cm" svg:height="3.935cm" draw:z-index="5"><draw:image xlink:href="Pictures/1000020100000364000000C90FA848E0EB87FDF5.png" xlink:type="simple" xlink:show="embed" xlink:actuate="onLoad" loext:mime-type="image/x-vclgraphic"/></draw:frame></text:p>
      <text:h text:style-name="Heading_20_3" text:outline-level="3"><text:bookmark-start text:name="__RefHeading___Toc3173_305255029"/><text:span text:style-name="T150">5.2</text:span> <text:span text:style-name="T152">Parallel Streams</text:span>:<text:bookmark-end text:name="__RefHeading___Toc3173_305255029"/></text:h>
      <text:p text:style-name="P115">We have seen how streams can be used to perform operations such as filtering, sorting, etc. in a declarative way, making the syntax concise and easy to use.</text:p>
      <text:p text:style-name="P115">However, with such operations at extensive levels comes the issue of performance and resource utilization. For example, operating on millions of records sequentially can degrade <text:soft-page-break/>performance. Multithreading can provide a noticeable advantage here, but it has always been a challenging task for developers.</text:p>
      <text:p text:style-name="P117"><text:span text:style-name="T44">With the introduction of advanced concurrent programming features in Java, streams in the form of </text:span><text:span text:style-name="Strong_20_Emphasis"><text:span text:style-name="T42">parallel streams </text:span></text:span><text:span text:style-name="T44">not only utilize multithreading, but also provide a significant abstraction over thread pool management and the fork-join framework. This helps in utilizing the power of multicore CPUs for parallel processing in a simple declarative way.</text:span></text:p>
      <text:p text:style-name="P115">Here's a familiar example using the parallelStream() method to retrieve a parallel stream from a collection:</text:p>
      <text:p text:style-name="P116"><draw:frame draw:style-name="fr3" draw:name="Image7" text:anchor-type="paragraph" svg:width="17cm" svg:height="4.11cm" draw:z-index="6"><draw:image xlink:href="Pictures/100000000000033B000000C8C00068241317402B.png" xlink:type="simple" xlink:show="embed" xlink:actuate="onLoad" loext:mime-type="image/x-vclgraphic"/></draw:frame></text:p>
      <text:p text:style-name="P187">Parallel stream divides its elements into several chunks and processes each chunk on a different thread. By default, parallelStream() creates threads whose count equals the number of processors available.</text:p>
      <text:p text:style-name="P187"/>
      <text:p text:style-name="P115">Though parallel stream may look like an answer for faster performance, it may not always be the case. So benchmarking the performance and verifying the performance gain is an advisable step. Also checking the operations which are being used in the stream can help in deciding when to use parallel streams. Operations which are dependent on the ordering of the elements like limit(), findFirst(), etc. are quite expensive in parallel stream.</text:p>
      <text:h text:style-name="Heading_20_2" text:outline-level="2"><text:bookmark-start text:name="__RefHeading___Toc3175_305255029"/><text:line-break/><text:span text:style-name="T154">6. Optional Class:</text:span><text:bookmark-end text:name="__RefHeading___Toc3175_305255029"/></text:h>
      <text:p text:style-name="P135">When we look at the reasons for application failures, NullPointerException finds its place at the top.</text:p>
      <text:p text:style-name="P117"><text:span text:style-name="T44">Using the </text:span><text:span text:style-name="Strong_20_Emphasis"><text:span text:style-name="T42">if </text:span></text:span><text:span text:style-name="T44">construct has become the most common way of performing null checks. We know this is the construct most widely used for writing business validations. However, null checks do not directly contribute to business functionality.</text:span></text:p>
      <text:p text:style-name="P116"><text:span text:style-name="T151">In approaches like ours, there is no clear demarcation between null checks and business logic. And it would be convenient if null checks could be decoupled from the business logic.</text:span></text:p>
      <text:p text:style-name="P117"><text:span text:style-name="T44">For this, Java 8 gives us the </text:span><text:span text:style-name="Strong_20_Emphasis"><text:span text:style-name="T42">Optional </text:span></text:span><text:span text:style-name="T44">class.</text:span></text:p>
      <text:p text:style-name="P183">The Optional Class, present in java.util.package, represents a container which may hold null or non null values. It provides the number of methods to perform null check without polluting the code. </text:p>
      <text:p text:style-name="P184"><text:span text:style-name="T155">private</text:span> <text:span text:style-name="T155">Optional&lt;Passport&gt;</text:span> <text:span text:style-name="T155">passport =</text:span> <text:span text:style-name="T155">Optional.empty();</text:span></text:p>
      <text:p text:style-name="P132"/>
      <text:p text:style-name="P132"><text:soft-page-break/></text:p>
      <text:h text:style-name="Heading_20_2" text:outline-level="2">7. Need for Date / Time API: </text:h>
      <text:p text:style-name="P166"><text:span text:style-name="T153">The offset of 1900 has been a source of bugs, and the time component has often interfered with the programming. </text:span></text:p>
      <text:p text:style-name="P166">Moreover, the Date class is mutable (as observed in Exercise 12), hence not thread safe and will produce ambiguous results when used in a multi-threaded environment.</text:p>
      <text:p text:style-name="P115">To fix these issues java.util.Calendar was introduced in Java 1.1</text:p>
      <text:p text:style-name="P115">Unfortunately, Calendar couldn't overcome all the shortcomings of the Date class:</text:p>
      <text:list xml:id="list2238457544" text:style-name="L26">
        <text:list-item>
          <text:p text:style-name="P164">It also contains both the <text:span text:style-name="T28">date</text:span> and <text:span text:style-name="T28">time</text:span> components</text:p>
        </text:list-item>
        <text:list-item>
          <text:p text:style-name="P164">Although the year offset problem has been resolved in Calendar, January is still represented by 0 instead of 1</text:p>
        </text:list-item>
        <text:list-item>
          <text:p text:style-name="P164">Calendar cannot be directly formatted</text:p>
        </text:list-item>
        <text:list-item>
          <text:p text:style-name="P164">It is mutable and not thread safe just like the Date class</text:p>
        </text:list-item>
      </text:list>
      <text:p text:style-name="P163">To address these issues, third-party libraries like Joda Time were being used.</text:p>
      <text:p text:style-name="P115">But, now with the Date/Time API, these problems can be well addressed.</text:p>
      <text:h text:style-name="Heading_20_3" text:outline-level="3">7.1 Local Date :</text:h>
      <text:p text:style-name="P180"><text:span text:style-name="T44">java.time.LocalDate is an immutable, thread-safe class whose instances represent date without the time and time-zone components. Some of its methods are listed below:</text:span></text:p>
      <text:p text:style-name="P180"><text:span text:style-name="T44"/></text:p>
      <table:table table:name="Table1" table:style-name="Table1">
        <table:table-column table:style-name="Table1.A"/>
        <table:table-column table:style-name="Table1.B"/>
        <table:table-row>
          <table:table-cell table:style-name="Table1.A1" office:value-type="string">
            <text:p text:style-name="Table_20_Contents"><text:span text:style-name="Strong_20_Emphasis"><text:span text:style-name="T27">Method</text:span></text:span></text:p>
          </table:table-cell>
          <table:table-cell table:style-name="Table1.B1" office:value-type="string">
            <text:p text:style-name="Table_20_Contents"><text:span text:style-name="Strong_20_Emphasis"><text:span text:style-name="T27">Description</text:span></text:span></text:p>
          </table:table-cell>
        </table:table-row>
        <table:table-row>
          <table:table-cell table:style-name="Table1.A2" office:value-type="string">
            <text:p text:style-name="Table_20_Contents">LocalDate.now()</text:p>
          </table:table-cell>
          <table:table-cell table:style-name="Table1.B2" office:value-type="string">
            <text:p text:style-name="Table_20_Contents">Gets the current system specific date</text:p>
          </table:table-cell>
        </table:table-row>
        <table:table-row>
          <table:table-cell table:style-name="Table1.A2" office:value-type="string">
            <text:p text:style-name="Table_20_Contents">LocalDate.of(int year, int month, int day)</text:p>
          </table:table-cell>
          <table:table-cell table:style-name="Table1.B2" office:value-type="string">
            <text:p text:style-name="P188">Returns LocalDate of given year, month and day</text:p>
          </table:table-cell>
        </table:table-row>
        <table:table-row>
          <table:table-cell table:style-name="Table1.A2" office:value-type="string">
            <text:p text:style-name="P188">LocalDate.plusDays(long days) LocalDate.plusMonths(long months)<text:line-break/>LocalDate.plusYears(long years)</text:p>
          </table:table-cell>
          <table:table-cell table:style-name="Table1.B2" office:value-type="string">
            <text:p text:style-name="P188">Gets copy of the LocalDate after adding number of days/months/years that is passed</text:p>
          </table:table-cell>
        </table:table-row>
        <table:table-row>
          <table:table-cell table:style-name="Table1.A2" office:value-type="string">
            <text:p text:style-name="Table_20_Contents">LocalDate.parse(CharSequence date)</text:p>
          </table:table-cell>
          <table:table-cell table:style-name="Table1.B2" office:value-type="string">
            <text:p text:style-name="P188">Returns LocalDate from the character sequence (2018-11-11) passed</text:p>
          </table:table-cell>
        </table:table-row>
        <table:table-row>
          <table:table-cell table:style-name="Table1.A6" office:value-type="string">
            <text:p text:style-name="P188">LocalDate.</text:p>
            <text:p text:style-name="P188">compareTo(ChronoLocalDate date)</text:p>
          </table:table-cell>
          <table:table-cell table:style-name="Table1.B6" office:value-type="string">
            <text:p text:style-name="P188">Compares the LocalDate instance on which this method is invoked with the LocalDate instance supplied as argument</text:p>
          </table:table-cell>
        </table:table-row>
      </table:table>
      <text:p text:style-name="P186"><text:span text:style-name="T44"/></text:p>
      <text:p text:style-name="P186"><text:span text:style-name="T44"/></text:p>
      <text:p text:style-name="P180"><text:span text:style-name="T44"/></text:p>
      <text:p text:style-name="P180"><text:span text:style-name="T44"/></text:p>
      <text:h text:style-name="P232" text:outline-level="3"><text:soft-page-break/>7.<text:span text:style-name="T157">2</text:span> Local <text:span text:style-name="T157">Time</text:span> :</text:h>
      <text:p text:style-name="P135">Similar to LocalDate, java.time.LocalTime as well is an immutable class that is thread-safe. Its instances represent time without date and time-zone. Some of its methods are listed below:</text:p>
      <text:p text:style-name="P132"/>
      <table:table table:name="Table2" table:style-name="Table2">
        <table:table-column table:style-name="Table2.A"/>
        <table:table-column table:style-name="Table2.B"/>
        <table:table-row>
          <table:table-cell table:style-name="Table2.A1" office:value-type="string">
            <text:p text:style-name="Table_20_Contents"><text:span text:style-name="Strong_20_Emphasis"><text:span text:style-name="T27">Method</text:span></text:span></text:p>
          </table:table-cell>
          <table:table-cell table:style-name="Table2.B1" office:value-type="string">
            <text:p text:style-name="Table_20_Contents"><text:span text:style-name="Strong_20_Emphasis"><text:span text:style-name="T27">Description</text:span></text:span></text:p>
          </table:table-cell>
        </table:table-row>
        <table:table-row>
          <table:table-cell table:style-name="Table2.A2" office:value-type="string">
            <text:p text:style-name="Table_20_Contents">LocalTime now()</text:p>
          </table:table-cell>
          <table:table-cell table:style-name="Table2.B2" office:value-type="string">
            <text:p text:style-name="P188">Returns current system specific time</text:p>
          </table:table-cell>
        </table:table-row>
        <table:table-row>
          <table:table-cell table:style-name="Table2.A2" office:value-type="string">
            <text:p text:style-name="Table_20_Contents">LocalTime of(int hours, int minutes, int seconds)</text:p>
          </table:table-cell>
          <table:table-cell table:style-name="Table2.B2" office:value-type="string">
            <text:p text:style-name="P188">Returns LocalTime from the hours, minutes and seconds passed</text:p>
          </table:table-cell>
        </table:table-row>
        <table:table-row>
          <table:table-cell table:style-name="Table2.A2" office:value-type="string">
            <text:p text:style-name="P188">LocalTime plusHours(long hours)</text:p>
            <text:p text:style-name="P188">LocalTime plusMinutes(long minutes),</text:p>
            <text:p text:style-name="P188">LocalTime plusSeconds(long seconds)</text:p>
          </table:table-cell>
          <table:table-cell table:style-name="Table2.B2" office:value-type="string">
            <text:p text:style-name="P188">Gets copy of LocalTime after adding the number of hours/minutes/seconds</text:p>
          </table:table-cell>
        </table:table-row>
        <table:table-row>
          <table:table-cell table:style-name="Table2.A2" office:value-type="string">
            <text:p text:style-name="Table_20_Contents">LocalTime parse(CharSequence time)</text:p>
          </table:table-cell>
          <table:table-cell table:style-name="Table2.B2" office:value-type="string">
            <text:p text:style-name="P188">Returns LocalTime out of the character sequence (e.g. 05:09) <text:s/>passed</text:p>
          </table:table-cell>
        </table:table-row>
        <table:table-row>
          <table:table-cell table:style-name="Table2.A6" office:value-type="string">
            <text:p text:style-name="Table_20_Contents">int compareTo()</text:p>
          </table:table-cell>
          <table:table-cell table:style-name="Table2.B6" office:value-type="string">
            <text:p text:style-name="P188">Compares the LocalTime instance on which this method is invoked with the LocalTime instance supplied as argument</text:p>
          </table:table-cell>
        </table:table-row>
      </table:table>
      <text:p text:style-name="P132"/>
      <text:p text:style-name="P132"/>
      <text:p text:style-name="P132"/>
      <text:p text:style-name="P132"/>
      <text:p text:style-name="P132"/>
      <text:p text:style-name="P132"/>
      <text:p text:style-name="P132"/>
      <text:h text:style-name="P202" text:outline-level="1"><text:bookmark-start text:name="__RefHeading___Toc2019_526912512"/>TOPIC <text:span text:style-name="T102">6</text:span>: Angular JS 6 NOTES<text:bookmark-end text:name="__RefHeading___Toc2019_526912512"/></text:h>
      <text:h text:style-name="P215" text:outline-level="2"><text:bookmark-start text:name="__RefHeading___Toc2021_526912512"/>1. <text:span text:style-name="T99">What and Why?</text:span>:<text:bookmark-end text:name="__RefHeading___Toc2021_526912512"/></text:h>
      <text:list xml:id="list2184216090" text:style-name="L16">
        <text:list-item>
          <text:p text:style-name="P167">Framework to build client side applications.</text:p>
        </text:list-item>
        <text:list-item>
          <text:p text:style-name="P167">Greate for Single page applications</text:p>
        </text:list-item>
        <text:list-item>
          <text:p text:style-name="P167">Modular approach</text:p>
        </text:list-item>
        <text:list-item>
          <text:p text:style-name="P167"><text:soft-page-break/>Because of componants there are lots of Re-Usable codes.</text:p>
        </text:list-item>
        <text:list-item>
          <text:p text:style-name="P167">Unit Testable.</text:p>
        </text:list-item>
        <text:list-item>
          <text:p text:style-name="P168">It is from Google team and make use of Microsoft’s product Typescript.</text:p>
        </text:list-item>
      </text:list>
      <text:h text:style-name="P216" text:outline-level="2"><text:bookmark-start text:name="__RefHeading___Toc2023_526912512"/>2. Angular’s History:<text:bookmark-end text:name="__RefHeading___Toc2023_526912512"/></text:h>
      <text:p text:style-name="P138">2010 – Angular JS (Controller Approach)</text:p>
      <text:p text:style-name="P138">2016 – Angular version 2 <text:span text:style-name="T100">+ </text:span>(onwards Componant Approach)</text:p>
      <text:h text:style-name="P217" text:outline-level="2"><text:bookmark-start text:name="__RefHeading___Toc3976_526912512"/>3. Angular’s Architecture:<text:bookmark-end text:name="__RefHeading___Toc3976_526912512"/></text:h>
      <text:p text:style-name="P139"/>
      <text:p text:style-name="P139"><draw:frame draw:style-name="fr1" draw:name="Image1" text:anchor-type="paragraph" svg:x="0.9cm" svg:y="-0.012cm" svg:width="13.878cm" svg:height="6.906cm" draw:z-index="0"><draw:image xlink:href="Pictures/10000201000002770000013A8BA35BAD8E96292D.png" xlink:type="simple" xlink:show="embed" xlink:actuate="onLoad" loext: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draw:frame draw:style-name="fr1" draw:name="Image2" text:anchor-type="paragraph" svg:x="1.787cm" svg:y="0.303cm" svg:width="13.428cm" svg:height="6.599cm" draw:z-index="1"><draw:image xlink:href="Pictures/100002010000027B00000138E352BDEDF993C190.png" xlink:type="simple" xlink:show="embed" xlink:actuate="onLoad" loext:mime-type="image/png"/></draw:frame></text:p>
      <text:p text:style-name="P138"/>
      <text:p text:style-name="P140"><draw:frame draw:style-name="fr2" draw:name="Image3" text:anchor-type="paragraph" svg:width="13.245cm" svg:height="6.6cm" draw:z-index="2"><draw:image xlink:href="Pictures/10000201000002780000013BE48D68B62861616B.png" xlink:type="simple" xlink:show="embed" xlink:actuate="onLoad" loext:mime-type="image/png"/></draw:frame></text:p>
      <text:p text:style-name="P140"><draw:frame draw:style-name="fr1" draw:name="Image4" text:anchor-type="paragraph" svg:x="1.924cm" svg:y="0.991cm" svg:width="13.298cm" svg:height="6.542cm" draw:z-index="3"><draw:image xlink:href="Pictures/1000020100000270000001339CBF9316A4EDD608.png" xlink:type="simple" xlink:show="embed" xlink:actuate="onLoad" loext:mime-type="image/png"/></draw:frame></text:p>
      <text:p text:style-name="P140"/>
      <text:p text:style-name="P140"/>
      <text:list xml:id="list1635342888" text:style-name="L17">
        <text:list-item>
          <text:p text:style-name="P169"><text:soft-page-break/>Angular app – one or more modules</text:p>
        </text:list-item>
        <text:list-item>
          <text:p text:style-name="P169">Module – one or more componants and services</text:p>
        </text:list-item>
        <text:list-item>
          <text:p text:style-name="P169">Componants – HTML + Class</text:p>
        </text:list-item>
        <text:list-item>
          <text:p text:style-name="P169">Services – Business Logic</text:p>
        </text:list-item>
        <text:list-item>
          <text:p text:style-name="P169">Modules interact and ultimatly render the view in the browser.</text:p>
        </text:list-item>
      </text:list>
      <text:h text:style-name="P218" text:outline-level="2"><text:bookmark-start text:name="__RefHeading___Toc2057_1832673698"/>4. Important files in Angular app:<text:bookmark-end text:name="__RefHeading___Toc2057_1832673698"/></text:h>
      <text:list xml:id="list1542652696" text:style-name="L18">
        <text:list-item>
          <text:p text:style-name="P170">Package.json<text:tab/>-<text:tab/>It contains all dependencies of angular app.</text:p>
        </text:list-item>
        <text:list-item>
          <text:p text:style-name="P170">Node.modules -<text:tab/>All the packages get copies here.</text:p>
        </text:list-item>
        <text:list-item>
          <text:p text:style-name="P170">Src/main.ts <text:tab/>- <text:tab/>This is the entry point to angular app</text:p>
        </text:list-item>
        <text:list-item>
          <text:p text:style-name="P170">Src/app/app.module.ts – Root module of angular app</text:p>
        </text:list-item>
        <text:list-item>
          <text:p text:style-name="P170">Src/app/app.componant.ts – Root componant of angular app<text:tab/><text:span text:style-name="T28">Class</text:span></text:p>
        </text:list-item>
        <text:list-item>
          <text:p text:style-name="P170">Src/app/app.componant.html – Contains html template <text:tab/><text:tab/><text:span text:style-name="T28">HTML</text:span></text:p>
        </text:list-item>
      </text:list>
      <text:h text:style-name="P219" text:outline-level="2"><text:bookmark-start text:name="__RefHeading___Toc2059_1832673698"/>5. Componants:<text:bookmark-end text:name="__RefHeading___Toc2059_1832673698"/></text:h>
      <text:p text:style-name="P141"><draw:frame draw:style-name="fr2" draw:name="Image5" text:anchor-type="paragraph" svg:width="16.298cm" svg:height="6.297cm" draw:z-index="4"><draw:image xlink:href="Pictures/1000020100000268000000EE888D9CBE0A690458.png" xlink:type="simple" xlink:show="embed" xlink:actuate="onLoad" loext:mime-type="image/png"/></draw:frame>App.components.ts:</text:p>
      <text:p text:style-name="Standard">@Component({</text:p>
      <text:p text:style-name="Standard"><text:tab/>selector: 'app-root',<text:tab/>-<text:tab/><text:span text:style-name="T104">1</text:span></text:p>
      <text:p text:style-name="Standard"><text:tab/>templateUrl: './app.component.html',<text:tab/>-<text:tab/><text:span text:style-name="T104">2</text:span></text:p>
      <text:p text:style-name="Standard"><text:tab/>styleUrls: ['./app.component.css']<text:tab/>-<text:tab/><text:span text:style-name="T104">3</text:span></text:p>
      <text:p text:style-name="Standard">})</text:p>
      <text:p text:style-name="Standard"><text:tab/><text:span text:style-name="T28">1:</text:span></text:p>
      <text:list xml:id="list3316147678" text:style-name="L19">
        <text:list-item>
          <text:p text:style-name="P171">selector: 'app-root' - &lt;app-root&gt;</text:p>
        </text:list-item>
        <text:list-item>
          <text:p text:style-name="P172">selector:'.app-root' - <text:span text:style-name="T101">&lt;div class=’app-root’&gt;&lt;/div&gt;</text:span></text:p>
        </text:list-item>
        <text:list-item>
          <text:p text:style-name="P173">selector:'<text:span text:style-name="T103">[</text:span>app-root<text:span text:style-name="T103">]</text:span>' - <text:span text:style-name="T103">&lt;div app-root&gt;&lt;/div&gt;</text:span></text:p>
        </text:list-item>
      </text:list>
      <text:p text:style-name="P142"><text:tab/><text:span text:style-name="T33">2:</text:span></text:p>
      <text:list xml:id="list3162457010" text:style-name="L20">
        <text:list-item>
          <text:p text:style-name="P174"><text:soft-page-break/><text:span text:style-name="T106">templateUrl:</text:span>'./app.component.html'</text:p>
        </text:list-item>
      </text:list>
      <text:list xml:id="list3336312775" text:style-name="L21">
        <text:list-item>
          <text:p text:style-name="P175">template:’&lt;div&gt;Inline template&lt;/div&gt;’</text:p>
        </text:list-item>
        <text:list-item>
          <text:p text:style-name="P175">template:`&lt;div&gt;</text:p>
          <text:list>
            <text:list-item>
              <text:list>
                <text:list-item>
                  <text:list>
                    <text:list-item>
                      <text:list>
                        <text:list-header>
                          <text:p text:style-name="P176"><text:span text:style-name="T105">Inline template<text:tab/>-<text:tab/></text:span><text:span text:style-name="T108">Multiline template</text:span></text:p>
                        </text:list-header>
                      </text:list>
                    </text:list-item>
                  </text:list>
                </text:list-item>
              </text:list>
            </text:list-item>
          </text:list>
        </text:list-item>
      </text:list>
      <text:p text:style-name="P143"><text:tab/><text:tab/><text:tab/> <text:s text:c="4"/>&lt;/div&gt;`</text:p>
      <text:h text:style-name="Heading_20_2" text:outline-level="2"><text:bookmark-start text:name="__RefHeading___Toc2214_2489595719"/>6. Interpolation:<text:bookmark-end text:name="__RefHeading___Toc2214_2489595719"/></text:h>
      <text:p text:style-name="P148">With the interpolation we can bind data from the class to html template.</text:p>
      <text:h text:style-name="Heading_20_3" text:outline-level="3"><text:bookmark-start text:name="__RefHeading___Toc2216_2489595719"/>6.1 Things can be done in Interpolation:<text:bookmark-end text:name="__RefHeading___Toc2216_2489595719"/></text:h>
      <text:p text:style-name="Standard">@Component({</text:p>
      <text:p text:style-name="Standard"><text:tab/>selector: 'app-test',</text:p>
      <text:p text:style-name="Standard"><text:tab/>template: `</text:p>
      <text:p text:style-name="Standard"><text:tab/><text:tab/>&lt;h2&gt;</text:p>
      <text:p text:style-name="Standard"><text:tab/><text:tab/><text:tab/>Welcome <text:span text:style-name="T28">{{name}}</text:span><text:span text:style-name="T105"><text:tab/>-<text:tab/></text:span><text:span text:style-name="T107">Interpolation Render</text:span></text:p>
      <text:p text:style-name="Standard"><text:tab/><text:tab/>&lt;/h2&gt;</text:p>
      <text:p text:style-name="Standard"><text:tab/><text:tab/><text:span text:style-name="T109">&lt;h2&gt;{{2+2}}&lt;/h2&gt;</text:span></text:p>
      <text:p text:style-name="Standard"><text:tab/><text:tab/><text:span text:style-name="T109">&lt;h2&gt;{{“Welcome” + name}}&lt;/h2&gt;</text:span></text:p>
      <text:p text:style-name="Standard"><text:tab/><text:tab/><text:span text:style-name="T110">&lt;h2&gt;{{name.length}}&lt;/h2&gt;</text:span></text:p>
      <text:p text:style-name="P91"><text:tab/><text:tab/><text:span text:style-name="T110">&lt;h2&gt;{{greetUser()}}&lt;/h2&gt;</text:span></text:p>
      <text:p text:style-name="Standard"><text:tab/>`,</text:p>
      <text:p text:style-name="Standard"><text:tab/>styles: []</text:p>
      <text:p text:style-name="Standard">})</text:p>
      <text:p text:style-name="P145"/>
      <text:p text:style-name="Standard">export class TestComponent implements OnInit {</text:p>
      <text:p text:style-name="Standard"><text:tab/><text:span text:style-name="T28">public name = "Ushan";<text:tab/><text:tab/></text:span><text:span text:style-name="T105">-<text:tab/></text:span><text:span text:style-name="T107">Interpolation from Class</text:span></text:p>
      <text:p text:style-name="Standard"><text:tab/>constructor() { }</text:p>
      <text:p text:style-name="Standard"><text:tab/>ngOnInit() {}</text:p>
      <text:p text:style-name="Standard"><text:tab/></text:p>
      <text:p text:style-name="P91"><text:tab/><text:span text:style-name="T110">greetUser(){</text:span></text:p>
      <text:p text:style-name="P94"><text:tab/><text:tab/>return “Hello “ + this.name;</text:p>
      <text:p text:style-name="P94"><text:tab/>}</text:p>
      <text:p text:style-name="Standard">}</text:p>
      <text:p text:style-name="P90"/>
      <text:p text:style-name="P146"/>
      <text:p text:style-name="P147"/>
      <text:p text:style-name="P147"/>
      <text:p text:style-name="P147"/>
      <text:h text:style-name="P231" text:outline-level="3"><text:bookmark-start text:name="__RefHeading___Toc2218_2489595719"/>6.2 Things can not be done in Interpolation:<text:bookmark-end text:name="__RefHeading___Toc2218_2489595719"/></text:h>
      <text:p text:style-name="P92">@Component({</text:p>
      <text:p text:style-name="P92"><text:tab/>selector: 'app-test',</text:p>
      <text:p text:style-name="P92"><text:tab/>template: `</text:p>
      <text:p text:style-name="P93"><text:soft-page-break/><text:tab/><text:tab/><text:span text:style-name="T111">&lt;h2&gt;{{a=2+2}}&lt;/h2&gt;<text:tab/>-<text:tab/></text:span><text:span text:style-name="T14">Uncaught Error: Template parse errors: </text:span></text:p>
      <text:p text:style-name="P95"><text:tab/><text:tab/><text:tab/><text:tab/>Parser Error: Bindings cannot contain assignments at column </text:p>
      <text:p text:style-name="P93"><text:tab/><text:tab/><text:span text:style-name="T109">&lt;h2&gt;{{window.location.href}}&lt;/h2&gt;<text:tab/>- </text:span><text:span text:style-name="T15">Cannot Read property Location</text:span></text:p>
      <text:p text:style-name="P92"><text:tab/><text:tab/><text:span text:style-name="T110">&lt;h2&gt;{{name.length}}&lt;/h2&gt;</text:span></text:p>
      <text:p text:style-name="P92"><text:tab/><text:tab/><text:span text:style-name="T110">&lt;h2&gt;{{greetUser()}}&lt;/h2&gt;</text:span></text:p>
      <text:p text:style-name="P92"><text:tab/>`,</text:p>
      <text:p text:style-name="P92"><text:tab/>styles: []</text:p>
      <text:p text:style-name="P92">})</text:p>
      <text:p text:style-name="P92"/>
      <text:h text:style-name="P220" text:outline-level="2"><text:bookmark-start text:name="__RefHeading___Toc2543_1274661807"/><text:span text:style-name="T112">7</text:span>. <text:span text:style-name="T112">Property Binding</text:span>:<text:bookmark-end text:name="__RefHeading___Toc2543_1274661807"/></text:h>
      <text:h text:style-name="Heading_20_3" text:outline-level="3"><text:bookmark-start text:name="__RefHeading___Toc2545_1274661807"/><text:span text:style-name="T24">7.</text:span><text:span text:style-name="T19">1 Attributes vs Properties:</text:span><text:bookmark-end text:name="__RefHeading___Toc2545_1274661807"/></text:h>
      <text:list xml:id="list234337105" text:style-name="L22">
        <text:list-item>
          <text:p text:style-name="P161">Attributes and properties are not same.</text:p>
        </text:list-item>
        <text:list-item>
          <text:p text:style-name="P161">Attributes are defined by HTML where Properties are defined by DOM.</text:p>
        </text:list-item>
        <text:list-item>
          <text:p text:style-name="P177"><text:span text:style-name="T19">Attributes initialize DOM properties and then they are done. Attribute values cannot change once they are initialized. </text:span><text:span text:style-name="T25">Property values however can change. </text:span></text:p>
        </text:list-item>
      </text:list>
      <text:p text:style-name="Standard">&lt;input <text:span text:style-name="T28">[id]="myId"</text:span> type="text" value="Codevolution"/&gt;<text:tab/><text:tab/><text:tab/>- <text:span text:style-name="T113">P</text:span><text:span text:style-name="T34">roperty binding Will <text:tab/><text:tab/><text:tab/><text:tab/><text:tab/><text:tab/><text:tab/><text:tab/><text:tab/><text:tab/>work</text:span></text:p>
      <text:p text:style-name="Standard">&lt;input [disabled]="<text:span text:style-name="T35">{{</text:span><text:span text:style-name="T28">false</text:span><text:span text:style-name="T35">}}</text:span>" type="text" value="Codevolution"/&gt;<text:tab/>- <text:span text:style-name="T113">I</text:span><text:span text:style-name="T34">nterpolation Will not <text:tab/><text:tab/><text:tab/><text:tab/><text:tab/><text:tab/><text:tab/><text:tab/><text:tab/><text:tab/>work</text:span></text:p>
      <text:p text:style-name="P149"><text:span text:style-name="T25">I</text:span><text:span text:style-name="T19">nside class : public myId = “testId”;</text:span></text:p>
      <text:p text:style-name="P150"><text:span text:style-name="T19">Instead of </text:span><text:span text:style-name="T26">[disabled] </text:span><text:span text:style-name="T19">we can use </text:span><text:span text:style-name="T26">bind-disabled </text:span><text:span text:style-name="T19">too with in tags. </text:span></text:p>
      <text:h text:style-name="P221" text:outline-level="2"><text:bookmark-start text:name="__RefHeading___Toc2547_1274661807"/><text:span text:style-name="T114">8</text:span>. <text:span text:style-name="T114">Class Binding</text:span>:<text:bookmark-end text:name="__RefHeading___Toc2547_1274661807"/></text:h>
      <text:p text:style-name="P96">@Component({</text:p>
      <text:p text:style-name="P96"><text:tab/>selector: 'app-test',</text:p>
      <text:p text:style-name="P96"><text:tab/>template: `</text:p>
      <text:p text:style-name="P96"><text:tab/><text:tab/>&lt;h2 <text:span text:style-name="T28">[class]</text:span>="textDanger"&gt;Ushanandhan M&lt;/h2&gt;</text:p>
      <text:p text:style-name="Standard"><text:tab/><text:tab/>&lt;h2 <text:span text:style-name="T28">[class.text-success]</text:span>="hasSuccess"&gt; Status &lt;/h2&gt;</text:p>
      <text:p text:style-name="Standard"><text:tab/><text:tab/><text:span text:style-name="T130">&lt;h2 </text:span><text:span text:style-name="T36">[ngClass]=”messageClasses”</text:span><text:span text:style-name="T130">&gt;Message Classes &lt;/h2&gt;</text:span></text:p>
      <text:p text:style-name="P96"><text:tab/>`,</text:p>
      <text:p text:style-name="P96"><text:tab/>styles: [<text:span text:style-name="T115">`</text:span></text:p>
      <text:p text:style-name="P102"><text:tab/><text:tab/></text:p>
      <text:p text:style-name="P96"><text:tab/><text:tab/>.text-danger{</text:p>
      <text:p text:style-name="Standard"><text:tab/><text:tab/><text:tab/>color:red;</text:p>
      <text:p text:style-name="Standard"><text:tab/><text:tab/>}</text:p>
      <text:p text:style-name="P96"><text:span text:style-name="T115"><text:tab/>`</text:span>]</text:p>
      <text:p text:style-name="P56">})</text:p>
      <text:p text:style-name="P56"/>
      <text:p text:style-name="Standard">export class TestComponent implements OnInit {</text:p>
      <text:p text:style-name="Standard">public textDanger="text-danger";<text:tab/><text:tab/>-<text:tab/><text:span text:style-name="T117">Class Binding...</text:span></text:p>
      <text:p text:style-name="P97">public hasSuccess=true;</text:p>
      <text:p text:style-name="P100"><text:span text:style-name="T123">p</text:span><text:span text:style-name="T122">ublic isSpecial = false;</text:span></text:p>
      <text:p text:style-name="P99">public messageClasses={</text:p>
      <text:p text:style-name="P99"><text:tab/>“text-success”:!this.hasError,</text:p>
      <text:p text:style-name="P99"><text:soft-page-break/><text:tab/>“text-danger”:this.hasError,</text:p>
      <text:p text:style-name="P99"><text:tab/>“text-special”:this.special</text:p>
      <text:p text:style-name="P99">}</text:p>
      <text:p text:style-name="P98"/>
      <text:h text:style-name="P222" text:outline-level="2"><text:bookmark-start text:name="__RefHeading___Toc2549_1274661807"/><text:span text:style-name="T125">9</text:span><text:span text:style-name="T123">. </text:span><text:span text:style-name="T125">Style</text:span><text:span text:style-name="T124"> Binding</text:span><text:span text:style-name="T123">:</text:span><text:bookmark-end text:name="__RefHeading___Toc2549_1274661807"/></text:h>
      <text:p text:style-name="P101">@Component({</text:p>
      <text:p text:style-name="P101"><text:tab/>selector: 'app-test',</text:p>
      <text:p text:style-name="P101"><text:tab/>template: `</text:p>
      <text:p text:style-name="P101"><text:tab/><text:tab/><text:span text:style-name="T130">&lt;h2 </text:span><text:span text:style-name="T36">[</text:span><text:span text:style-name="T37">style.class</text:span><text:span text:style-name="T36">]=”</text:span><text:span text:style-name="T37">hasError?red:green</text:span><text:span text:style-name="T36">”</text:span><text:span text:style-name="T130">&gt;Message Classes &lt;/h2&gt;</text:span></text:p>
      <text:p text:style-name="P101"><text:tab/>`,</text:p>
      <text:p text:style-name="P101"><text:tab/>styles: [<text:span text:style-name="T115">``</text:span>]</text:p>
      <text:p text:style-name="P57">})</text:p>
      <text:p text:style-name="P57"/>
      <text:p text:style-name="P57"/>
      <text:h text:style-name="P223" text:outline-level="2"><text:bookmark-start text:name="__RefHeading___Toc2582_747897609"/><text:span text:style-name="T127">10</text:span><text:span text:style-name="T123">. </text:span><text:span text:style-name="T126">Event</text:span><text:span text:style-name="T124"> Binding</text:span><text:span text:style-name="T123">:</text:span><text:bookmark-end text:name="__RefHeading___Toc2582_747897609"/></text:h>
      <text:p text:style-name="P103">@Component({</text:p>
      <text:p text:style-name="P103"><text:tab/>selector: 'app-test',</text:p>
      <text:p text:style-name="P103"><text:tab/>template: `</text:p>
      <text:p text:style-name="P103"><text:tab/><text:tab/>&lt;button <text:span text:style-name="T28">(click)=fireEvent(</text:span><text:span text:style-name="T38">event</text:span><text:span text:style-name="T28">)</text:span>&gt;Send Event&lt;/button&gt;</text:p>
      <text:p text:style-name="P103"/>
      <text:p text:style-name="P103"><text:tab/>`,</text:p>
      <text:p text:style-name="P103"><text:tab/>styles: [<text:span text:style-name="T115">``</text:span>]</text:p>
      <text:p text:style-name="P58">})</text:p>
      <text:p text:style-name="P61"/>
      <text:p text:style-name="P62">fireEvent(event){</text:p>
      <text:p text:style-name="P63"><text:tab/>console(event);<text:tab/><text:tab/>- <text:tab/><text:span text:style-name="T118">This event parameter will give us entire details from </text:span></text:p>
      <text:p text:style-name="P63"><text:span text:style-name="T132">}<text:tab/><text:tab/><text:tab/><text:tab/><text:tab/><text:tab/></text:span><text:span text:style-name="T119">where it is triggered. </text:span></text:p>
      <text:p text:style-name="P62"/>
      <text:p text:style-name="P62"/>
      <text:h text:style-name="P224" text:outline-level="2"><text:bookmark-start text:name="__RefHeading___Toc2584_747897609"/><text:span text:style-name="T127">1</text:span><text:span text:style-name="T128">1</text:span><text:span text:style-name="T123">. </text:span><text:span text:style-name="T128">Reference variable</text:span><text:span text:style-name="T123">:</text:span><text:bookmark-end text:name="__RefHeading___Toc2584_747897609"/></text:h>
      <text:p text:style-name="P104">@Component({</text:p>
      <text:p text:style-name="P104"><text:tab/>selector: 'app-test',</text:p>
      <text:p text:style-name="P104"><text:tab/>template: `</text:p>
      <text:p text:style-name="P104"><text:tab/><text:tab/><text:span text:style-name="T133">&lt;input </text:span><text:span text:style-name="T39">#myText</text:span><text:span text:style-name="T133"> <text:s/>type=’text’&gt;<text:tab/>-<text:tab/></text:span><text:span text:style-name="T120">Reference variable.</text:span></text:p>
      <text:p text:style-name="P104"><text:tab/><text:tab/>&lt;button <text:span text:style-name="T105">(click)=fireEvent(</text:span><text:span text:style-name="T39">myText.value</text:span><text:span text:style-name="T105">)</text:span>&gt;Send Event&lt;/button&gt;</text:p>
      <text:p text:style-name="P104"/>
      <text:p text:style-name="P104"><text:tab/>`,</text:p>
      <text:p text:style-name="P104"><text:tab/>styles: [<text:span text:style-name="T115">``</text:span>]</text:p>
      <text:p text:style-name="P59">})</text:p>
      <text:p text:style-name="P64"/>
      <text:p text:style-name="P64">fireEvent(<text:span text:style-name="T133">value</text:span>){</text:p>
      <text:p text:style-name="P64"><text:tab/>console(<text:span text:style-name="T133">value</text:span>);<text:tab/><text:tab/></text:p>
      <text:p text:style-name="P66">}<text:tab/></text:p>
      <text:p text:style-name="P64"/>
      <text:h text:style-name="P225" text:outline-level="2"><text:bookmark-start text:name="__RefHeading___Toc2586_747897609"/><text:soft-page-break/><text:span text:style-name="T127">1</text:span><text:span text:style-name="T129">2</text:span><text:span text:style-name="T123">. </text:span><text:span text:style-name="T129">Two way Binding</text:span><text:span text:style-name="T123">:</text:span><text:bookmark-end text:name="__RefHeading___Toc2586_747897609"/></text:h>
      <text:p text:style-name="P105">@Component({</text:p>
      <text:p text:style-name="P105"><text:tab/>selector: 'app-test',</text:p>
      <text:p text:style-name="P105"><text:tab/>template: `</text:p>
      <text:p text:style-name="P105"><text:tab/><text:tab/><text:span text:style-name="T133">&lt;input </text:span><text:span text:style-name="T39">[(ngModel)]</text:span><text:span text:style-name="T133">=’name’ type=’text’&gt;<text:tab/>-<text:tab/></text:span></text:p>
      <text:p text:style-name="P105"><text:tab/><text:tab/><text:span text:style-name="T134">{{name}}</text:span></text:p>
      <text:p text:style-name="P105"/>
      <text:p text:style-name="P105"><text:tab/>`,</text:p>
      <text:p text:style-name="P105"><text:tab/>styles: [<text:span text:style-name="T115">``</text:span>]</text:p>
      <text:p text:style-name="P60">})</text:p>
      <text:p text:style-name="P60"/>
      <text:p text:style-name="P65">lets have <text:span text:style-name="T28">name</text:span> property in the clas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1" svg:font-family="monospace"/>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USHANANDHAN NOT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8T11:10:07.634334271</meta:creation-date>
    <dc:date>2019-06-18T07:24:15.870670946</dc:date>
    <meta:editing-duration>P2DT4H2M53S</meta:editing-duration>
    <meta:editing-cycles>198</meta:editing-cycles>
    <meta:generator>LibreOffice/6.0.7.3$Linux_X86_64 LibreOffice_project/00m0$Build-3</meta:generator>
    <meta:document-statistic meta:table-count="2" meta:image-count="7" meta:object-count="0" meta:page-count="25" meta:paragraph-count="772" meta:word-count="3687" meta:character-count="30104" meta:non-whitespace-character-count="26472"/>
  </office:meta>
</office:document-meta>
</file>